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BF0E61219.jpg" manifest:media-type="image/jpeg"/>
  <manifest:file-entry manifest:full-path="Pictures/10000000000000280000001B125DE60D.jpg" manifest:media-type="image/jpeg"/>
  <manifest:file-entry manifest:full-path="Pictures/10000000000000280000001A91400F0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27in" style:page-number="auto"/>
      <style:text-properties fo:font-size="7.65000009536743pt" style:font-size-asian="7.65000009536743pt" style:font-size-complex="7.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3" style:family="paragraph" style:parent-style-name="Body_20_text_20__28_3_29_" style:master-page-name="">
      <style:paragraph-properties fo:margin-left="0in" fo:margin-right="0in" fo:margin-top="0in" fo:margin-bottom="0in" loext:contextual-spacing="false" fo:line-height="0.0866in" fo:text-align="justify" style:justify-single-word="false" fo:text-indent="0in" style:auto-text-indent="false" style:page-number="auto"/>
    </style:style>
    <style:style style:name="P24" style:family="paragraph" style:parent-style-name="Body_20_text_20__28_3_29_" style:master-page-name="">
      <style:paragraph-properties fo:margin-left="0in" fo:margin-right="0in" fo:margin-top="0in" fo:margin-bottom="0in" loext:contextual-spacing="false" fo:line-height="0.0866in" fo:text-align="end" style:justify-single-word="false" fo:text-indent="0in" style:auto-text-indent="false" style:page-number="auto"/>
    </style:style>
    <style:style style:name="P25" style:family="paragraph" style:parent-style-name="Body_20_text_20__28_3_29_" style:master-page-name="">
      <style:paragraph-properties fo:margin-left="0in" fo:margin-right="0in" fo:margin-top="0in" fo:margin-bottom="0in" loext:contextual-spacing="false" fo:line-height="0.111in" fo:text-align="end" style:justify-single-word="false" fo:text-indent="0in" style:auto-text-indent="false" style:page-number="auto"/>
    </style:style>
    <style:style style:name="P26" style:family="paragraph" style:parent-style-name="Body_20_text_20__28_3_29_" style:master-page-name="">
      <style:paragraph-properties fo:margin-left="0in" fo:margin-right="0in" fo:margin-top="0in" fo:margin-bottom="0in" loext:contextual-spacing="false" fo:line-height="0.0835in" fo:text-align="end" style:justify-single-word="false" fo:text-indent="0in" style:auto-text-indent="false" style:page-number="auto"/>
    </style:style>
    <style:style style:name="P27" style:family="paragraph" style:parent-style-name="Body_20_text_20__28_3_29_" style:master-page-name="">
      <style:paragraph-properties fo:margin-left="0in" fo:margin-right="0in" fo:margin-top="0in" fo:margin-bottom="0in" loext:contextual-spacing="false" fo:line-height="0.0902in" fo:text-align="start" style:justify-single-word="false" fo:text-indent="0in" style:auto-text-indent="false" style:page-number="auto"/>
    </style:style>
    <style:style style:name="P28" style:family="paragraph" style:parent-style-name="Body_20_text_20__28_5_29_" style:master-page-name="">
      <style:paragraph-properties fo:margin-left="0in" fo:margin-right="0in" fo:margin-top="0in" fo:margin-bottom="0in" loext:contextual-spacing="false" fo:line-height="0.111in" fo:text-align="start" style:justify-single-word="false" fo:text-indent="0in" style:auto-text-indent="false" style:page-number="auto"/>
    </style:style>
    <style:style style:name="P29" style:family="paragraph" style:parent-style-name="Body_20_text_20__28_5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0791in" loext:contextual-spacing="false" fo:line-height="0.1299in" fo:text-align="start"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0736in" loext:contextual-spacing="false" fo:text-align="start" style:justify-single-word="false" fo:text-indent="0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35" style:family="paragraph" style:parent-style-name="Body_20_text_20__28_3_29_" style:master-page-name="">
      <style:paragraph-properties fo:margin-left="0in" fo:margin-right="0in" fo:margin-top="0in" fo:margin-bottom="0in" loext:contextual-spacing="false" fo:line-height="0.111in" fo:text-align="start" style:justify-single-word="false" fo:text-indent="0.139in" style:auto-text-indent="false" style:page-number="auto"/>
    </style:style>
    <style:style style:name="P36"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40" style:family="paragraph" style:parent-style-name="Body_20_text_20__28_3_29_" style:master-page-name="">
      <style:paragraph-properties fo:margin-left="0in" fo:margin-right="0in" fo:margin-top="0in" fo:margin-bottom="0in" loext:contextual-spacing="false" fo:line-height="0.0835in" fo:text-align="justify" style:justify-single-word="false" fo:text-indent="0.1528in" style:auto-text-indent="false" style:page-number="auto"/>
    </style:style>
    <style:style style:name="P41" style:family="paragraph" style:parent-style-name="Body_20_text_20__28_3_29_" style:master-page-name="">
      <style:paragraph-properties fo:margin-left="0in" fo:margin-right="0in" fo:margin-top="0in" fo:margin-bottom="0in" loext:contextual-spacing="false" fo:line-height="0.111in" fo:text-align="start" style:justify-single-word="false" fo:text-indent="0.1528in" style:auto-text-indent="false" style:page-number="auto"/>
    </style:style>
    <style:style style:name="P42" style:family="paragraph" style:parent-style-name="Body_20_text_20__28_3_29_" style:master-page-name="">
      <style:paragraph-properties fo:margin-left="0in" fo:margin-right="0in" fo:margin-top="0in" fo:margin-bottom="0in" loext:contextual-spacing="false" fo:line-height="0.0866in" fo:text-align="start" style:justify-single-word="false" fo:text-indent="0.1528in" style:auto-text-indent="false" style:page-number="auto"/>
    </style:style>
    <style:style style:name="P43" style:family="paragraph" style:parent-style-name="Body_20_text_20__28_3_29_" style:master-page-name="">
      <style:paragraph-properties fo:margin-left="0in" fo:margin-right="0in" fo:margin-top="0in" fo:margin-bottom="0in" loext:contextual-spacing="false" fo:line-height="0.0866in" fo:text-align="justify" style:justify-single-word="false" fo:text-indent="0.1528in" style:auto-text-indent="false" style:page-number="auto"/>
    </style:style>
    <style:style style:name="P44" style:family="paragraph" style:parent-style-name="Body_20_text_20__28_5_29_" style:master-page-name="">
      <style:paragraph-properties fo:margin-left="0in" fo:margin-right="0in" fo:margin-top="0in" fo:margin-bottom="0in" loext:contextual-spacing="false" fo:line-height="0.0902in" fo:text-align="start" style:justify-single-word="false" fo:text-indent="0.1528in" style:auto-text-indent="false" style:page-number="auto"/>
    </style:style>
    <style:style style:name="P45" style:family="paragraph" style:parent-style-name="Body_20_text_20__28_3_29_" style:master-page-name="">
      <style:paragraph-properties fo:margin-left="0in" fo:margin-right="0in" fo:margin-top="0in" fo:margin-bottom="0in" loext:contextual-spacing="false" fo:line-height="0.0902in" fo:text-align="start" style:justify-single-word="false" fo:text-indent="0.1528in" style:auto-text-indent="false" style:page-number="auto" fo:break-after="page"/>
    </style:style>
    <style:style style:name="P46" style:family="paragraph" style:parent-style-name="Body_20_text_20__28_2_29_" style:master-page-name="">
      <style:paragraph-properties fo:margin-left="0in" fo:margin-right="0in" fo:margin-top="0in" fo:margin-bottom="0.0736in" loext:contextual-spacing="false" fo:text-align="start" style:justify-single-word="false" fo:text-indent="0.1528in" style:auto-text-indent="false" style:page-number="auto"/>
    </style:style>
    <style:style style:name="P47" style:family="paragraph" style:parent-style-name="Body_20_text_20__28_2_29_" style:master-page-name="">
      <style:paragraph-properties fo:margin-left="0in" fo:margin-right="0in" fo:margin-top="0in" fo:margin-bottom="0.0736in" loext:contextual-spacing="false" fo:line-height="0.1299in" fo:text-align="start" style:justify-single-word="false" fo:text-indent="0.1528in" style:auto-text-indent="false" style:page-number="auto"/>
    </style:style>
    <style:style style:name="P48" style:family="paragraph" style:parent-style-name="Body_20_text_20__28_2_29_" style:master-page-name="">
      <style:paragraph-properties fo:margin-left="0in" fo:margin-right="0in" fo:margin-top="0in" fo:margin-bottom="0.0543in" loext:contextual-spacing="false" fo:text-align="start" style:justify-single-word="false" fo:text-indent="0.1528in" style:auto-text-indent="false" style:page-number="auto"/>
    </style:style>
    <style:style style:name="P49" style:family="paragraph" style:parent-style-name="Body_20_text_20__28_2_29_"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style>
    <style:style style:name="P50"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5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52"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5in"/>
        </style:tab-stops>
      </style:paragraph-properties>
    </style:style>
    <style:style style:name="P53" style:family="paragraph" style:parent-style-name="Body_20_text_20__28_3_29_" style:master-page-name="">
      <style:paragraph-properties fo:margin-left="0.1945in" fo:margin-right="0in" fo:margin-top="0in" fo:margin-bottom="0in" loext:contextual-spacing="false" fo:line-height="0.0866in" fo:text-align="justify" style:justify-single-word="false" fo:text-indent="-0.1945in" style:auto-text-indent="false" style:page-number="auto"/>
    </style:style>
    <style:style style:name="P54" style:family="paragraph" style:parent-style-name="Body_20_text_20__28_3_29_" style:master-page-name="">
      <style:paragraph-properties fo:margin-left="0.1945in" fo:margin-right="0in" fo:margin-top="0in" fo:margin-bottom="0in" loext:contextual-spacing="false" fo:line-height="0.111in" fo:text-align="justify" style:justify-single-word="false" fo:text-indent="-0.1945in" style:auto-text-indent="false" style:page-number="auto"/>
    </style:style>
    <style:style style:name="P55" style:family="paragraph" style:parent-style-name="Body_20_text_20__28_3_29_" style:master-page-name="">
      <style:paragraph-properties fo:margin-left="0.1945in" fo:margin-right="0in" fo:margin-top="0in" fo:margin-bottom="0in" loext:contextual-spacing="false" fo:line-height="0.0835in" fo:text-align="justify" style:justify-single-word="false" fo:text-indent="-0.1945in" style:auto-text-indent="false" style:page-number="auto"/>
    </style:style>
    <style:style style:name="P56" style:family="paragraph" style:parent-style-name="Body_20_text_20__28_5_29_" style:master-page-name="">
      <style:paragraph-properties fo:margin-left="0.1945in" fo:margin-right="0in" fo:margin-top="0in" fo:margin-bottom="0in" loext:contextual-spacing="false" fo:text-indent="-0.1945in" style:auto-text-indent="false" style:page-number="auto"/>
    </style:style>
    <style:style style:name="P57" style:family="paragraph" style:parent-style-name="Body_20_text_20__28_7_29_" style:master-page-name="">
      <style:paragraph-properties fo:margin-left="0.1945in" fo:margin-right="0in" fo:margin-top="0in" fo:margin-bottom="0in" loext:contextual-spacing="false" fo:text-indent="-0.1945in" style:auto-text-indent="false" style:page-number="auto"/>
    </style:style>
    <style:style style:name="P58" style:family="paragraph" style:parent-style-name="Body_20_text_20__28_3_29_" style:master-page-name="">
      <style:paragraph-properties fo:margin-left="0.1807in" fo:margin-right="0in" fo:margin-top="0in" fo:margin-bottom="0in" loext:contextual-spacing="false" fo:line-height="0.0902in" fo:text-align="justify" style:justify-single-word="false" fo:text-indent="-0.1807in" style:auto-text-indent="false" style:page-number="auto"/>
    </style:style>
    <style:style style:name="P59" style:family="paragraph" style:parent-style-name="Body_20_text_20__28_3_29_" style:master-page-name="">
      <style:paragraph-properties fo:margin-left="0.1807in" fo:margin-right="0in" fo:margin-top="0in" fo:margin-bottom="0in" loext:contextual-spacing="false" fo:line-height="0.111in" fo:text-align="justify" style:justify-single-word="false" fo:text-indent="-0.1807in" style:auto-text-indent="false" style:page-number="auto"/>
    </style:style>
    <style:style style:name="P60"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61" style:family="paragraph" style:parent-style-name="Body_20_text_20__28_2_29_" style:master-page-name="">
      <style:paragraph-properties fo:margin-left="0.1528in" fo:margin-right="0in" fo:margin-top="0in" fo:margin-bottom="0in" loext:contextual-spacing="false" fo:text-align="start" style:justify-single-word="false" fo:text-indent="0.111in" style:auto-text-indent="false" style:page-number="auto"/>
    </style:style>
    <style:style style:name="P62"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63"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64"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65" style:family="paragraph" style:parent-style-name="Body_20_text_20__28_3_29_" style:master-page-name="">
      <style:paragraph-properties fo:margin-left="0.1807in" fo:margin-right="0in" fo:margin-top="0in" fo:margin-bottom="0in" loext:contextual-spacing="false" fo:line-height="0.0902in" fo:text-align="justify" style:justify-single-word="false" fo:text-indent="0in" style:auto-text-indent="false" style:page-number="auto"/>
    </style:style>
    <style:style style:name="P66"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67" style:family="paragraph" style:parent-style-name="Body_20_text_20__28_2_29_" style:master-page-name="">
      <style:paragraph-properties fo:margin-left="0.1945in" fo:margin-right="0in" fo:margin-top="0in" fo:margin-bottom="0in" loext:contextual-spacing="false" fo:line-height="0.1299in" fo:text-align="justify" style:justify-single-word="false" fo:text-indent="0in" style:auto-text-indent="false" style:page-number="auto"/>
    </style:style>
    <style:style style:name="P68" style:family="paragraph" style:parent-style-name="Body_20_text_20__28_2_29_" style:master-page-name="">
      <style:paragraph-properties fo:margin-left="0.1945in" fo:margin-right="0in" fo:margin-top="0in" fo:margin-bottom="0in" loext:contextual-spacing="false" fo:line-height="0.1299in" fo:text-align="start" style:justify-single-word="false" fo:text-indent="0in" style:auto-text-indent="false" style:page-number="auto"/>
    </style:style>
    <style:style style:name="P69"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70" style:family="paragraph" style:parent-style-name="Body_20_text_20__28_3_29_" style:master-page-name="">
      <style:paragraph-properties fo:margin-left="0.1945in" fo:margin-right="0in" fo:margin-top="0in" fo:margin-bottom="0in" loext:contextual-spacing="false" fo:line-height="0.111in" fo:text-align="justify" style:justify-single-word="false" fo:text-indent="0in" style:auto-text-indent="false" style:page-number="auto"/>
    </style:style>
    <style:style style:name="P71" style:family="paragraph" style:parent-style-name="Body_20_text_20__28_3_29_" style:master-page-name="">
      <style:paragraph-properties fo:margin-left="0.1945in" fo:margin-right="0in" fo:margin-top="0in" fo:margin-bottom="0in" loext:contextual-spacing="false" fo:line-height="0.0866in" fo:text-align="justify" style:justify-single-word="false" fo:text-indent="0in" style:auto-text-indent="false" style:page-number="auto"/>
    </style:style>
    <style:style style:name="P72" style:family="paragraph" style:parent-style-name="Body_20_text_20__28_4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73"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4" style:family="paragraph" style:parent-style-name="Body_20_text_20__28_4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75" style:family="paragraph" style:parent-style-name="Body_20_text_20__28_9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76" style:family="paragraph" style:parent-style-name="Body_20_text_20__28_4_29_" style:master-page-name="">
      <style:paragraph-properties fo:margin-left="0.2638in" fo:margin-right="0in" fo:margin-top="0in" fo:margin-bottom="0in" loext:contextual-spacing="false" fo:line-height="0.1299in" fo:text-align="start" style:justify-single-word="false" fo:text-indent="-0.111in" style:auto-text-indent="false" style:page-number="auto"/>
    </style:style>
    <style:style style:name="P77"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in" style:auto-text-indent="false" style:page-number="auto"/>
    </style:style>
    <style:style style:name="P78"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79" style:family="paragraph" style:parent-style-name="Body_20_text_20__28_9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80" style:family="paragraph" style:parent-style-name="Body_20_text_20__28_4_29_" style:master-page-name="">
      <style:paragraph-properties fo:margin-left="0.389in" fo:margin-right="0.1945in" fo:margin-top="0in" fo:margin-bottom="0in" loext:contextual-spacing="false" fo:text-align="justify" style:justify-single-word="false" fo:text-indent="-0.2362in" style:auto-text-indent="false" style:page-number="auto"/>
    </style:style>
    <style:style style:name="P81"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82"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83" style:family="paragraph" style:parent-style-name="Body_20_text_20__28_3_29_" style:master-page-name="">
      <style:paragraph-properties fo:margin-left="0in" fo:margin-right="0in" fo:margin-top="0in" fo:margin-bottom="0in" loext:contextual-spacing="false" fo:line-height="0.0866in" fo:text-align="justify" style:justify-single-word="false" fo:text-indent="0.1665in" style:auto-text-indent="false" style:page-number="auto"/>
    </style:style>
    <style:style style:name="P84" style:family="paragraph" style:parent-style-name="Body_20_text_20__28_5_29_" style:master-page-name="">
      <style:paragraph-properties fo:margin-left="0in" fo:margin-right="0in" fo:margin-top="0in" fo:margin-bottom="0in" loext:contextual-spacing="false" fo:text-indent="0.1665in" style:auto-text-indent="false" style:page-number="auto"/>
    </style:style>
    <style:style style:name="P85" style:family="paragraph" style:parent-style-name="Body_20_text_20__28_4_29_" style:master-page-name="">
      <style:paragraph-properties fo:margin-left="0.528in" fo:margin-right="0in" fo:margin-top="0in" fo:margin-bottom="0in" loext:contextual-spacing="false" fo:line-height="0.1299in" fo:text-align="start" style:justify-single-word="false" fo:text-indent="-0.111in" style:auto-text-indent="false" style:page-number="auto"/>
    </style:style>
    <style:style style:name="P86" style:family="paragraph" style:parent-style-name="Body_20_text_20__28_3_29_" style:master-page-name="">
      <style:paragraph-properties fo:margin-left="0in" fo:margin-right="0in" fo:margin-top="0in" fo:margin-bottom="0in" loext:contextual-spacing="false" fo:line-height="0.0866in" fo:text-align="justify" style:justify-single-word="false" fo:text-indent="0.2083in" style:auto-text-indent="false" style:page-number="auto"/>
    </style:style>
    <style:style style:name="P87" style:family="paragraph" style:parent-style-name="Body_20_text_20__28_3_29_" style:master-page-name="">
      <style:paragraph-properties fo:margin-left="0in" fo:margin-right="0in" fo:margin-top="0in" fo:margin-bottom="0in" loext:contextual-spacing="false" fo:line-height="0.0835in" fo:text-align="justify" style:justify-single-word="false" fo:text-indent="0.2083in" style:auto-text-indent="false" style:page-number="auto"/>
    </style:style>
    <style:style style:name="P88" style:family="paragraph" style:parent-style-name="Body_20_text_20__28_3_29_" style:master-page-name="">
      <style:paragraph-properties fo:margin-left="0in" fo:margin-right="0in" fo:margin-top="0in" fo:margin-bottom="0in" loext:contextual-spacing="false" fo:line-height="0.0866in" fo:text-align="start" style:justify-single-word="false" fo:text-indent="0.1945in" style:auto-text-indent="false" style:page-number="auto"/>
    </style:style>
    <style:style style:name="P89" style:family="paragraph" style:parent-style-name="Body_20_text_20__28_3_29_" style:master-page-name="">
      <style:paragraph-properties fo:margin-left="0in" fo:margin-right="0in" fo:margin-top="0in" fo:margin-bottom="0in" loext:contextual-spacing="false" fo:line-height="0.0866in" fo:text-align="justify" style:justify-single-word="false" fo:text-indent="0.1945in" style:auto-text-indent="false" style:page-number="auto"/>
    </style:style>
    <style:style style:name="P90" style:family="paragraph" style:parent-style-name="Body_20_text_20__28_3_29_" style:master-page-name="">
      <style:paragraph-properties fo:margin-left="0in" fo:margin-right="0in" fo:margin-top="0in" fo:margin-bottom="0in" loext:contextual-spacing="false" fo:line-height="0.0902in" fo:text-align="justify" style:justify-single-word="false" fo:text-indent="0.1945in" style:auto-text-indent="false" style:page-number="auto"/>
    </style:style>
    <style:style style:name="P91"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92" style:family="paragraph" style:parent-style-name="Body_20_text_20__28_9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93" style:family="paragraph" style:parent-style-name="Footnote"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94" style:family="paragraph" style:parent-style-name="Body_20_text_20__28_4_29_" style:master-page-name="">
      <style:paragraph-properties fo:margin-left="0.25in" fo:margin-right="0in" fo:margin-top="0in" fo:margin-bottom="0in" loext:contextual-spacing="false" fo:text-align="start" style:justify-single-word="false" fo:text-indent="-0.0972in" style:auto-text-indent="false" style:page-number="auto"/>
    </style:style>
    <style:style style:name="P95"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96" style:family="paragraph" style:parent-style-name="Body_20_text_20__28_8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97" style:family="paragraph" style:parent-style-name="Body_20_text_20__28_2_29_" style:master-page-name="">
      <style:paragraph-properties fo:margin-left="0.4165in" fo:margin-right="0.25in" fo:margin-top="0in" fo:margin-bottom="0in" loext:contextual-spacing="false" fo:line-height="0.1299in" fo:text-align="start" style:justify-single-word="false" fo:text-indent="0.111in" style:auto-text-indent="false" style:page-number="auto"/>
    </style:style>
    <style:style style:name="P98" style:family="paragraph" style:parent-style-name="Body_20_text_20__28_5_29_" style:list-style-name="L20" style:master-page-name="">
      <style:paragraph-properties fo:margin-left="0.1945in" fo:margin-right="0in" fo:margin-top="0in" fo:margin-bottom="0in" loext:contextual-spacing="false" fo:line-height="0.0835in" fo:text-indent="-0.1945in" style:auto-text-indent="false" style:page-number="auto">
        <style:tab-stops>
          <style:tab-stop style:position="0.0028in"/>
        </style:tab-stops>
      </style:paragraph-properties>
    </style:style>
    <style:style style:name="P99" style:family="paragraph" style:parent-style-name="Body_20_text_20__28_4_29_" style:list-style-name="L2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9in"/>
        </style:tab-stops>
      </style:paragraph-properties>
    </style:style>
    <style:style style:name="P100" style:family="paragraph" style:parent-style-name="Heading_20__23_1" style:master-page-name="">
      <style:paragraph-properties fo:margin-left="0in" fo:margin-right="0.0138in" fo:margin-top="0in" fo:margin-bottom="0in" loext:contextual-spacing="false" fo:line-height="0.1665in" fo:keep-together="always" fo:text-indent="0in" style:auto-text-indent="false" style:page-number="auto" fo:keep-with-next="always"/>
    </style:style>
    <style:style style:name="P101" style:family="paragraph" style:parent-style-name="Body_20_text_20__28_9_29_" style:list-style-name="L23" style:master-page-name="">
      <style:paragraph-properties fo:margin-left="0.3055in" fo:margin-right="0in" fo:margin-top="0in" fo:margin-bottom="0in" loext:contextual-spacing="false" fo:text-align="start" style:justify-single-word="false" fo:text-indent="-0.3055in" style:auto-text-indent="false" style:page-number="auto">
        <style:tab-stops>
          <style:tab-stop style:position="-0.0398in"/>
        </style:tab-stops>
      </style:paragraph-properties>
    </style:style>
    <style:style style:name="P102" style:family="paragraph" style:parent-style-name="Body_20_text_20__28_3_29_" style:master-page-name="PageStyle0">
      <style:paragraph-properties fo:margin-left="0in" fo:margin-right="0.0138in" fo:margin-top="0in" fo:margin-bottom="0.0516in" loext:contextual-spacing="false" fo:line-height="0.111in" fo:text-indent="0in" style:auto-text-indent="false" style:page-number="1"/>
    </style:style>
    <style:style style:name="P103"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5in"/>
        </style:tab-stops>
      </style:paragraph-properties>
    </style:style>
    <style:style style:name="P104"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05"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06"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07"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08"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09"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0"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1"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3"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1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15"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16"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7"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8"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9"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1"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2"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3"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4"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5"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6"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128"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129"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30"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1"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2"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3"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5"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6"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7"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22in"/>
        </style:tab-stops>
      </style:paragraph-properties>
    </style:style>
    <style:style style:name="P138"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9"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40"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4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42"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43"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17in"/>
        </style:tab-stops>
      </style:paragraph-properties>
    </style:style>
    <style:style style:name="P14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17in"/>
        </style:tab-stops>
      </style:paragraph-properties>
    </style:style>
    <style:style style:name="P145"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6"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7"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8"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9"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0"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1"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2"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3"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4"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5"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82in"/>
        </style:tab-stops>
      </style:paragraph-properties>
    </style:style>
    <style:style style:name="P156"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57"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58"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159" style:family="paragraph" style:parent-style-name="Body_20_text_20__28_2_29_" style:list-style-name="L1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160" style:family="paragraph" style:parent-style-name="Body_20_text_20__28_2_29_" style:list-style-name="L20"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161" style:family="paragraph" style:parent-style-name="Body_20_text_20__28_2_29_" style:list-style-name="L2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162" style:family="paragraph" style:parent-style-name="Body_20_text_20__28_2_29_" style:list-style-name="L1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9in"/>
        </style:tab-stops>
      </style:paragraph-properties>
    </style:style>
    <style:style style:name="P163" style:family="paragraph" style:parent-style-name="Body_20_text_20__28_2_29_" style:list-style-name="L2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9in"/>
        </style:tab-stops>
      </style:paragraph-properties>
    </style:style>
    <style:style style:name="P164" style:family="paragraph" style:parent-style-name="Body_20_text_20__28_2_29_" style:list-style-name="L1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65" style:family="paragraph" style:parent-style-name="Body_20_text_20__28_2_29_" style:list-style-name="L1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66" style:family="paragraph" style:parent-style-name="Body_20_text_20__28_2_29_" style:list-style-name="L17"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67" style:family="paragraph" style:parent-style-name="Body_20_text_20__28_2_29_" style:list-style-name="L14"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68" style:family="paragraph" style:parent-style-name="Body_20_text_20__28_2_29_" style:list-style-name="L21"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69" style:family="paragraph" style:parent-style-name="Body_20_text_20__28_2_29_" style:list-style-name="L2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70" style:family="paragraph" style:parent-style-name="Body_20_text_20__28_2_29_" style:list-style-name="L2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71" style:family="paragraph" style:parent-style-name="Body_20_text_20__28_2_29_" style:list-style-name="L1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26in"/>
        </style:tab-stops>
      </style:paragraph-properties>
    </style:style>
    <style:style style:name="P172" style:family="paragraph" style:parent-style-name="Body_20_text_20__28_2_29_" style:list-style-name="L17"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26in"/>
        </style:tab-stops>
      </style:paragraph-properties>
    </style:style>
    <style:style style:name="P173" style:family="paragraph" style:parent-style-name="Body_20_text_20__28_2_29_" style:list-style-name="L24"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26in"/>
        </style:tab-stops>
      </style:paragraph-properties>
    </style:style>
    <style:style style:name="P174" style:family="paragraph" style:parent-style-name="Body_20_text_20__28_2_29_" style:list-style-name="L1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75" style:family="paragraph" style:parent-style-name="Body_20_text_20__28_2_29_" style:list-style-name="L17"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76" style:family="paragraph" style:parent-style-name="Body_20_text_20__28_2_29_" style:list-style-name="L21"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77" style:family="paragraph" style:parent-style-name="Body_20_text_20__28_2_29_" style:list-style-name="L2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78" style:family="paragraph" style:parent-style-name="Body_20_text_20__28_2_29_" style:list-style-name="L2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79" style:family="paragraph" style:parent-style-name="Body_20_text_20__28_2_29_" style:list-style-name="L14"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19in"/>
        </style:tab-stops>
      </style:paragraph-properties>
    </style:style>
    <style:style style:name="P180" style:family="paragraph" style:parent-style-name="Body_20_text_20__28_2_29_" style:list-style-name="L20"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362in"/>
        </style:tab-stops>
      </style:paragraph-properties>
    </style:style>
    <style:style style:name="P181" style:family="paragraph" style:parent-style-name="Body_20_text_20__28_2_29_" style:list-style-name="L20"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701in"/>
        </style:tab-stops>
      </style:paragraph-properties>
    </style:style>
    <style:style style:name="P182" style:family="paragraph" style:parent-style-name="Body_20_text_20__28_2_29_" style:list-style-name="L2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228in"/>
        </style:tab-stops>
      </style:paragraph-properties>
    </style:style>
    <style:style style:name="P183" style:family="paragraph" style:parent-style-name="Body_20_text_20__28_2_29_" style:list-style-name="L2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07in"/>
        </style:tab-stops>
      </style:paragraph-properties>
    </style:style>
    <style:style style:name="P184" style:family="paragraph" style:parent-style-name="Body_20_text_20__28_2_29_" style:list-style-name="L2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185" style:family="paragraph" style:parent-style-name="Body_20_text_20__28_2_29_" style:list-style-name="L15"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193in"/>
        </style:tab-stops>
      </style:paragraph-properties>
    </style:style>
    <style:style style:name="P186"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87"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88"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89" style:family="paragraph" style:parent-style-name="Body_20_text_20__28_2_29_" style:list-style-name="L3" style:master-page-name="PageStyle1">
      <style:paragraph-properties fo:margin-left="0.1945in" fo:margin-right="0in" fo:margin-top="0in" fo:margin-bottom="0in" loext:contextual-spacing="false" fo:text-align="justify" style:justify-single-word="false" fo:text-indent="-0.1945in" style:auto-text-indent="false" style:page-number="114">
        <style:tab-stops>
          <style:tab-stop style:position="0.0126in"/>
        </style:tab-stops>
      </style:paragraph-properties>
    </style:style>
    <style:style style:name="P190" style:family="paragraph" style:parent-style-name="Body_20_text_20__28_2_29_" style:list-style-name="L22" style:master-page-name="PageStyle12">
      <style:paragraph-properties fo:margin-left="0.1945in" fo:margin-right="0in" fo:margin-top="0in" fo:margin-bottom="0in" loext:contextual-spacing="false" fo:text-align="justify" style:justify-single-word="false" fo:text-indent="-0.1945in" style:auto-text-indent="false" style:page-number="20">
        <style:tab-stops>
          <style:tab-stop style:position="-0.0362in"/>
        </style:tab-stops>
      </style:paragraph-properties>
    </style:style>
    <style:style style:name="P191" style:family="paragraph" style:parent-style-name="Body_20_text_20__28_2_29_" style:list-style-name="L27" style:master-page-name="PageStyle14">
      <style:paragraph-properties fo:margin-left="0.1945in" fo:margin-right="0in" fo:margin-top="0in" fo:margin-bottom="0in" loext:contextual-spacing="false" fo:text-align="justify" style:justify-single-word="false" fo:text-indent="-0.1945in" style:auto-text-indent="false" style:page-number="134">
        <style:tab-stops>
          <style:tab-stop style:position="0.0063in"/>
        </style:tab-stops>
      </style:paragraph-properties>
    </style:style>
    <style:style style:name="P192" style:family="paragraph" style:parent-style-name="Body_20_text_20__28_2_29_" style:list-style-name="L34" style:master-page-name="PageStyle17">
      <style:paragraph-properties fo:margin-left="0.1945in" fo:margin-right="0in" fo:margin-top="0in" fo:margin-bottom="0in" loext:contextual-spacing="false" fo:text-align="justify" style:justify-single-word="false" fo:text-indent="-0.1945in" style:auto-text-indent="false" style:page-number="27">
        <style:tab-stops>
          <style:tab-stop style:position="0.0957in"/>
        </style:tab-stops>
      </style:paragraph-properties>
    </style:style>
    <style:style style:name="P193" style:family="paragraph" style:parent-style-name="Body_20_text_20__28_2_29_" style:list-style-name="L28" style:master-page-name="PageStyle18">
      <style:paragraph-properties fo:margin-left="0.1945in" fo:margin-right="0in" fo:margin-top="0in" fo:margin-bottom="0in" loext:contextual-spacing="false" fo:text-align="justify" style:justify-single-word="false" fo:text-indent="-0.1945in" style:auto-text-indent="false" style:page-number="140">
        <style:tab-stops>
          <style:tab-stop style:position="0.089in"/>
        </style:tab-stops>
      </style:paragraph-properties>
    </style:style>
    <style:style style:name="P194" style:family="paragraph" style:parent-style-name="Body_20_text_20__28_2_29_" style:list-style-name="L38" style:master-page-name="PageStyle21">
      <style:paragraph-properties fo:margin-left="0.1945in" fo:margin-right="0in" fo:margin-top="0in" fo:margin-bottom="0in" loext:contextual-spacing="false" fo:text-align="justify" style:justify-single-word="false" fo:text-indent="-0.1945in" style:auto-text-indent="false" style:page-number="143">
        <style:tab-stops>
          <style:tab-stop style:position="0.0063in"/>
        </style:tab-stops>
      </style:paragraph-properties>
    </style:style>
    <style:style style:name="P195" style:family="paragraph" style:parent-style-name="Body_20_text_20__28_2_29_" style:list-style-name="L7" style:master-page-name="">
      <style:paragraph-properties fo:margin-left="0.1945in" fo:margin-right="0in" fo:margin-top="0in" fo:margin-bottom="0.0736in" loext:contextual-spacing="false" fo:text-align="justify" style:justify-single-word="false" fo:text-indent="-0.1945in" style:auto-text-indent="false" style:page-number="auto">
        <style:tab-stops>
          <style:tab-stop style:position="-0.0374in"/>
        </style:tab-stops>
      </style:paragraph-properties>
    </style:style>
    <style:style style:name="P196"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197"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8"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9" style:family="paragraph" style:parent-style-name="Body_20_text_20__28_2_29_" style:list-style-name="L1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00" style:family="paragraph" style:parent-style-name="Body_20_text_20__28_2_29_" style:list-style-name="L1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01"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02"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03"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204" style:family="paragraph" style:parent-style-name="Body_20_text_20__28_2_29_" style:list-style-name="L1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205"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6"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7" style:family="paragraph" style:parent-style-name="Body_20_text_20__28_2_29_" style:list-style-name="L1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8" style:family="paragraph" style:parent-style-name="Body_20_text_20__28_2_29_" style:list-style-name="L1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10"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1" style:family="paragraph" style:parent-style-name="Body_20_text_20__28_2_29_" style:list-style-name="L1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2" style:family="paragraph" style:parent-style-name="Body_20_text_20__28_2_29_" style:list-style-name="L1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3"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4"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15"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6"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17"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218"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219"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20"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26in"/>
        </style:tab-stops>
      </style:paragraph-properties>
    </style:style>
    <style:style style:name="P221" style:family="paragraph" style:parent-style-name="Body_20_text_20__28_2_29_" style:list-style-name="L13" style:master-page-name="PageStyle6">
      <style:paragraph-properties fo:margin-left="0.2083in" fo:margin-right="0in" fo:margin-top="0in" fo:margin-bottom="0in" loext:contextual-spacing="false" fo:text-align="justify" style:justify-single-word="false" fo:text-indent="-0.2083in" style:auto-text-indent="false" style:page-number="12">
        <style:tab-stops>
          <style:tab-stop style:position="-0.0043in"/>
        </style:tab-stops>
      </style:paragraph-properties>
    </style:style>
    <style:style style:name="P222"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118"/>
    </style:style>
    <style:style style:name="P223" style:family="paragraph" style:parent-style-name="Body_20_text_20__28_2_29_" style:master-page-name="PageStyle8">
      <style:paragraph-properties fo:margin-left="0.1945in" fo:margin-right="0in" fo:margin-top="0in" fo:margin-bottom="0in" loext:contextual-spacing="false" fo:text-align="justify" style:justify-single-word="false" fo:text-indent="0in" style:auto-text-indent="false" style:page-number="126"/>
    </style:style>
    <style:style style:name="P224" style:family="paragraph" style:parent-style-name="Body_20_text_20__28_2_29_" style:master-page-name="PageStyle10">
      <style:paragraph-properties fo:margin-left="0.1945in" fo:margin-right="0in" fo:margin-top="0in" fo:margin-bottom="0in" loext:contextual-spacing="false" fo:line-height="0.1299in" fo:text-align="start" style:justify-single-word="false" fo:text-indent="0in" style:auto-text-indent="false" style:page-number="18"/>
    </style:style>
    <style:style style:name="P225" style:family="paragraph" style:parent-style-name="Body_20_text_20__28_2_29_" style:master-page-name="PageStyle13">
      <style:paragraph-properties fo:margin-left="0.1945in" fo:margin-right="0in" fo:margin-top="0in" fo:margin-bottom="0in" loext:contextual-spacing="false" fo:line-height="0.1299in" fo:text-align="justify" style:justify-single-word="false" fo:text-indent="0in" style:auto-text-indent="false" style:page-number="133"/>
    </style:style>
    <style:style style:name="P226" style:family="paragraph" style:parent-style-name="Body_20_text_20__28_2_29_" style:master-page-name="PageStyle16">
      <style:paragraph-properties fo:margin-left="0.1945in" fo:margin-right="0in" fo:margin-top="0in" fo:margin-bottom="0in" loext:contextual-spacing="false" fo:text-align="start" style:justify-single-word="false" fo:text-indent="0in" style:auto-text-indent="false" style:page-number="137"/>
    </style:style>
    <style:style style:name="P227" style:family="paragraph" style:parent-style-name="Body_20_text_20__28_2_29_" style:master-page-name="PageStyle20">
      <style:paragraph-properties fo:margin-left="0.1945in" fo:margin-right="0in" fo:margin-top="0in" fo:margin-bottom="0in" loext:contextual-spacing="false" fo:text-align="justify" style:justify-single-word="false" fo:text-indent="0in" style:auto-text-indent="false" style:page-number="142"/>
    </style:style>
    <style:style style:name="P228" style:family="paragraph" style:parent-style-name="Body_20_text_20__28_2_29_" style:master-page-name="PageStyle3">
      <style:paragraph-properties fo:margin-left="0in" fo:margin-right="0in" fo:margin-top="0in" fo:margin-bottom="0in" loext:contextual-spacing="false" fo:text-align="start" style:justify-single-word="false" fo:text-indent="0.1945in" style:auto-text-indent="false" style:page-number="119"/>
    </style:style>
    <style:style style:name="P229" style:family="paragraph" style:parent-style-name="Body_20_text_20__28_2_29_" style:master-page-name="PageStyle4">
      <style:paragraph-properties fo:margin-left="0in" fo:margin-right="0in" fo:margin-top="0in" fo:margin-bottom="0in" loext:contextual-spacing="false" fo:text-align="end" style:justify-single-word="false" fo:text-indent="0in" style:auto-text-indent="false" style:page-number="121"/>
    </style:style>
    <style:style style:name="P230" style:family="paragraph" style:parent-style-name="Body_20_text_20__28_2_29_" style:list-style-name="L1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72in"/>
        </style:tab-stops>
      </style:paragraph-properties>
    </style:style>
    <style:style style:name="P231" style:family="paragraph" style:parent-style-name="Body_20_text_20__28_2_29_" style:list-style-name="L1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72in"/>
        </style:tab-stops>
      </style:paragraph-properties>
    </style:style>
    <style:style style:name="P232" style:family="paragraph" style:parent-style-name="Body_20_text_20__28_2_29_" style:master-page-name="PageStyle9">
      <style:paragraph-properties fo:margin-left="0in" fo:margin-right="0in" fo:margin-top="0in" fo:margin-bottom="0in" loext:contextual-spacing="false" fo:text-align="end" style:justify-single-word="false" fo:text-indent="0in" style:auto-text-indent="false" style:page-number="17"/>
    </style:style>
    <style:style style:name="P233"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234"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35"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36" style:family="paragraph" style:parent-style-name="Body_20_text_20__28_2_29_" style:list-style-name="L3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37"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8"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39"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0"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1"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2"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3"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244"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5"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6"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66in"/>
        </style:tab-stops>
      </style:paragraph-properties>
    </style:style>
    <style:style style:name="P247"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248" style:family="paragraph" style:parent-style-name="Body_20_text_20__28_2_29_" style:list-style-name="L3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249"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250" style:family="paragraph" style:parent-style-name="Body_20_text_20__28_2_29_" style:list-style-name="L3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251"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252" style:family="paragraph" style:parent-style-name="Body_20_text_20__28_2_29_" style:list-style-name="L3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253" style:family="paragraph" style:parent-style-name="Body_20_text_20__28_2_29_" style:list-style-name="L10" style:master-page-name="">
      <style:paragraph-properties fo:margin-left="0.1807in" fo:margin-right="0in" fo:margin-top="0in" fo:margin-bottom="0.0543in" loext:contextual-spacing="false" fo:text-align="justify" style:justify-single-word="false" fo:text-indent="-0.1807in" style:auto-text-indent="false" style:page-number="auto">
        <style:tab-stops>
          <style:tab-stop style:position="0.0228in"/>
        </style:tab-stops>
      </style:paragraph-properties>
    </style:style>
    <style:style style:name="P254" style:family="paragraph" style:parent-style-name="Body_20_text_20__28_2_29_" style:master-page-name="PageStyle5">
      <style:paragraph-properties fo:margin-left="0.2083in" fo:margin-right="0in" fo:margin-top="0in" fo:margin-bottom="0in" loext:contextual-spacing="false" fo:text-align="justify" style:justify-single-word="false" fo:text-indent="0in" style:auto-text-indent="false" style:page-number="122"/>
    </style:style>
    <style:style style:name="P255" style:family="paragraph" style:parent-style-name="Body_20_text_20__28_2_29_" style:master-page-name="PageStyle11">
      <style:paragraph-properties fo:margin-left="0.2083in" fo:margin-right="0in" fo:margin-top="0in" fo:margin-bottom="0in" loext:contextual-spacing="false" fo:text-align="justify" style:justify-single-word="false" fo:text-indent="0in" style:auto-text-indent="false" style:page-number="131"/>
    </style:style>
    <style:style style:name="P256" style:family="paragraph" style:parent-style-name="Body_20_text_20__28_2_29_" style:master-page-name="PageStyle15">
      <style:paragraph-properties fo:margin-left="0.2083in" fo:margin-right="0in" fo:margin-top="0in" fo:margin-bottom="0in" loext:contextual-spacing="false" fo:text-align="start" style:justify-single-word="false" fo:text-indent="0in" style:auto-text-indent="false" style:page-number="136"/>
    </style:style>
    <style:style style:name="P257" style:family="paragraph" style:parent-style-name="Body_20_text_20__28_2_29_" style:master-page-name="PageStyle7">
      <style:paragraph-properties fo:margin-left="0.1807in" fo:margin-right="0in" fo:margin-top="0in" fo:margin-bottom="0in" loext:contextual-spacing="false" fo:text-align="justify" style:justify-single-word="false" fo:text-indent="0in" style:auto-text-indent="false" style:page-number="125"/>
    </style:style>
    <style:style style:name="P258" style:family="paragraph" style:parent-style-name="Body_20_text_20__28_2_29_" style:master-page-name="PageStyle19">
      <style:paragraph-properties fo:margin-left="0.1807in" fo:margin-right="0in" fo:margin-top="0in" fo:margin-bottom="0in" loext:contextual-spacing="false" fo:text-align="start" style:justify-single-word="false" fo:text-indent="0in" style:auto-text-indent="false" style:page-number="141"/>
    </style:style>
    <style:style style:name="P25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0972in" style:auto-text-indent="false" style:page-number="auto">
        <style:tab-stops>
          <style:tab-stop style:position="0.0689in"/>
        </style:tab-stops>
      </style:paragraph-properties>
    </style:style>
    <style:style style:name="P260" style:family="paragraph" style:parent-style-name="Body_20_text_20__28_2_29_" style:list-style-name="L29"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2638in"/>
        </style:tab-stops>
      </style:paragraph-properties>
    </style:style>
    <style:style style:name="P261" style:family="paragraph" style:parent-style-name="Body_20_text_20__28_2_29_" style:list-style-name="L30"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2701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335in" fo:margin-bottom="0.046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2.5854in" fo:margin-right="-1.7811in" style:editable="false">
        <style:columns fo:column-count="1" fo:column-gap="0in"/>
      </style:section-properties>
    </style:style>
    <style:style style:name="Sect3" style:family="section">
      <style:section-properties fo:margin-left="0in" fo:margin-right="0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2"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1" text:start-value="5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2"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2"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2"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2"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25"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2"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2"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2" style:num-format="1" text:start-value="4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52"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2"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2"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2"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02"><text:span text:style-name="CharStyle8">THE GOSPEL ACCORDING TO</text:span></text:p>
        <text:h text:style-name="P100" text:outline-level="1"><text:bookmark-start text:name="bookmark0"/><text:span text:style-name="CharStyle10">S. JOHN</text:span><text:bookmark-end text:name="bookmark0"/></text:h>
      </text:section>
      <text:section text:style-name="Sect2" text:name="Section1">
        <text:p text:style-name="P2"/>
        <text:p text:style-name="P1"/>
      </text:section>
      <text:section text:style-name="Sect3" text:name="Section2">
        <text:p text:style-name="P69"><text:span text:style-name="CharStyle12">"I The Logos existed in the very beginning, the Logos was with God, the Logos was divine.</text:span></text:p>
        <text:list xml:id="list2702873034469663157" text:style-name="L1">
          <text:list-item>
            <text:p text:style-name="P103"><text:span text:style-name="CharStyle12"><text:tab/>He was with God in the very</text:span></text:p>
          </text:list-item>
        </text:list>
        <text:p text:style-name="P91"><text:span text:style-name="CharStyle12">beginning:</text:span></text:p>
        <text:list xml:id="list164923467848016" text:continue-numbering="true" text:style-name="L1">
          <text:list-item>
            <text:p text:style-name="P103"><text:span text:style-name="CharStyle12"><text:tab/>through him all existence came</text:span></text:p>
          </text:list-item>
        </text:list>
        <text:p text:style-name="P91"><text:span text:style-name="CharStyle12">into being,</text:span></text:p>
        <text:p text:style-name="P73"><text:span text:style-name="CharStyle12">no existence came into being apart from him.</text:span></text:p>
        <text:list xml:id="list164923064195658" text:continue-numbering="true" text:style-name="L1">
          <text:list-item>
            <text:p text:style-name="P103"><text:span text:style-name="CharStyle12"><text:tab/>In him life lay,</text:span></text:p>
          </text:list-item>
        </text:list>
        <text:p text:style-name="P73"><text:span text:style-name="CharStyle12">and this life was the Light for men:</text:span></text:p>
        <text:list xml:id="list164922837454514" text:continue-numbering="true" text:style-name="L1">
          <text:list-item>
            <text:p text:style-name="P103"><text:span text:style-name="CharStyle12"><text:tab/>amid the darkness the Light</text:span></text:p>
          </text:list-item>
        </text:list>
        <text:p text:style-name="P91"><text:span text:style-name="CharStyle12">shone,</text:span></text:p>
        <text:p text:style-name="P73"><text:span text:style-name="CharStyle12">but the darkness did not master it.</text:span></text:p>
        <text:list xml:id="list164923205053995" text:continue-numbering="true" text:style-name="L1">
          <text:list-item>
            <text:p text:style-name="P103"><text:span text:style-name="CharStyle12"><text:tab/>A man appeared, sent by God,</text:span></text:p>
          </text:list-item>
          <text:list-item>
            <text:p text:style-name="P104"><text:span text:style-name="CharStyle12"><text:tab/>whose name was John: he came for the purpose of witnessing, to bear testimony to the Light, so that all men might believe by</text:span></text:p>
          </text:list-item>
          <text:list-item>
            <text:p text:style-name="P105"><text:span text:style-name="CharStyle12"><text:tab/>means of him. He was not the Light; it was to bear testimony to the Light that he appeared.</text:span></text:p>
          </text:list-item>
          <text:list-item>
            <text:p text:style-name="P108"><text:span text:style-name="CharStyle12"><text:tab/>The real light, which enlightens every man, was coming then into the world:</text:span></text:p>
          </text:list-item>
        </text:list>
        <text:p text:style-name="P52"><text:span text:style-name="CharStyle12">io<text:tab/>he entered the world—</text:span></text:p>
        <text:p text:style-name="P78"><text:span text:style-name="CharStyle12">the world which existed through him— yet the world did not recog­nize him;</text:span></text:p>
        <text:p text:style-name="P19"><text:span text:style-name="CharStyle12">si he came to what was his own, yet his own folk did not welcome him.</text:span></text:p>
        <text:list xml:id="list6402728905963080837" text:style-name="L2">
          <text:list-item>
            <text:p text:style-name="P113"><text:span text:style-name="CharStyle12"><text:tab/>On those who have accepted him, however, he has conferred the right of being children of God, that is, on those who be-</text:span></text:p>
          </text:list-item>
          <text:list-item>
            <text:p text:style-name="P113"><text:span text:style-name="CharStyle12"><text:tab/>lieve in his Name, who owe this birth of theirs to God, not to human blood, nor to any im-</text:span></text:p>
          </text:list-item>
          <text:list-item>
            <text:p text:style-name="P113"><text:span text:style-name="CharStyle12"><text:tab/>pulse of the flesh or of man. So the Logos became flesh and tar­ried among us; we have seen his</text:span></text:p>
          </text:list-item>
        </text:list>
        <text:p text:style-name="P19"><text:span text:style-name="CharStyle12">glory—glory such as an only son enjoys from his father—seen it to be full of grace and reality. (John testified to him with the 15 cry, ‘This was he of whom I said, my successor has taken preced­ence of me, for he preceded me.’) For we have all been re- 16 ceiving grace after grace from his fulness; while the Law was 17 given through Moses, grace and reality are ours through Jesus Christ. Nobody has ever seen 18 God, but God has been unfolded by the divine One, the only Son,* who lies upon the Father’s breast.</text:span></text:p>
        <text:p text:style-name="P37"><text:span text:style-name="CharStyle12">Now here is John’s testimony. 19 When the Jews of Jerusalem despatched priests and Levites to ask him, “Who are you?” he </text:span><text:span text:style-name="CharStyle14">20 </text:span><text:span text:style-name="CharStyle12">frankly confessed—he did not deny it, he frankly confessed, “I am not the Christ.” They asked </text:span><text:span text:style-name="CharStyle14">21 </text:span><text:span text:style-name="CharStyle12">him, “Then what are you? Elijah?” He said, “I am not.” “Are you the Prophet?” “No,” he answered. “Then who are </text:span><text:span text:style-name="CharStyle14">22 </text:span><text:span text:style-name="CharStyle12">you?” they said; “tell us, so that we can give some answer to those who sent us. What have you to say for yourself?” He </text:span><text:span text:style-name="CharStyle14">23 </text:span><text:span text:style-name="CharStyle12">said, “I am</text:span></text:p>
        <text:p text:style-name="P94"><text:span text:style-name="CharStyle16">the voice of one who cries in the desert,</text:span></text:p>
        <text:p text:style-name="P37"><text:span text:style-name="CharStyle17">'level the way for the Lord</text:span><text:span text:style-name="CharStyle18">’—• </text:span><text:span text:style-name="CharStyle12">as the prophet Isaiah said.” Now some Pharisees had been </text:span><text:span text:style-name="CharStyle14">24 </text:span><text:span text:style-name="CharStyle12">sent to him; so they asked him, </text:span><text:span text:style-name="CharStyle14">25 </text:span><text:span text:style-name="CharStyle12">saying, “Then why are you bap­tizing people, if you are neither the Christ nor Elijah nor the</text:span></text:p>
        <text:p text:style-name="P40"><text:span text:style-name="CharStyle8">* Although (the divine one') Is probably more original than the variant reading ul6s, </text:span><text:span text:style-name="CharStyle19">iiovaytviis</text:span><text:span text:style-name="CharStyle8"> (see ver. 14) re­quires some such periphrasis in order to bring out its full meaning here.</text:span></text:p>
      </text:section>
      <text:section text:style-name="Sect4" text:name="Section3">
        <text:list xml:id="list8848550192557239827" text:style-name="L3">
          <text:list-item>
            <text:p text:style-name="P189"><text:span text:style-name="CharStyle12"><text:tab/>Prophet?” “I am baptizing with water,” John replied, “but my successor is among you, One whom you do not recognize,</text:span></text:p>
          </text:list-item>
          <text:list-item>
            <text:p text:style-name="P116"><text:span text:style-name="CharStyle12"><text:tab/>and I am not fit to untie the</text:span></text:p>
          </text:list-item>
          <text:list-item>
            <text:p text:style-name="P116"><text:span text:style-name="CharStyle12"><text:tab/>string of his sandal.” This took place at Bethany on the opposite side of the Jordan, where John was baptizing.</text:span></text:p>
          </text:list-item>
          <text:list-item>
            <text:p text:style-name="P127"><text:span text:style-name="CharStyle12"><text:tab/>Next day he observed Jesus coming towards him and ex­claimed, “Look, there is the lamb of God, who is to remove</text:span></text:p>
          </text:list-item>
          <text:list-item>
            <text:p text:style-name="P129"><text:span text:style-name="CharStyle12"><text:tab/>the sin of the world! That is he of whom I said, ‘The man who is to succeed me has taken pre­cedence of me, for he preceded</text:span></text:p>
          </text:list-item>
          <text:list-item>
            <text:p text:style-name="P130"><text:span text:style-name="CharStyle12"><text:tab/>me.’ I myself did not recog­nize him; I only came to baptize with water, in order that he might be disclosed to Israel.”</text:span></text:p>
          </text:list-item>
          <text:list-item>
            <text:p text:style-name="P130"><text:span text:style-name="CharStyle12"><text:tab/>John bore this testimony also; “I saw the Spirit descend like a dove from heaven and rest on</text:span></text:p>
          </text:list-item>
          <text:list-item>
            <text:p text:style-name="P130"><text:span text:style-name="CharStyle12"><text:tab/>him; I myself did not recognize him, but He who sent me to bap­tize with water told me, ‘He on whom you see the Spirit de­scending and resting, that is he who baptizes with the holy</text:span></text:p>
          </text:list-item>
          <text:list-item>
            <text:p text:style-name="P130"><text:span text:style-name="CharStyle12"><text:tab/>Spirit.’ Now I did see it, and I do testify that he is the Son of God.”</text:span></text:p>
          </text:list-item>
          <text:list-item>
            <text:p text:style-name="P127"><text:span text:style-name="CharStyle12"><text:tab/>Next day again John was standing with two of his dis-</text:span></text:p>
          </text:list-item>
          <text:list-item>
            <text:p text:style-name="P116"><text:span text:style-name="CharStyle12"><text:tab/>ciples; he gazed at Jesus as he walked about, and said, “Look,</text:span></text:p>
          </text:list-item>
          <text:list-item>
            <text:p text:style-name="P116"><text:span text:style-name="CharStyle12"><text:tab/>there is the lamb of God!” The two disciples heard what he said</text:span></text:p>
          </text:list-item>
          <text:list-item>
            <text:p text:style-name="P116"><text:span text:style-name="CharStyle12"><text:tab/>and went after Jesus. Now Jesus turned, and when he ob­served them coming after him, he asked them, “What do you want?” They replied, “Rabbi” (which may be translated, ‘teacher’), “where are you stay-</text:span></text:p>
          </text:list-item>
          <text:list-item>
            <text:p text:style-name="P116"><text:span text:style-name="CharStyle12"><text:tab/>mg?” He said to them, “Come and see.” So they went and saw where he stayed, and stayed with him the rest of that day— it was then about four in the</text:span></text:p>
          </text:list-item>
        </text:list>
        <text:p text:style-name="P19"><text:span text:style-name="CharStyle12">afternoon. One of the two </text:span><text:span text:style-name="CharStyle23">40 </text:span><text:span text:style-name="CharStyle12">men who heard what John said and went after Jesus was An­drew, the brother of Peter. In </text:span><text:span text:style-name="CharStyle13">4</text:span><text:span text:style-name="CharStyle13"><text:span text:style-name="T1">1 </text:span></text:span><text:span text:style-name="CharStyle12">the morning * he met his brother Simon and told him, “We have found the messiah” (which may be translated, ‘Christ’). He took 42 him to Jesus; Jesus gazed at him and said, “You are Simon, the son of John? Your name is to be Cephas” (meaning ‘Peter’ or ‘rock’).</text:span></text:p>
        <text:p text:style-name="P82"><text:span text:style-name="CharStyle12">Next day Jesus determined to </text:span><text:span text:style-name="CharStyle13">43 </text:span><text:span text:style-name="CharStyle12">leave for Galilee; there he met Philip and told him, “Follow me.” Now Philip belonged to 44 Bethsaida, the same town as Andrew and Peter; he met 45 Nathanael and told him, “We have found him whom Moses wrote about in the Law, and also the prophets—it is Jesus, the son of Joseph, who comes from Nazaret.” “Nazaret!” said Na- 46 thanael, “can anything good come out of Nazaret?” “Come and see,” said Philip. Jesus saw 47 Nathanael approaching and said of him, “Here is a genuine Is­raelite! There is no guile in him.” Nathanael said to him, 48 “How do you know me?” Jesus answered, “When you were un­der that fig tree, before ever Philip called you, I saw you.” “Rabbi,” said Nathanael, “you 49 are the Son of God, you are the king of Israel!” Jesus answered 50 him, “You believe because I told you I had seen you under that fig tree? You shall see more than that.” He said to him, 51 “Truly, truly I tell you all,t you</text:span></text:p>
        <text:p text:style-name="P84"><text:span text:style-name="CharStyle25">* The Greek word (nerot) has been misread in nearly all the MSS. for “first” (nccinrov); see the note in Mrs. A. S. Lewis’s </text:span><text:span text:style-name="CharStyle26">Old Syriac Gospels</text:span><text:span text:style-name="CharStyle25"> (1910), pp. xxviii-xxix.</text:span></text:p>
        <text:p text:style-name="P83"><text:span text:style-name="CharStyle8">11 insert the word ‘all,’ to make it clear that the word ‘you’ of ver. </text:span><text:span text:style-name="CharStyle19">si</text:span><text:span text:style-name="CharStyle8"> is plural. The promise is more than a per­sonal word to Nathanael. Omit [an’ ayril.</text:span></text:p>
        <text:p text:style-name="P66"><text:span text:style-name="CharStyle12">shall see heaven open wide and </text:span><text:span text:style-name="CharStyle17">God’s angels ascending and de­scending</text:span><text:span text:style-name="CharStyle12"> upon the Son of man.”</text:span></text:p>
        <text:p text:style-name="Body_20_text_20__28_2_29__20__2b__20_DropCap1">2<text:span text:style-name="CharStyle12"><text:tab/>Two days later a wedding took place at Cana in Gali­lee; the mother of Jesus was 2 present, and Jesus and his dis­ciples had also been invited to </text:span><text:span text:style-name="CharStyle13">3</text:span><text:span text:style-name="CharStyle12"> the wedding. As the wine ran short, the mother of Jesus said to him, “They have no wine.” 4 “Woman,” </text:span><text:soft-page-break/><text:span text:style-name="CharStyle12">said Jesus, “what have you to do with me? My </text:span><text:span text:style-name="CharStyle13">5</text:span><text:span text:style-name="CharStyle12"> time has not come yet.” His mother said to the servants, “Do 6 whatever he tells you ” Now six stone water-jars were stand­ing there, for the Jewish rites of ‘purification/ each holding about </text:span><text:span text:style-name="CharStyle13">7</text:span><text:span text:style-name="CharStyle12"> twenty gallons. Jesus said, “Fill up the jars with water.” So they 8 filled them to the brim. “Now draw some out,” he said, “and take it to the manager of the 9 feast.” They did so; and when the manager of the feast tasted the water which had become wine, not knowing where it had come from (though the servants who had drawn it knew), he io called the bridegroom and said to him, “Everybody serves the good wine first, and then the poorer wine after people have drunk freely; you have kept the good wine till now.” n Jesus performed this, the first of his Signs, at Cana in Galilee, thereby displaying his glory; and his disciples believed in him. 12 After this he travelled down to Capharnahum, with his mother and brothers and his disciples; they stayed there for a few days.</text:span><text:span text:style-name="CharStyle12"><text:note text:id="ftn1" text:note-class="footnote"><text:note-citation>1</text:note-citation><text:note-body><text:p text:style-name="P93"><text:span text:style-name="CharStyle4"><text:s/>Transposing ill. 83-30 to its true posi­tion between ii. 13 </text:span><text:span text:style-name="CharStyle5">and </text:span><text:span text:style-name="CharStyle4">ii. </text:span><text:span text:style-name="CharStyle6">18</text:span><text:span text:style-name="CharStyle4">.</text:span></text:p></text:note-body></text:note></text:span></text:p>
        <text:list xml:id="list5185291561096790179" text:style-name="L4">
          <text:list-item>
            <text:p text:style-name="P137"><text:span text:style-name="CharStyle12"><text:tab/>After this Jesus and his dis­ciples went into the country of Judaea, where he spent some time with them baptizing.</text:span></text:p>
          </text:list-item>
        </text:list>
        <text:p text:style-name="P19"><text:span text:style-name="CharStyle12">John was also baptizing at 23 .dEnon near Salim, as there was plenty of water there, and people came to him and were baptized (John had not yet been thrown 24 into prison). Now a dispute 25 arose between John’s disciples and a Jew over the question of ‘purification’; and they came and 26 told John, “Rabbi, the man who was w'ith you on the opposite side of the Jordan, the man to whom you bore testimony—here he is, baptizing, and everybody goes to him!” John answered, 27 “No one can receive anything except as a gift from heaven. You can bear me out, that I 28 said, ‘I am not the Christ’; what I said was, ‘I have been sent in advance of him.’ He who has 29 the bride is the bridegroom; the bridegroom’s friend, who stands listening to him, is heartily glad at the sound of the bridegroom’s voice. Such is my joy, and it is complete. He must wax, I must 30 wane.”</text:span></text:p>
        <text:p text:style-name="P32"><text:span text:style-name="CharStyle12">Now the Jewish passover was 13 near, so Jesus went up to Jeru­salem. There he found, seated 14 inside the temple, dealers in cat­tle, sheep and pigeons, also money-changers. Making a 15 scourge of cords, he drove them all, sheep and cattle together, out of the temple, scattered the coins of the brokers and upset their tables, and told the pigeon- 16 dealers, “Away with these! My Father’s house is not to be turned into a shop!” (His dis- 17 ciples recalled the scripture say­ing, </text:span><text:span text:style-name="CharStyle17">1 am consumed with zeal for thy house)</text:span><text:span text:style-name="CharStyle12"> Then the Jew's ac- 18 costed him with the words, “What sign of authority have you to show us, for acting in this way?” Jesus replied, “Destroy 19 this sanctuary and I will raise it up in three days.” “This sane- 20</text:span></text:p>
        <text:p text:style-name="P62"><text:span text:style-name="CharStyle12">tuary took forty-six years to build,” the Jews retorted, “and you are going to raise it up in</text:span></text:p>
        <text:list xml:id="list6311077264395749504" text:style-name="L5">
          <text:list-item>
            <text:p text:style-name="P196"><text:span text:style-name="CharStyle12"><text:tab/>three days!” He meant the sanctuary of his body, however,</text:span></text:p>
          </text:list-item>
          <text:list-item>
            <text:p text:style-name="P197"><text:span text:style-name="CharStyle12"><text:tab/>and when the disciples recalled what he had said, after he had been raised from the dead, they believed the scripture and the word of Jesus.</text:span></text:p>
          </text:list-item>
          <text:list-item>
            <text:p text:style-name="P203"><text:span text:style-name="CharStyle12"><text:tab/>When he was in Jerusalem at the festival of the passover, many people believed in his name, as they witnessed the</text:span></text:p>
          </text:list-item>
          <text:list-item>
            <text:p text:style-name="P205"><text:span text:style-name="CharStyle12"><text:tab/>Signs which he performed. Jesus, however, would not trust * him­self to them; he knew all men,</text:span></text:p>
          </text:list-item>
          <text:list-item>
            <text:p text:style-name="P205"><text:span text:style-name="CharStyle12"><text:tab/>and required no evidence from anyone about human nature; well did he know what was in human nature.</text:span></text:p>
          </text:list-item>
        </text:list>
        <text:p text:style-name="Body_20_text_20__28_6_29__20__2b__20_DropCap4">3<text:span text:style-name="CharStyle30"><text:tab/>Now there was a Pharisee named Nicodemus, who be­</text:span><text:soft-page-break/><text:span text:style-name="CharStyle30">longed to the Jewish authorities; 2 he came one night to Jesus and said, “Rabbi, we know you have come from God to teach us, for no one could perform these Signs of yours unless God were with 3 him.” Jesus replied, “Truly, truly I tell you, no one can see God’s Realm unless he is born 4 from above.” Nicodemus said to him, “How can a man be born when he is old? Can he enter his mother’s womb over again </text:span><text:span text:style-name="CharStyle32">5</text:span><text:span text:style-name="CharStyle30"> and be born?” Jesus replied, “Truly, truly I tell you, unless one is born of water and the Spirit, he cannot enter God’s 6 Realm. What is born of the flesh is flesh: what is bom of </text:span><text:span text:style-name="CharStyle32">7</text:span><text:span text:style-name="CharStyle30"> the Spirit is spirit. Do not won­der at me telling you, ‘You must 8 all be born from above.’ The wind blows where it wills; you can hear its sound, but you</text:span></text:p>
        <text:p text:style-name="P86"><text:span text:style-name="CharStyle8">* The Vulgate is able to preserve the assonance of the word ‘trust’ here and ‘believe’ in ver. 23: “multi crediderunt in nomine eius. . ♦ . Iesus non credebat semetipsum eis.”</text:span></text:p>
        <text:p text:style-name="P19"><text:span text:style-name="CharStyle12">never know where it has come from or where it goes: it is the same with everyone who is born of the Spirit.” Nicodemus an- 9 swered, “How can that be?” Jesus replied, “You do not un- 10 derstand this?—you, a teacher in Israel! Truly, truly I tell you, 11 we are speaking of what we do understand, we testify to what we have actually seen—and yet you refuse our testimony. If you 12 will not believe, when I speak to you about things on earth, how will you believe if I speak to you about things in heaven? And yet the Son of man, de- 13 scended from heaven, is the only one who has ever ascended into heaven. Indeed the Son of man 14 must be lifted on high, even as Moses lifted up the serpent in the desert, that everyone who 15 believes in him may have eter­nal life. For God loved the 16 world so dearly that he gave up his only Son, so that everyone who believes in him may have eternal life, instead of perishing. God did not send his Son into 17 the world to pass sentence on it, but to save the world by him.</text:span></text:p>
        <text:p text:style-name="P19"><text:span text:style-name="CharStyle12">He who believes in him is not 18 sentenced; he who will not be­lieve is sentenced already, for having refused to believe in the name of the only Son of God. And this is the sentence of con- 19 demnation, that the Light has entered the world and yet men have preferred darkness to light.</text:span></text:p>
        <text:p text:style-name="P19"><text:span text:style-name="CharStyle12">It is because their actions have been evil; for anyone whose 20 practices are corrupt loathes the light and will not come out into it, in case his actions are ex­posed, whereas anyone whose life 21 is true comes out into the light, to make it plain that his actions have been divinely </text:span><text:span text:style-name="CharStyle33">prompted. ...</text:span></text:p>
        <text:list xml:id="list3919832387091274328" text:style-name="L6">
          <text:list-item>
            <text:p text:style-name="P138"><text:span text:style-name="CharStyle12"><text:tab/>He who comes from above is far above all others; he who springs from earth belongs to earth and speaks of earth; he who comes from heaven is far</text:span></text:p>
          </text:list-item>
          <text:list-item>
            <text:p text:style-name="P117"><text:span text:style-name="CharStyle12"><text:tab/>above all others. He is testify­ing to what he has seen and heard, and yet no one accepts</text:span></text:p>
          </text:list-item>
          <text:list-item>
            <text:p text:style-name="P117"><text:span text:style-name="CharStyle12"><text:tab/>his testimony. Whoever does accept it, certifies to the truth</text:span></text:p>
          </text:list-item>
          <text:list-item>
            <text:p text:style-name="P131"><text:span text:style-name="CharStyle12"><text:tab/>of God. For he whom God has sent utters the words of God— God gives him the Spirit in no</text:span></text:p>
          </text:list-item>
          <text:list-item>
            <text:p text:style-name="P131"><text:span text:style-name="CharStyle12"><text:tab/>sparing measure; the Father loves the Son and has given him control over everything. He who believes in the Son has</text:span></text:p>
          </text:list-item>
          <text:list-item>
            <text:p text:style-name="P131"><text:span text:style-name="CharStyle12"><text:tab/>eternal life, but he who disobeys the Son shall not see life—God’s anger broods over him.”</text:span></text:p>
          </text:list-item>
        </text:list>
        <text:p text:style-name="P22"><text:span text:style-name="CharStyle12">Now when the Lord learned that the Pharisees had heard of Jesus gaining and baptizing</text:span></text:p>
        <text:p text:style-name="P50"><text:span text:style-name="CharStyle12">a more disciples than John (though Jesus himself did not baptize, it</text:span></text:p>
        <text:list xml:id="list1090735470029907465" text:style-name="L7">
          <text:list-item>
            <text:p text:style-name="P106"><text:span text:style-name="CharStyle12"><text:tab/>was his disciples), he left Judaea</text:span></text:p>
          </text:list-item>
          <text:list-item>
            <text:p text:style-name="P109"><text:span text:style-name="CharStyle12"><text:tab/>and went back to Galilee. He had to pass through Samaria,</text:span></text:p>
          </text:list-item>
          <text:list-item>
            <text:p text:style-name="P109"><text:span text:style-name="CharStyle12"><text:tab/>and in so doing he arrived at a Samaritan town called Sychar; it lay near the territory which Jacob had given to his son</text:span></text:p>
          </text:list-item>
          <text:list-item>
            <text:p text:style-name="P109"><text:span text:style-name="CharStyle12"><text:tab/>Joseph, and Jacob’s spring was there. Jesus, exhausted by the journey, sat down at the spring, </text:span><text:soft-page-break/><text:span text:style-name="CharStyle12">just as he was. It was about</text:span></text:p>
          </text:list-item>
          <text:list-item>
            <text:p text:style-name="P109"><text:span text:style-name="CharStyle12"><text:tab/>noon, and a Samaritan woman came to draw water. Jesus said</text:span></text:p>
          </text:list-item>
          <text:list-item>
            <text:p text:style-name="P109"><text:span text:style-name="CharStyle12"><text:tab/>to her, “Give me a drink” (his disciples had gone to the town</text:span></text:p>
          </text:list-item>
          <text:list-item>
            <text:p text:style-name="P195"><text:span text:style-name="CharStyle12"><text:tab/>to buy some food). The Samari­tan woman said, “What? You * are a Jew, and you ask me for a drink—me, a Samaritan!” (Jews do not associate with</text:span></text:p>
          </text:list-item>
        </text:list>
        <text:p text:style-name="P89"><text:span text:style-name="CharStyle8">* The Greek word for “you’ (in the singular) occurs oftener in the Fourth gospel than in all the first three gospels put together. Dr. E. A. Abbott regards </text:span><text:span text:style-name="CharStyle34">this </text:span><text:span text:style-name="CharStyle8">as an indication of the evangelist’s tendency ‘to lay stress on personality, and to express personality in dialogue.’</text:span></text:p>
        <text:p text:style-name="P19"><text:span text:style-name="CharStyle12">Samaritans.) Jesus answered, 10 “If you knew what is the free gift of God and who is asking you for a drink, you would have asked him instead, and he would have given you ‘living’ water.” “Sir,” said the woman, “you 11 have nothing to draw water with, and it is a deep well; where do you get your ‘living’ water? Are you a greater man than 12 Jacob, our ancestor? He gave us this well, and he drank from it, with his sons and his cattle.” Jesus answered, “Anyone who 13 drinks this water will be thirsty again, but anyone who drinks 14 the water that I shall give him will never thirst any more; the water that I shall give him will turn into a spring of water well­ing up to life eternal.” “Ah, 15 sir,” said the woman, “give me this water, so that I need not thirst or come all this road to draw water.” Jesus said to her, 16 “Go and call your husband, then come back here.” The woman 17 replied, “I have no husband.” Jesus said to her, “You were right in saying, ‘I have no hus­band’; you have had five hus- 18 bands, and he whom you have now espoused is not your hus­band. That was a true word.” “Sir,” said the woman, “I see 19 you are a prophet. Now our an- 20 cestors worshipped on this moun­tain, whereas you Jews declare the proper place for worship is at Jerusalem.” “Woman,” said 21 Jesus, “believe me, the time is coming when you will be wor­shipping the Father neither on this mountain nor at Jerusalem. You are worshipping something 22 you do not know; we are wor­shipping what we do know—for salvation comes from the Jews. But the time is coming, it has 23 come already, when the real wor-</text:span></text:p>
      </text:section>
      <text:section text:style-name="Sect4" text:name="Section4">
        <text:p text:style-name="P222"><text:span text:style-name="CharStyle12">shippers will worship the Father in Spirit and in reality; lor these are the worshippers that the</text:span></text:p>
        <text:list xml:id="list1899664005402353781" text:style-name="L8">
          <text:list-item>
            <text:p text:style-name="P118"><text:span text:style-name="CharStyle12"><text:tab/>Father desires. God is Spirit, and his worshippers must wor­ship him in Spirit and in reality.”</text:span></text:p>
          </text:list-item>
          <text:list-item>
            <text:p text:style-name="P118"><text:span text:style-name="CharStyle12"><text:tab/>The woman said to him, “Well, I know messiah (which means Christ) is coming. When he arrives, he will explain it all to</text:span></text:p>
          </text:list-item>
          <text:list-item>
            <text:p text:style-name="P118"><text:span text:style-name="CharStyle12"><text:tab/>us.” “I am messiah,” said Jesus, “I who am talking to you.”</text:span></text:p>
          </text:list-item>
          <text:list-item>
            <text:p text:style-name="P141"><text:span text:style-name="CharStyle12"><text:tab/>At this point his disciples came up; they were surprised that he was talking to a woman, but none of them said, “What is it?” or, “Why are you talking</text:span></text:p>
          </text:list-item>
          <text:list-item>
            <text:p text:style-name="P118"><text:span text:style-name="CharStyle12"><text:tab/>to her?” Then the woman left her water-pot, and going off to</text:span></text:p>
          </text:list-item>
          <text:list-item>
            <text:p text:style-name="P118"><text:span text:style-name="CharStyle12"><text:tab/>the town told the people, “Come here, look at a man who has told me everything I ever did!</text:span></text:p>
          </text:list-item>
          <text:list-item>
            <text:p text:style-name="P132"><text:span text:style-name="CharStyle12"><text:tab/>Can he be the Christ?” They set out from the town on their</text:span></text:p>
          </text:list-item>
          <text:list-item>
            <text:p text:style-name="P132"><text:span text:style-name="CharStyle12"><text:tab/>way to him. Meantime the dis­ciples pressed him, saying,</text:span></text:p>
          </text:list-item>
          <text:list-item>
            <text:p text:style-name="P132"><text:span text:style-name="CharStyle12"><text:tab/>“Rabbi, eat something.” But he said to them, “I have food, of which you know nothing.”</text:span></text:p>
          </text:list-item>
          <text:list-item>
            <text:p text:style-name="P132"><text:span text:style-name="CharStyle12"><text:tab/>So the disciples asked each other, “Can anyone have brought him</text:span></text:p>
          </text:list-item>
          <text:list-item>
            <text:p text:style-name="P132"><text:span text:style-name="CharStyle12"><text:tab/>something to eat?” Jesus said, “My food is to do the will of him who sent me, and to accom-</text:span></text:p>
          </text:list-item>
          <text:list-item>
            <text:p text:style-name="P132"><text:span text:style-name="CharStyle12"><text:tab/>plish his work. You have a say­ing, have you not, ‘Four months yet, then harvest’? Look round, I tell you; see, the fields are</text:span></text:p>
          </text:list-item>
          <text:list-item>
            <text:p text:style-name="P132"><text:span text:style-name="CharStyle12"><text:tab/>white for harvesting! The reaper is already getting his wages and harvesting for life eternal, so that the sower shares</text:span></text:p>
          </text:list-item>
          <text:list-item>
            <text:p text:style-name="P132"><text:span text:style-name="CharStyle12"><text:tab/>the reaper’s joy. That proverb, ‘One sows and another reaps,’</text:span></text:p>
          </text:list-item>
          <text:list-item>
            <text:p text:style-name="P132"><text:span text:style-name="CharStyle12"><text:tab/>holds true here: I sent you to reap a crop for which you did not toil; other men have toiled, and you reap the profit of their</text:span></text:p>
          </text:list-item>
          <text:list-item>
            <text:p text:style-name="P132"><text:span text:style-name="CharStyle12"><text:tab/>toil.” Many Samaritans be­longing to that town believed in</text:span></text:p>
          </text:list-item>
        </text:list>
        <text:p text:style-name="P20"><text:span text:style-name="CharStyle12">him on account of the woman's testimony, “He told me every­thing I ever did.” So when the 40 Samaritans arrived, they pressed him to stay with them; he did stay there two days, and far 41 more of them believed on ac­count of what he said himself.</text:span></text:p>
        <text:p text:style-name="P20"><text:span text:style-name="CharStyle12">As they told the woman, “We 42 no longer believe on account of what you said; we have heard for ourselves, we know that he is really the Saviour of the world.”</text:span></text:p>
        <text:p text:style-name="P33"><text:span text:style-name="CharStyle12">When the two days were over, </text:span><text:span text:style-name="CharStyle13">43 </text:span><text:span text:style-name="CharStyle12">he left for Galilee (for Jesus him- </text:span><text:span text:style-name="CharStyle13">44 </text:span><text:span text:style-name="CharStyle12">self testified that a prophet en­joys no honour in his own coun­try); on reaching Galilee, he was 45 welcomed by the Galileans, who had seen all he did at the festival in Jerusalem—for they too had gone to the festival.</text:span></text:p>
        <text:p text:style-name="P33"><text:span text:style-name="CharStyle12">Once more he came to Cana 46 in Galilee, where he had turned the water into wine. There was a royal official, whose son was lying ill at Capharnahum; when </text:span><text:span text:style-name="CharStyle13">47 </text:span><text:span text:style-name="CharStyle12">he heard that Jesus had arrived in Galilee from Judaea, he went to him and begged him to come down and cure his son, who was at the point of death. Jesus said 48 to him, “Unless you see signs and wonders, you never will be­lieve.” The official said, “Come 49 down, sir, before my boy is dead.” Jesus told him, “Go 50 yourself, your son is alive.” The man believed what Jesus told him, and started on his journey. And on the road his servants 51 met him with the news that his boy was alive. So he asked 52 them at what hour he had be­gun to improve; they told him, “Yesterday at one o’clock the fever left him.” Then the father </text:span><text:span text:style-name="CharStyle13">53 </text:span><text:span text:style-name="CharStyle12">realized that it had left him at the very time when Jesus had</text:span></text:p>
        <text:p text:style-name="P228"><text:span text:style-name="CharStyle12">said to him, “Your son is alive”; and he became a believer with </text:span><text:span text:style-name="CharStyle13">54</text:span><text:span text:style-name="CharStyle12"> all his household. This was the second Sign which Jesus per­formed again after leaving Judaea for Galilee.</text:span></text:p>
        <text:p text:style-name="Body_20_text_20__28_6_29__20__2b__20_DropCap2">5<text:span text:style-name="CharStyle30"> After this there was a festival of the Jews, and Jesus went up to Jerusalem. Now in Jeru­salem there is a bath beside the sheep-pool, which is called in Hebrew Bethzatha; it has five 3 porticoes, where a crowd of in­valids used to lie, the blind, the lame, and folk with shrivelled limbs [waiting for the water to 4 bubble. For an angel used to descend from time to time into the bath, and disturb the water; whereupon the first person who stepped in after the water was disturbed was restored to health, no matter what disease he had S been afflicted with].* Now one man was there, who had been 6 ill for thirty-eight years. Jesus saw him lying, and knowing he had been ill for a long while he said to him, “Do you want your 7 health restored?” The invalid replied, “Sir, I have nobody to put me into the bath, -when the water is disturbed; and while I am getting down myself, some­one else gets in before me.” 8 Jesus said to him, “Get up, lift 9 your mat, and walk.” And in­stantly the man got well, lifted his mat, and started to walk. Now it was the sabbath on io that day. So the Jews said to the man who had been cured, “This is the sabbath, you have no right to be carrying your 11 mat.” He replied, “But the man who healed me, he told me, ‘Lift 12 your mat and walk.’ ” They questioned him, “Who was it</text:span></text:p>
        <text:p text:style-name="P90"><text:span text:style-name="CharStyle8">* The words in brackets, omitted by von Soden, represent a passage which is absent from many important versions and</text:span></text:p>
        <text:p text:style-name="P27"><text:span text:style-name="CharStyle8">manuscripts.</text:span></text:p>
        <text:p text:style-name="P19"><text:span text:style-name="CharStyle12">that told you, ‘Lift it and walk’?” Now the man who had 13 been healed did not know who it was, for (owing to the crowd on the spot) Jesus had slipped away. Later on Jesus met 14 him in the temple, and said to him, “See, you are well and strong; commit no more sins, lest something worse befalls you.” Off went the man and 15 told the Jews it was Jesus who had healed him. And this was 16 why the Jews persecuted Jesus, because he did such deeds on the sabbath. The reply of Jesus 17 was, “As my Father has con­tinued working to this hour, so I work too.” But this only made 18 the Jews more eager to kill him, because he not merely broke the sabbath but actually spoke of God as his own Father, thereby making himself equal to God.</text:span></text:p>
        <text:p text:style-name="P32"><text:span text:style-name="CharStyle12">So Jesus made this answer to 19 them: “Truly, truly I tell you, the Son can do nothing of his own accord, nothing but what he sees the Father doing; for what­ever he does, the Son also does the same. The Father loves the 20 Son and shows him all that he is doing himself. He will show him still greater deeds than these, to make you wonder; for as the 21 Father raises the dead and makes them live, so the Son makes anyone live whom he chooses. Indeed the Father 22 passes judgment on no one; he has committed the judgment which determines life or death entirely to the Son, that all men 23 may honour the Son as they honour the Father. (He who does not honour the Son does not honour the Father who sent him.) Truly, truly I tell you, 24 he who listens to my word and believes him who sent me, has eternal life: he will incur no</text:span></text:p>
        <text:p text:style-name="P62"><text:span text:style-name="CharStyle12">sentence of judgment, he has already passed from death across</text:span></text:p>
        <text:list xml:id="list604000342873115932" text:style-name="L9">
          <text:list-item>
            <text:p text:style-name="P198"><text:span text:style-name="CharStyle12"><text:tab/>to life. Truly, truly I tell you, the time is coming, it has come already, when the dead will listen to the voice of the Son of God, and those who listen will live;</text:span></text:p>
          </text:list-item>
          <text:list-item>
            <text:p text:style-name="P210"><text:span text:style-name="CharStyle12"><text:tab/>for as the Father has life in him­self, so too he has granted the</text:span></text:p>
          </text:list-item>
          <text:list-item>
            <text:p text:style-name="P210"><text:span text:style-name="CharStyle12"><text:tab/>Son to have life in himself, and also granted him authority to act as judge, since he is Son of</text:span></text:p>
          </text:list-item>
          <text:list-item>
            <text:p text:style-name="P210"><text:span text:style-name="CharStyle12"><text:tab/>man. Do not wonder at this; for there is a time coming when all who are in the tombs will listen to his voice and come out,</text:span></text:p>
          </text:list-item>
          <text:list-item>
            <text:p text:style-name="P210"><text:soft-page-break/><text:span text:style-name="CharStyle12"><text:tab/>the doers of good to be raised to life, ill-doers to be raised for the sentence of judgment.</text:span></text:p>
          </text:list-item>
          <text:list-item>
            <text:p text:style-name="P214"><text:span text:style-name="CharStyle12"><text:tab/>I can do nothing of my own accord; I pass judgment on men as I am taught by God, and my judgment is just, because my aim is not my own will but the</text:span></text:p>
          </text:list-item>
          <text:list-item>
            <text:p text:style-name="P210"><text:span text:style-name="CharStyle12"><text:tab/>will of him who sent me. If I testify to myself, then my evi-</text:span></text:p>
          </text:list-item>
          <text:list-item>
            <text:p text:style-name="P206"><text:span text:style-name="CharStyle12"><text:tab/>dence is not valid; I have An­other to bear testimony to me, and I know the evidence he</text:span></text:p>
          </text:list-item>
          <text:list-item>
            <text:p text:style-name="P206"><text:span text:style-name="CharStyle12"><text:tab/>bears for me is valid. You sent to John, and he bore testimony</text:span></text:p>
          </text:list-item>
          <text:list-item>
            <text:p text:style-name="P206"><text:span text:style-name="CharStyle12"><text:tab/>to the truth (though I accept no testimony from man—I only speak of this testimony, that</text:span></text:p>
          </text:list-item>
          <text:list-item>
            <text:p text:style-name="P206"><text:span text:style-name="CharStyle12"><text:tab/>you may be saved); he was a burning and a shining lamp, and you chose to rejoice for a while</text:span></text:p>
          </text:list-item>
          <text:list-item>
            <text:p text:style-name="P206"><text:span text:style-name="CharStyle12"><text:tab/>in his light. But I possess a testimony greater than that of John, for the deeds which the Father has granted me to ac­complish, the very deeds on which I am engaged, are my testimony that the Father has</text:span></text:p>
          </text:list-item>
          <text:list-item>
            <text:p text:style-name="P206"><text:span text:style-name="CharStyle12"><text:tab/>sent me. The Father who sent me has also borne testi­mony to me himself; but his voice you have never heard, his</text:span></text:p>
          </text:list-item>
          <text:list-item>
            <text:p text:style-name="P206"><text:span text:style-name="CharStyle12"><text:tab/>form you have never seen, his word you have not kept with you, because you do not believe</text:span></text:p>
          </text:list-item>
        </text:list>
        <text:p text:style-name="P19"><text:span text:style-name="CharStyle12">him whom he sent. You search </text:span><text:span text:style-name="CharStyle13">39 </text:span><text:span text:style-name="CharStyle12">the scriptures, imagining you possess eternal life in their pages —and they do testify to me— but you refuse to come to me for </text:span><text:span text:style-name="CharStyle36">40 </text:span><text:span text:style-name="CharStyle12">life. I accept no credit from </text:span><text:span text:style-name="CharStyle36">41 </text:span><text:span text:style-name="CharStyle12">men, but I know there is no love 42 for God in you; here am I, come </text:span><text:span text:style-name="CharStyle13">43 </text:span><text:span text:style-name="CharStyle12">in the name of my Father, and you will not accept me: let some­one else come in his own name, and you will accept him! How </text:span><text:span text:style-name="CharStyle36">44 </text:span><text:span text:style-name="CharStyle12">can you believe, you who accept credit from one another instead of aiming at the credit which comes from the only God? Never imagine that I am going 45 to accuse you to the Father; Moses is your accuser, Moses who is your hope! For if you 46 believed Moses you would be­lieve me, since it was of me that he wrote. But if you do not be- 47 lieve what he wrote, how will you ever believe what I say?”</text:span></text:p>
        <text:p text:style-name="P82"><text:span text:style-name="CharStyle12">The Jews were amazed, saying, 15 “How can this uneducated fellow manage to read?” Jesus told 16 them in reply, “My teaching is not my own but his who sent me; anyone who chooses to do 17 his will, shall understand whether my teaching comes from God or whether I am talk­ing on my own authority. He 18 who talks on his own authority aims at his own credit, but he who aims at the credit of the person who sent him, he is sin­cere, and there is no dishonesty in him. Did not Moses give you 19 the Law?—and yet none of you honestly obeys the Law. Else, why do you want to kill me?”</text:span></text:p>
        <text:p text:style-name="P19"><text:span text:style-name="CharStyle12">“You are mad!” the crowd re- 20 plied. “Who wants to kill you?” Jesus answered them, “I have 21 only performed one deed, and yet you are all amazed at it. Moses gave you the rite of cir- 23 cumcision (not that it came from</text:span></text:p>
      </text:section>
      <text:section text:style-name="Sect4" text:name="Section5">
        <text:p text:style-name="P229"><text:span text:style-name="CharStyle12">Moses, it came from your an­cestors), and you will circumcise</text:span></text:p>
        <text:list xml:id="list164534844638928" text:style-name="L4">
          <text:list-item>
            <text:p text:style-name="P233"><text:span text:style-name="CharStyle12"><text:tab/>a man upon the sabbath. Well, if a man gets circumcised upon the sabbath, to avoid breaking the Law of Moses, are you en­raged at me for curing, not cut­ting, the entire body of a man</text:span></text:p>
          </text:list-item>
          <text:list-item>
            <text:p text:style-name="P233"><text:span text:style-name="CharStyle12"><text:tab/>upon the sabbath? Give over judging by appearances; be just.” *</text:span></text:p>
          </text:list-item>
        </text:list>
        <text:p text:style-name="P22"><text:span text:style-name="CharStyle12">After this Jesus went off to the opposite side of the sea of Galilee (the lake of Tiberias),</text:span></text:p>
        <text:list xml:id="list4259852152516653578" text:style-name="L10">
          <text:list-item>
            <text:p text:style-name="P234"><text:span text:style-name="CharStyle12"><text:tab/>followed by a large crowd on ac­count of the Signs which they had seen him perform on sick</text:span></text:p>
          </text:list-item>
          <text:list-item>
            <text:p text:style-name="P234"><text:span text:style-name="CharStyle12"><text:tab/>folk. Now Jesus went up the hill and sat down there with</text:span></text:p>
          </text:list-item>
          <text:list-item>
            <text:p text:style-name="P237"><text:span text:style-name="CharStyle12"><text:tab/>his disciples. (The passover, the Jewish festival, was at hand.)</text:span></text:p>
          </text:list-item>
          <text:list-item>
            <text:p text:style-name="P237"><text:span text:style-name="CharStyle12"><text:tab/>On looking up and seeing a large crowd approach, he said to Philip, “Where are we to buy bread for all these people to</text:span></text:p>
          </text:list-item>
          <text:list-item>
            <text:p text:style-name="P237"><text:span text:style-name="CharStyle12"><text:tab/>eat?” (He said this to test Philip, for he knew what he was</text:span></text:p>
          </text:list-item>
          <text:list-item>
            <text:p text:style-name="P237"><text:span text:style-name="CharStyle12"><text:tab/>going to do himself.) Philip an­swered, “Seven pounds’ worth of bread would not be enough for them, for everybody to get</text:span></text:p>
          </text:list-item>
          <text:list-item>
            <text:p text:style-name="P237"><text:span text:style-name="CharStyle12"><text:tab/>even a morsel.” One of his dis­ciples, Andrew the brother of</text:span></text:p>
          </text:list-item>
          <text:list-item>
            <text:p text:style-name="P238"><text:span text:style-name="CharStyle12"><text:tab/>Simon Peter, said to him, “There is a servant here, with five barley-cakes and a couple of fish; but what is that among so</text:span></text:p>
          </text:list-item>
          <text:list-item>
            <text:p text:style-name="P239"><text:span text:style-name="CharStyle12"><text:tab/>many?” Jesus said, “Get the people to lie down.” Now there was plenty of grass at the spot, so the men lay down, num­bering about five thousand.</text:span></text:p>
          </text:list-item>
          <text:list-item>
            <text:p text:style-name="P239"><text:span text:style-name="CharStyle12"><text:tab/>Then Jesus took the loaves, gave thanks to God, and distrib­uted them to those who were reclining; so too with the fish, as</text:span></text:p>
          </text:list-item>
          <text:list-item>
            <text:p text:style-name="P253"><text:span text:style-name="CharStyle12"><text:tab/>much as they wanted. And when they were satisfied, he said to the disciples, “Gather up</text:span></text:p>
          </text:list-item>
        </text:list>
        <text:p text:style-name="P25"><text:span text:style-name="CharStyle8">* Restoring vii. 15-24 to this, its origi-</text:span></text:p>
        <text:p text:style-name="P59"><text:span text:style-name="CharStyle8">nal position in the gospel.</text:span></text:p>
        <text:p text:style-name="P19"><text:span text:style-name="CharStyle12">the pieces left over, so that noth­ing may be wasted.” They 13 gathered them up, and filled twelve baskets with pieces of the five loaves left over from the meal. Now when the people 14 saw the Sign he had performed, they said, “This really is the Prophet who is to come into the world!” Whereupon Jesus per- 15 ceived they meant to come and seize him to make a king of him; so he withdrew by himself to the hill again.</text:span></text:p>
        <text:p text:style-name="P32"><text:span text:style-name="CharStyle12">When evening came, his dis- 16 ciples went down to the sea, and 17 embarking in a boat they started across the sea for Capharnahum.</text:span></text:p>
        <text:p text:style-name="P19"><text:span text:style-name="CharStyle12">By this time it was dark, Jesus had not reached them yet, and 18 the sea was getting up under a strong wind. After rowing about 19 three or four miles they saw Jesus walking on the sea and nearing the boat. They were 20 terrified, but he said to them, “It is I, have no fear”; so they 21 agreed to take him on board, and the boat instantly reached the land they were making for.</text:span></text:p>
        <text:p text:style-name="P32"><text:span text:style-name="CharStyle12">Next day the crowd which had 22 been left standing on the other side of the sea bethought them that only one boat had been there, and that Jesus had not gone aboard with his disciples, who had left by themselves. So, 23 as some boats from Tiberias had put in near the spot where they had eaten bread after the Lord’s thanksgiving, and as the crowd 24 saw that neither Jesus nor his disciples were there, they em­barked in the boats themselves and made for Capharnahum in search of Jesus. When they 23 found him on the other side of the sea, they said, “Rabbi, when did you get here?” Jesus an- 26 swered them, “Truly, truly I tell</text:span></text:p>
        <text:p text:style-name="P254"><text:span text:style-name="CharStyle12">you, it is not because you saw Signs that you are in quest of me, but because you ate these</text:span></text:p>
        <text:list xml:id="list3921453585443001975" text:style-name="L11">
          <text:list-item>
            <text:p text:style-name="P199"><text:span text:style-name="CharStyle12"><text:tab/>loaves and had your fill. Work for no perishing food, but for that lasting food which means eternal life; the Son of man will give you that, for the Father,</text:span></text:p>
          </text:list-item>
          <text:list-item>
            <text:p text:style-name="P207"><text:span text:style-name="CharStyle12"><text:tab/>God, has certified him.” Then they asked him, “What must we do to perform the works of</text:span></text:p>
          </text:list-item>
          <text:list-item>
            <text:p text:style-name="P211"><text:span text:style-name="CharStyle12"><text:tab/>God?” Jesus replied to them, “This is the work of God, to believe in him whom God has</text:span></text:p>
          </text:list-item>
          <text:list-item>
            <text:p text:style-name="P211"><text:span text:style-name="CharStyle12"><text:tab/>sent.” “Well then,” they said, “what is the Sign you perform, that we may see it and believe you? What work have you to</text:span></text:p>
          </text:list-item>
          <text:list-item>
            <text:p text:style-name="P211"><text:span text:style-name="CharStyle12"><text:tab/>show? Our ancestors ate manna in the desert: as it is written, </text:span><text:span text:style-name="CharStyle17">He gave them bread from heaven</text:span></text:p>
          </text:list-item>
          <text:list-item>
            <text:p text:style-name="P211"><text:span text:style-name="CharStyle12"><text:tab/></text:span><text:span text:style-name="CharStyle17">to eat.”</text:span><text:span text:style-name="CharStyle12"> Then said Jesus, “What Moses gave you was not the bread from heaven; it is my Father who gives you the real</text:span></text:p>
          </text:list-item>
          <text:list-item>
            <text:p text:style-name="P211"><text:span text:style-name="CharStyle12"><text:tab/>bread from heaven—for the bread of God is what comes down from heaven and gives life</text:span></text:p>
          </text:list-item>
          <text:list-item>
            <text:p text:style-name="P211"><text:span text:style-name="CharStyle12"><text:tab/>to the world.” “Ah, sir,” they said to him, “give us that bread</text:span></text:p>
          </text:list-item>
          <text:list-item>
            <text:p text:style-name="P211"><text:span text:style-name="CharStyle12"><text:tab/>always.” Jesus said, “I am the bread of life; he who comes to me will never be hungry, and he who believes in me will never</text:span></text:p>
          </text:list-item>
          <text:list-item>
            <text:p text:style-name="P211"><text:span text:style-name="CharStyle12"><text:tab/>again be thirsty. But, as I told you, though you have seen me,</text:span></text:p>
          </text:list-item>
          <text:list-item>
            <text:p text:style-name="P211"><text:span text:style-name="CharStyle12"><text:tab/>you do not believe. All those will come to me who are the Father’s gift to me, and never</text:span></text:p>
          </text:list-item>
          <text:list-item>
            <text:p text:style-name="P211"><text:span text:style-name="CharStyle12"><text:tab/>will I reject one of them; for I have come down from heaven not to carry out my own will but the will of him who sent</text:span></text:p>
          </text:list-item>
          <text:list-item>
            <text:p text:style-name="P211"><text:span text:style-name="CharStyle12"><text:tab/>me, and the will of him who sent me is that I lose none of those who are his gift to me, but that I raise them all up on the last</text:span></text:p>
          </text:list-item>
          <text:list-item>
            <text:p text:style-name="P211"><text:span text:style-name="CharStyle12"><text:tab/>day. It is the will of my Father that everyone who sees the Son and believes in him should possess eternal life, and that I</text:span></text:p>
          </text:list-item>
        </text:list>
        <text:p text:style-name="P19"><text:span text:style-name="CharStyle12">should raise him up on the last day.”</text:span></text:p>
        <text:p text:style-name="P37"><text:span text:style-name="CharStyle12">Now the Jews murmured at 41 him for saying, “I am the bread which has come down from heaven.” They said, “Is this 42 not Jesus the son of Joseph? We know his father and mother. How can he claim now, ‘I have come down from heaven’?” Jesus replied to them, “Stop 43 murmuring to yourselves. No </text:span><text:span text:style-name="CharStyle13">44 </text:span><text:span text:style-name="CharStyle12">one is able to come to me unless he is drawn by the Father who sent me (and I will raise him up on the last day). In the proph- 45 ets it is written, </text:span><text:span text:style-name="CharStyle17">and they will be all instructed by God;</text:span><text:span text:style-name="CharStyle12"> everyone who has listened to the Father and learned from him, comes to me. Not that anyone has seen 4b the Father—he only, who is from God, he has seen the Father.</text:span></text:p>
        <text:p text:style-name="P19"><text:span text:style-name="CharStyle12">Truly, truly I tell you, the be- 47 liever has eternal life. I am the 48 bread of life. Your ancestors 49 ate manna in the desert, but they died; the bread that comes 50 down from heaven is such that one eats of it and never dies.</text:span></text:p>
        <text:p text:style-name="P19"><text:span text:style-name="CharStyle12">I am the living bread which has 51 come down from heaven; if any­one eats of this bread, he will live for ever; and more, the bread that I will give is my flesh, given for the life of the world.”</text:span></text:p>
        <text:p text:style-name="P37"><text:span text:style-name="CharStyle12">The Jews then wrangled with 52 one another, saying, “How can he give us his flesh to eat?” So 53 Jesus said to them, “Truly, truly I tell you, unless you eat the flesh of the Son of man and drink his blood, you have no life within you. He who feeds on 54 my flesh and drinks my blood possesses eternal life (and I will raise him up on the last day), for my flesh is real food and my 55 blood is real drink. He who 56 feeds on my flesh and drinks my</text:span></text:p>
        <text:p text:style-name="P68"><text:span text:style-name="CharStyle12">blood remains within me, as I</text:span></text:p>
        <text:list xml:id="list1792349264353448635" text:style-name="L12">
          <text:list-item>
            <text:p text:style-name="P159"><text:span text:style-name="CharStyle12"><text:tab/>remain within him. Even as the living Father sent me and I live by the Father, so he who feeds on me will also live by me.</text:span></text:p>
          </text:list-item>
          <text:list-item>
            <text:p text:style-name="P159"><text:span text:style-name="CharStyle12"><text:tab/>Such is the bread which has come down from heaven: your ancestors </text:span><text:soft-page-break/><text:span text:style-name="CharStyle12">ate their bread and died, but he who feeds on this bread will live for ever.”</text:span></text:p>
          </text:list-item>
          <text:list-item>
            <text:p text:style-name="P162"><text:span text:style-name="CharStyle12"><text:tab/>This he said as he taught in the synagogue at Capharnahum.</text:span></text:p>
          </text:list-item>
          <text:list-item>
            <text:p text:style-name="P164"><text:span text:style-name="CharStyle12"><text:tab/>Many of his disciples, on hear­ing it, said, “This is hard to take in! Who can listen to talk like</text:span></text:p>
          </text:list-item>
          <text:list-item>
            <text:p text:style-name="P164"><text:span text:style-name="CharStyle12"><text:tab/>this?” Jesus, inwardly conscious that his disciples were murmur­ing at it, said to them, “So this</text:span></text:p>
          </text:list-item>
          <text:list-item>
            <text:p text:style-name="P164"><text:span text:style-name="CharStyle12"><text:tab/>upsets you? Then what if you were to see the Son of man as­cending to where he formerly</text:span></text:p>
          </text:list-item>
          <text:list-item>
            <text:p text:style-name="P164"><text:span text:style-name="CharStyle12"><text:tab/>existed? What gives life is the Spirit: flesh is of no avail at all. The words I have uttered to you</text:span></text:p>
          </text:list-item>
          <text:list-item>
            <text:p text:style-name="P164"><text:span text:style-name="CharStyle12"><text:tab/>are spirit and life. And yet there are some of you W'ho do not believe” (for Jesus knew from the very first who the un­believing were, and who was to</text:span></text:p>
          </text:list-item>
          <text:list-item>
            <text:p text:style-name="P164"><text:span text:style-name="CharStyle12"><text:tab/>betray him; that was why * he said, ‘I tell you that no one is able to come to me unless he is allowed by the Father’).</text:span></text:p>
          </text:list-item>
          <text:list-item>
            <text:p text:style-name="P162"><text:span text:style-name="CharStyle12"><text:tab/>After that, many of his dis­ciples drew back and would not associate with him any longer.</text:span></text:p>
          </text:list-item>
          <text:list-item>
            <text:p text:style-name="P164"><text:span text:style-name="CharStyle12"><text:tab/>So Jesus said to the twelve, “You do not want to go, too?”</text:span></text:p>
          </text:list-item>
          <text:list-item>
            <text:p text:style-name="P164"><text:span text:style-name="CharStyle12"><text:tab/>Simon Peter answered him, “Lord, who are we to go to? The words you have are words</text:span></text:p>
          </text:list-item>
          <text:list-item>
            <text:p text:style-name="P164"><text:span text:style-name="CharStyle12"><text:tab/>of eternal life, and we believe, we are certain, that you are the</text:span></text:p>
          </text:list-item>
          <text:list-item>
            <text:p text:style-name="P164"><text:span text:style-name="CharStyle12"><text:tab/>holy One of God.” Jesus an­swered them, “Did I not choose you, the twelve? And yet one</text:span></text:p>
          </text:list-item>
          <text:list-item>
            <text:p text:style-name="P164"><text:span text:style-name="CharStyle12"><text:tab/>of you is a devil!” (He meant</text:span></text:p>
          </text:list-item>
        </text:list>
        <text:p text:style-name="P29"><text:span text:style-name="CharStyle25">* Reading Sid </text:span><text:span text:style-name="CharStyle38">tovto </text:span><text:span text:style-name="CharStyle25">fftevev, with e (so</text:span></text:p>
        <text:p text:style-name="P56"><text:span text:style-name="CharStyle25">Biass and Merx), instead of eXeyev Sid</text:span></text:p>
        <text:p text:style-name="P57"><text:span text:style-name="CharStyle41">toOto.</text:span></text:p>
        <text:p text:style-name="P81"><text:span text:style-name="CharStyle12">Judas the son of Simon Iscariot; for Judas was to betray him— and he was one of the twelve.)</text:span></text:p>
        <text:p text:style-name="P32"><text:span text:style-name="CharStyle12">After this Jesus moved </text:span><text:span text:style-name="CharStyle17">rj </text:span><text:span text:style-name="CharStyle12">about in Galilee; he would • not move in Judaea, because the Jews were trying to kill him.</text:span></text:p>
        <text:p text:style-name="P32"><text:span text:style-name="CharStyle12">As the Jewish festival of 2 booths was near, his brothers </text:span><text:span text:style-name="CharStyle13">3 </text:span><text:span text:style-name="CharStyle12">said to him, “Leave this and go across into Judaea, to let your disciples witness what you can do; for nobody who aims at pub- 4 lie recognition ever keeps his actions secret. Since you can do these deeds, display yourself to the world” (for even his </text:span><text:span text:style-name="CharStyle13">5 </text:span><text:span text:style-name="CharStyle12">brothers did not believe in him). Jesus said to them, “My time </text:span><text:span text:style-name="CharStyle13">6 </text:span><text:span text:style-name="CharStyle12">has not come yet, but your time is always at hand; the world </text:span><text:span text:style-name="CharStyle13">7 </text:span><text:span text:style-name="CharStyle12">cannot hate you, but it hates me because I testify that its deeds are evil. Go up to the </text:span><text:span text:style-name="CharStyle13">8 </text:span><text:span text:style-name="CharStyle12">festival yourselves; I am not go­ing up to this festival, for my time has not arrived yet.” So </text:span><text:span text:style-name="CharStyle13">9 </text:span><text:span text:style-name="CharStyle12">saying, he stayed on in Galilee.</text:span></text:p>
        <text:p text:style-name="P32"><text:span text:style-name="CharStyle12">After his brothers had gone up 10 to the festival, he went up too, not publicly but as it were pri­vately. At the festival the Jews 11 were in quest of him, saying, “Where is he?” And the crowd 12 disputed about him hotly; some said, “He is a good man,” but others said, “No, he is mislead­ing the people.” For fear of the 13 Jews, however, nobody spoke of him in public.</text:span></text:p>
        <text:p text:style-name="P32"><text:span text:style-name="CharStyle12">When the festival was half 14 over, Jesus went up to the temple and began to teach.* Then said some of the Jeru- 25 salemites, “Is this not the man they want to kill? Yet here he 26 is, opening his lips in public, and they say nothing to him! Can the authorities have really dis­covered that he is the Christ?</text:span></text:p>
        <text:p text:style-name="P35"><text:span text:style-name="CharStyle8">* See note, p. 121.</text:span></text:p>
      </text:section>
      <text:section text:style-name="Sect4" text:name="Section6">
        <text:list xml:id="list778198025375747270" text:style-name="L13">
          <text:list-item>
            <text:p text:style-name="P221"><text:span text:style-name="CharStyle12"><text:tab/>No, we know where this man comes from; but when the Christ does come, no one will know</text:span></text:p>
          </text:list-item>
          <text:list-item>
            <text:p text:style-name="P200"><text:span text:style-name="CharStyle12"><text:tab/>where he comes from.” So Jesus cried aloud, as he was teaching in the temple, “You know me? you know where I come from? But I have not come on my own initiative; I am sent, and sent by Him who is real. You do not know Him,</text:span></text:p>
          </text:list-item>
          <text:list-item>
            <text:p text:style-name="P208"><text:span text:style-name="CharStyle12"><text:tab/>but I know Him, because I have come from Him and He sent</text:span></text:p>
          </text:list-item>
          <text:list-item>
            <text:p text:style-name="P212"><text:span text:style-name="CharStyle12"><text:tab/>me.” They tried to arrest him; but no one laid hands on him, because his time had not</text:span></text:p>
          </text:list-item>
          <text:list-item>
            <text:p text:style-name="P212"><text:span text:style-name="CharStyle12"><text:tab/>come yet. Indeed many of the people believed in him, saying, “When the Christ does come, will he perform more Signs than</text:span></text:p>
          </text:list-item>
          <text:list-item>
            <text:p text:style-name="P212"><text:span text:style-name="CharStyle12"><text:tab/>this man?” As the Pharisees heard the people discussing Jesus in this way, the high priests and the Pharisees des­patched attendants to arrest</text:span></text:p>
          </text:list-item>
          <text:list-item>
            <text:p text:style-name="P212"><text:span text:style-name="CharStyle12"><text:tab/>him. Then said Jesus, “I will be with you a little longer, then I</text:span></text:p>
          </text:list-item>
          <text:list-item>
            <text:p text:style-name="P212"><text:span text:style-name="CharStyle12"><text:tab/>go to Him who sent me; you will search for me but you will not find me, and where I go,</text:span></text:p>
          </text:list-item>
          <text:list-item>
            <text:p text:style-name="P212"><text:span text:style-name="CharStyle12"><text:tab/>you cannot come.” (The Jews said to themselves, “Where is he going, that we w’ill not find him? Is he off to the Dispersion among the Greeks, to teach the</text:span></text:p>
          </text:list-item>
          <text:list-item>
            <text:p text:style-name="P212"><text:span text:style-name="CharStyle12"><text:tab/>Greeks? What does he mean by saying, ‘You will search for me but you will not find me, and where I go, you cannot come’?”)</text:span></text:p>
          </text:list-item>
          <text:list-item>
            <text:p text:style-name="P204"><text:span text:style-name="CharStyle12"><text:tab/>Now on the last day, the great day, of the festival, Jesus stood and cried aloud. “If anyone is athirst, let him come to me and</text:span></text:p>
          </text:list-item>
          <text:list-item>
            <text:p text:style-name="P212"><text:span text:style-name="CharStyle12"><text:tab/>drink; he who believes in me— out of his body, as scripture says, streams of living water</text:span></text:p>
          </text:list-item>
          <text:list-item>
            <text:p text:style-name="P212"><text:span text:style-name="CharStyle12"><text:tab/>will flow” (he meant by this the Spirit which those who believed in him were to receive:—as yet there was no Spirit, because</text:span></text:p>
          </text:list-item>
        </text:list>
        <text:p text:style-name="P19"><text:span text:style-name="CharStyle12">Jesus had not been glorified yet).</text:span></text:p>
        <text:p text:style-name="P19"><text:span text:style-name="CharStyle12">On hearing this some of the peo- 40 pie said, “This really is the Prophet”; others said, “He is the Christ”; but others said, 41 “No, surely the Christ does not come from Galilee? Does not 42 scripture say it </text:span><text:span text:style-name="CharStyle17">is from the off­spring of David</text:span><text:span text:style-name="CharStyle18">, </text:span><text:span text:style-name="CharStyle17">from</text:span><text:span text:style-name="CharStyle18"> </text:span><text:span text:style-name="CharStyle12">David’s village of </text:span><text:span text:style-name="CharStyle17">Bethlehem,</text:span><text:span text:style-name="CharStyle18"> </text:span><text:span text:style-name="CharStyle12">that the Christ is to come?” So the peo- 43 pie were divided over him; some 44 wanted to arrest him, but no one laid hands on him.</text:span></text:p>
        <text:p text:style-name="P37"><text:span text:style-name="CharStyle12">Then the attendants went </text:span><text:span text:style-name="CharStyle13">45 </text:span><text:span text:style-name="CharStyle12">back to the high priests and Pharisees, who asked them, “Why have you not brought him with you?” The attendants re- 46 plied, “No man ever spoke as he does.” The Pharisees retorted, 47 “Are you misled as well? Have 48 any of the authorities or of the Pharisees believed in him? As 49 for this mob, with its ignorance of the Law—it is accursed!” Nicodemus, one of their number 50 (the same who had come to him before), said to them, “But 51 surely our Law does not con­demn the accused before hear­ing what he has to say and as­certaining his offence?” They 52 answered him, “And are you from Galilee, too? Search and you will see that no prophet ever springs from Galilee.”</text:span></text:p>
        <text:p text:style-name="P37"><text:span text:style-name="CharStyle12">[So every one of them went o S</text:span><text:span text:style-name="CharStyle13">3 </text:span><text:span text:style-name="CharStyle12">home, but Jesus went to the O Hill of Olives. Early in the 2 morning he returned to the temple, the people all came to him, and he sat down and taught them. The scribes and 3 Pharisees brought a woman who had been caught in the act of committing adultery, and mak­ing her stand forward they said 4 to him, “Teacher, this woman was caught in the very act of committing adultery. Now 5</text:span></text:p>
      </text:section>
      <text:section text:style-name="Sect4" text:name="Section7">
        <text:p text:style-name="P257"><text:span text:style-name="CharStyle12">Moses has commanded us in the Law to stone such creatures; but</text:span></text:p>
        <text:list xml:id="list2868817381153963451" text:style-name="L14">
          <text:list-item>
            <text:p text:style-name="P235"><text:span text:style-name="CharStyle12"><text:tab/>what do you say?” (They said this to test him, in order to get a charge against him.) Jesus stooped down, and began to write with his finger on the</text:span></text:p>
          </text:list-item>
          <text:list-item>
            <text:p text:style-name="P235"><text:span text:style-name="CharStyle12"><text:tab/>ground; but, as they persisted with their question, he raised himself and said to them, “Let the innocent among you throw</text:span></text:p>
          </text:list-item>
          <text:list-item>
            <text:p text:style-name="P241"><text:span text:style-name="CharStyle12"><text:tab/>the first stone at her”; then he stooped down again and wrote</text:span></text:p>
          </text:list-item>
          <text:list-item>
            <text:p text:style-name="P241"><text:span text:style-name="CharStyle12"><text:tab/>on the ground. And on hearing what he said, they went away one by one, beginning with the older men, till Jesus was left alone with the woman standing</text:span></text:p>
          </text:list-item>
          <text:list-item>
            <text:p text:style-name="P240"><text:span text:style-name="CharStyle12"><text:tab/>before him. Looking up, Jesus said to her, “Woman, where are they? Has no one condemned</text:span></text:p>
          </text:list-item>
          <text:list-item>
            <text:p text:style-name="P240"><text:span text:style-name="CharStyle12"><text:tab/>you?” She said, “No one, sir.” Jesus said, “Neither do I; be off, and never sin again.”] *</text:span></text:p>
          </text:list-item>
          <text:list-item>
            <text:p text:style-name="P243"><text:span text:style-name="CharStyle12"><text:tab/>Then Jesus again addressed them, saying, “1 am the light of the world: he who follows me will never walk in darkness, he will enjoy the light of life.”</text:span></text:p>
          </text:list-item>
          <text:list-item>
            <text:p text:style-name="P244"><text:span text:style-name="CharStyle12"><text:tab/>So the Pharisees said to him, “You are testifying to yourself; your evidence is not valid.”</text:span></text:p>
          </text:list-item>
          <text:list-item>
            <text:p text:style-name="P244"><text:span text:style-name="CharStyle12"><text:tab/>Jesus replied to them, “Though I do testify to myself, my evi­dence is valid, because I know where I have come from and where I am going to—whereas you do not know where I have come from or where I am going</text:span></text:p>
          </text:list-item>
          <text:list-item>
            <text:p text:style-name="P244"><text:span text:style-name="CharStyle12"><text:tab/>to. You judge by the outside.</text:span></text:p>
          </text:list-item>
          <text:list-item>
            <text:p text:style-name="P240"><text:span text:style-name="CharStyle12"><text:tab/>I judge no one; and though I do judge, my judgment is true, be­cause I am not by myself—there is myself and the Father who</text:span></text:p>
          </text:list-item>
          <text:list-item>
            <text:p text:style-name="P240"><text:span text:style-name="CharStyle12"><text:tab/>sent me. Why, it is written in your own Law that the evidence</text:span></text:p>
          </text:list-item>
          <text:list-item>
            <text:p text:style-name="P240"><text:span text:style-name="CharStyle12"><text:tab/>of two persons is valid: I testify to myself, and the Father who</text:span></text:p>
          </text:list-item>
        </text:list>
        <text:p text:style-name="P65"><text:span text:style-name="CharStyle8">* It is uncertain to which, if any. of</text:span></text:p>
        <text:p text:style-name="P58"><text:span text:style-name="CharStyle8">the canonical gospels this fragment of</text:span></text:p>
        <text:p text:style-name="P58"><text:span text:style-name="CharStyle8">primitive tradition originally belonged.</text:span></text:p>
        <text:p text:style-name="P19"><text:span text:style-name="CharStyle12">sent me also testifies to me.” “Where is your Father?” they 19 said. Jesus replied, “You know neither me nor my Father; if you had known me you would have known my Father also.” These 20 words he spoke in the treasury, as he was teaching in the temple, but no one arrested him, because his time had not come yet.</text:span></text:p>
        <text:p text:style-name="P32"><text:span text:style-name="CharStyle12">Then he said to them again, “I 21 go away, and you will search for me, but you will die in your sin; where I go, you cannot come.”</text:span></text:p>
        <text:p text:style-name="P19"><text:span text:style-name="CharStyle12">So the Jews said, “Will he kill 22 himself? Is that why he says, ‘Where I go, you cannot come’?”</text:span></text:p>
        <text:p text:style-name="P19"><text:span text:style-name="CharStyle12">He said to them, “You are from 23 the world below, I am from the world above: you belong to this world, I do not belong to this world. So I told you, you would 24 die in your sins; for unless you believe who I am, you will die in your sins.” They said, “Who are 23 you?” Jesus replied, “Why should I talk to you at all? I 26 have a great deal to say about you and many a judgment to pass upon you; but he who sent me is true, and so I tell the world what I have learned from him.”</text:span></text:p>
        <text:p text:style-name="P32"><text:span text:style-name="CharStyle12">They did not understand that 27 he was speaking to them about the Father; so Jesus said, “When 28 you have lifted up the Son of man, you will know then who I am, and that I do nothing of my own accord, but speak as the Father has taught me. He who 29 sent me is at my side; he has not left me alone; for I always do what pleases him.” As he said 30 this, a number believed in him.</text:span></text:p>
        <text:p text:style-name="P32"><text:span text:style-name="CharStyle12">So Jesus addressed the Jews 31 who had believed him, saying,</text:span></text:p>
        <text:p text:style-name="P19"><text:span text:style-name="CharStyle12">“If you abide by what I say, you are really disciples of mine: you 32 will understand the truth, and the truth will set you free.” “We are Abraham’s offspring,” </text:span><text:span text:style-name="CharStyle13">33</text:span></text:p>
        <text:p text:style-name="P223"><text:span text:style-name="CharStyle12">they retorted, “we have never been slaves to anybody. What do you mean by saying, ‘You</text:span></text:p>
        <text:list xml:id="list603546685742900133" text:style-name="L15">
          <text:list-item>
            <text:p text:style-name="P119"><text:span text:style-name="CharStyle12"><text:tab/>will be free’?” Jesus replied, “Truly, truly I tell you, every­one who commits sin is a slave.*</text:span></text:p>
          </text:list-item>
          <text:list-item>
            <text:p text:style-name="P119"><text:span text:style-name="CharStyle12"><text:tab/>Now the slave does not remain in the household for all time;</text:span></text:p>
          </text:list-item>
          <text:list-item>
            <text:p text:style-name="P119"><text:span text:style-name="CharStyle12"><text:tab/>the son of the house does. So, if the Son sets you free, you will</text:span></text:p>
          </text:list-item>
          <text:list-item>
            <text:p text:style-name="P119"><text:span text:style-name="CharStyle12"><text:tab/>be really free. I know you are Abraham’s offspring! Yet you want to kill me, since my word makes no headway among you!</text:span></text:p>
          </text:list-item>
          <text:list-item>
            <text:p text:style-name="P119"><text:span text:style-name="CharStyle12"><text:tab/>I speak of what I have seen with my Father, and you act as you have learned from your father.”</text:span></text:p>
          </text:list-item>
          <text:list-item>
            <text:p text:style-name="P119"><text:span text:style-name="CharStyle12"><text:tab/>They answered him, “Abraham is our father.” “If you are Abraham’s children,” said Jesus,</text:span></text:p>
          </text:list-item>
          <text:list-item>
            <text:p text:style-name="P119"><text:span text:style-name="CharStyle12"><text:tab/>“then do as Abraham did: but now you want to kill me—to kill a man who has told you the truth, the truth I have learned</text:span></text:p>
          </text:list-item>
          <text:list-item>
            <text:p text:style-name="P119"><text:span text:style-name="CharStyle12"><text:tab/>from God. Abraham did not do that. You do the deeds of your father.” They said to him, “We are no bastards: we have one</text:span></text:p>
          </text:list-item>
          <text:list-item>
            <text:p text:style-name="P119"><text:span text:style-name="CharStyle12"><text:tab/>father, even God.” Said Jesus, “If God were your father, you would love me, for I came here from God; I did not come of my own accord, I was sent by him.</text:span></text:p>
          </text:list-item>
          <text:list-item>
            <text:p text:style-name="P119"><text:span text:style-name="CharStyle12"><text:tab/>Why do you not understand my speech? Because you are un­able to listen to what I am say-</text:span></text:p>
          </text:list-item>
          <text:list-item>
            <text:p text:style-name="P133"><text:span text:style-name="CharStyle12"><text:tab/>ing; you belong to your father the devil, and you want to do what your father desires; he was a slayer of men from the very beginning, and he has no place in the truth because there is no truth in him: when he tells a lie, he is expressing his own nature, for he is a bar and the</text:span></text:p>
          </text:list-item>
          <text:list-item>
            <text:p text:style-name="P185"><text:span text:style-name="CharStyle12"><text:tab/>father of lies. It is because I tell the truth, that you do not</text:span></text:p>
          </text:list-item>
          <text:list-item>
            <text:p text:style-name="P185"><text:span text:style-name="CharStyle12"><text:tab/>believe me. Which of you can</text:span></text:p>
          </text:list-item>
        </text:list>
        <text:p text:style-name="P70"><text:span text:style-name="CharStyle8">* Omitting Tfj? dpapTla;, a gloss which</text:span></text:p>
        <text:p text:style-name="P54"><text:span text:style-name="CharStyle8">disturbs the passage.</text:span></text:p>
        <text:p text:style-name="P20"><text:span text:style-name="CharStyle12">convict me of sin? If I tell the truth, why do you not believe me? He who belongs to God, 47 listens to the words of God; you do not listen to them, because you do not belong to God.”</text:span></text:p>
        <text:p text:style-name="P20"><text:span text:style-name="CharStyle12">The Jews retorted, “Are we not 48 right in saying you are a Samaritan, you are mad?” Jesus replied, “I am not mad: I </text:span><text:span text:style-name="CharStyle13">49 </text:span><text:span text:style-name="CharStyle12">honour my Father and you dis­honour me. However, I do not 50 aim at my own credit; there is One who cares for my credit, and he is judge. Truly, truly 51 I tell you, if anyone holds to what I say, he will never see death.” The Jews said to him, 52 “Now we are sure you are mad. Abraham is dead, and so are all the prophets; and you declare,</text:span></text:p>
        <text:p text:style-name="P30"><text:span text:style-name="CharStyle12">‘If anyone holds to what I say, he will never taste death’! Are 53 you greater than our father Abraham? He is dead, and the prophets are dead. Who do you claim to be?” Jesus replied, </text:span><text:span text:style-name="CharStyle13">54 </text:span><text:span text:style-name="CharStyle12">“Were I to glorify myself, my glory would be nothing; it is my Father who glorifies me; you say, ‘He is our God,’ but you do 55 not understand him. I know him. Were I to say, ‘I do not know him,’ I would be a liar like yourselves; but I do know him and I hold to his word. Your 56 father Abraham exulted that he was to see my Day: he did see it and he rejoiced.” Then said 57 the Jews to him, “You are not fifty years old, and Abraham has seen you?” * “Truly, truly I 58 tell you,” said Jesus, “I have existed before Abraham was born.” At this they picked up 59</text:span></text:p>
        <text:p text:style-name="P87"><text:span text:style-name="CharStyle8">* Reading 4ci&gt;eaxev at- with S and the Sinaitic Syriac, etc.—“leyon plus naturelle peut-etre que la le;on commune, mais qui a pu choquer, parce qu'elle semble mettre Abraham au-dessus du Christ” (Loisy).</text:span></text:p>
        <text:p text:style-name="P63"><text:span text:style-name="CharStyle12">stones to throw at him, but Jesus concealed himself and made his way out of the temple.</text:span></text:p>
        <text:p text:style-name="Body_20_text_20__28_2_29__20__2b__20_DropCap3">9<text:span text:style-name="CharStyle12"> As he passed along he saw a man who had been blind 2 from his birth; and his disciples asked him, “Rabbi, for whose sin—for his own or for his par­ents’—was he born blind?” </text:span><text:span text:style-name="CharStyle13">3</text:span><text:span text:style-name="CharStyle12"> Jesus replied, “Neither for his own sin </text:span><text:soft-page-break/><text:span text:style-name="CharStyle12">nor for his parents’— it was to let the work of God </text:span><text:span text:style-name="CharStyle13">4</text:span><text:span text:style-name="CharStyle12"> be illustrated in him. While daylight lasts, we must be busy with the work of him who sent me: night comes, when no one 5 can do any work. When I am in the world, I am light for the 6 world.” With these words he spat on the ground and made clay with the saliva, which he smeared on the man’s eyes, say- 7 ing, “Go and wash them in the pool of Siloam” (Siloam mean­ing ‘sent’). So off he went and washed them, and went home 8 seeing. Whereupon the neigh­bours and those to whom he had been a familiar sight as a beggar, said, “Is this not the man who 9 used to sit and beg?” Some said, “It is”; others said, “No, but it is like him.” He said, “I </text:span><text:span text:style-name="CharStyle44">io</text:span><text:span text:style-name="CharStyle12"> am the man.” So they asked him, “How were your eyes x i opened?” He replied, “The man they call Jesus made some clay and smeared my eyes with it and told me, ‘Go and wash them in Siloam’; so I went and washed them, and I got my sight.” </text:span><text:span text:style-name="CharStyle17">12</text:span><text:span text:style-name="CharStyle12"> “Where is he?” they asked; he answered, “I do not know.”</text:span></text:p>
        <text:list xml:id="list164534301723856" text:style-name="L10">
          <text:list-item>
            <text:p text:style-name="P230"><text:span text:style-name="CharStyle12"><text:tab/>They brought him before the Pharisees, this man who had 14 once been blind. As it was on the sabbath day that Jesus had made clay and opened his eyes, 15 the Pharisees asked him again how he had regained his sight, and he told them, “He smeared</text:span></text:p>
          </text:list-item>
        </text:list>
        <text:p text:style-name="P21"><text:span text:style-name="CharStyle12">some clay on my eyes, and I washed them, and now I can see.” Then said some of the 16 Pharisees, “This man is not from God, for he does not keep the sabbath”; others said, “How can a sinner perform such Signs?” They were divided on this. So 17 they asked the blind man once more, “What have you to say about him, you whose eyes he has opened?” The man replied,</text:span></text:p>
        <text:p text:style-name="P19"><text:span text:style-name="CharStyle12">“I say he is a prophet.”</text:span></text:p>
        <text:p text:style-name="P32"><text:span text:style-name="CharStyle12">The Jews would not believe he 18 had been born blind and had regained his sight, till they sum­moned the parents of the man who had regained his sight, asking them, “Is this your son, 19 the son you declare was born blind? How is it that he can see now?” His parents answered, 20 “This is our son, and he was born blind; we know that. But 21 how he can see to-day, we do not know, nor do we know who opened his eyes. Ask himself; he is of age, he can speak for himself.” (His parents said this </text:span><text:span text:style-name="CharStyle13">32 </text:span><text:span text:style-name="CharStyle12">because they were afraid of the Jews; for the Jews had already agreed that anyone who con­fessed him to be Christ should be excommunicated. That was 23 why the man’s parents said, “He is of age, ask himself.”) So the 24 man born blind was summoned a second time, and told, “Now give God the praise; this man, we know quite well, is only a sinner.” To which he replied, 25 “I do not know if he is a sinner; one thing I do know, that once I was blind and now I can see.” “What did he do to you?” they 26 repeated; “How did he open your eyes?” He retorted, “I 27 have toid you that already, and you would not listen to me. Why do you want to hear it over</text:span></text:p>
        <text:p text:style-name="P67"><text:span text:style-name="CharStyle12">again? Do you want to be dis-</text:span></text:p>
        <text:list xml:id="list6059459452891334014" text:style-name="L16">
          <text:list-item>
            <text:p text:style-name="P171"><text:span text:style-name="CharStyle12"><text:tab/>ciples of his?” Then they stormed at him: “You are his disciple, we are disciples of</text:span></text:p>
          </text:list-item>
          <text:list-item>
            <text:p text:style-name="P165"><text:span text:style-name="CharStyle12"><text:tab/>Moses! We know God spoke to Moses, but we do not know where this fellow comes from.”</text:span></text:p>
          </text:list-item>
          <text:list-item>
            <text:p text:style-name="P174"><text:span text:style-name="CharStyle12"><text:tab/>The man replied to them, “Well, this is amazing! You do not know where he comes from, and yet he has opened my eyes!</text:span></text:p>
          </text:list-item>
          <text:list-item>
            <text:p text:style-name="P174"><text:span text:style-name="CharStyle12"><text:tab/>God, we know, does not listen to sinners; he listens to anyone who is devout and who obeys</text:span></text:p>
          </text:list-item>
          <text:list-item>
            <text:p text:style-name="P174"><text:span text:style-name="CharStyle12"><text:tab/>his will. It is unheard of, since the world began, that anyone should open a blind man’s eyes.</text:span></text:p>
          </text:list-item>
          <text:list-item>
            <text:p text:style-name="P174"><text:span text:style-name="CharStyle12"><text:tab/>If this man were not from God,</text:span></text:p>
          </text:list-item>
          <text:list-item>
            <text:p text:style-name="P174"><text:span text:style-name="CharStyle12"><text:tab/>he could do nothing.” They re­torted, “And so you would teach us—you, born in utter de­pravity!” Then they expelled</text:span></text:p>
          </text:list-item>
        </text:list>
        <text:p text:style-name="P49"><text:span text:style-name="CharStyle12">33 him. Jesus heard that they had </text:span><text:soft-page-break/><text:span text:style-name="CharStyle12">expelled him, and on meet­ing him he said, “You believe in</text:span></text:p>
        <text:list xml:id="list4617012904313449891" text:style-name="L17">
          <text:list-item>
            <text:p text:style-name="P172"><text:span text:style-name="CharStyle12"><text:tab/>the Son of man?”* “Who is that, sir?” said the man, “tell me, that I may believe in him.”</text:span></text:p>
          </text:list-item>
          <text:list-item>
            <text:p text:style-name="P172"><text:span text:style-name="CharStyle12"><text:tab/>“You have seen him,” Jesus said,</text:span></text:p>
          </text:list-item>
          <text:list-item>
            <text:p text:style-name="P166"><text:span text:style-name="CharStyle12"><text:tab/>“he is talking to you.” He said, “I do believe, Lord”—and</text:span></text:p>
          </text:list-item>
          <text:list-item>
            <text:p text:style-name="P166"><text:span text:style-name="CharStyle12"><text:tab/>he worshipped him. Then said Jesus, “It is for judgment that I have come into this world, to make the sightless see, to make</text:span></text:p>
          </text:list-item>
          <text:list-item>
            <text:p text:style-name="P175"><text:span text:style-name="CharStyle12"><text:tab/>the seeing blind.” On hearing this, the Pharisees who were be­side him asked, “And are we</text:span></text:p>
          </text:list-item>
          <text:list-item>
            <text:p text:style-name="P175"><text:span text:style-name="CharStyle12"><text:tab/>blind?” Jesus replied, “If you were blind, you would not be guilty; but, as it is, you claim to have sight—and so your sin re­mains.” t</text:span></text:p>
          </text:list-item>
        </text:list>
        <text:list xml:id="list164533596858200" text:style-name="L14">
          <text:list-item>
            <text:p text:style-name="P179"><text:span text:style-name="CharStyle12"><text:tab/>The Jews were again divided</text:span></text:p>
          </text:list-item>
          <text:list-item>
            <text:p text:style-name="P167"><text:span text:style-name="CharStyle12"><text:tab/>over these words. A number of them said, “He is mad. Why</text:span></text:p>
          </text:list-item>
          <text:list-item>
            <text:p text:style-name="P167"><text:span text:style-name="CharStyle12"><text:tab/>listen to him?” Others said,</text:span></text:p>
          </text:list-item>
        </text:list>
        <text:p text:style-name="P71"><text:span text:style-name="CharStyle8">* Reading dvfrot&amp;jiov instead of #eov. t Transposing x. 19-29, for the sake of</text:span></text:p>
        <text:p text:style-name="P53"><text:span text:style-name="CharStyle8">sequence, to the close of ch. ix.</text:span></text:p>
        <text:p text:style-name="P81"><text:span text:style-name="CharStyle12">“These are not a madman’s words. Can a madman open the eyes of the blind?”</text:span></text:p>
        <text:p text:style-name="P37"><text:span text:style-name="CharStyle12">Then came the festival of 22 Dedication at Jerusalem; it was winter, and Jesus used to walk 23 inside the temple, in the portico of Solomon. So the Jews 24 gathered round him and asked, “How long are you going to keep us in suspense? If you are the Christ, tell us plainly.” Jesus replied, “I have told you, 25 but you do not believe; the deeds I do in the name of my Father testify to me, but you do not 26 believe, because you do not be­long to my sheep. My sheep 27 listen to my voice, and I know them and they follow me; and I 28 give them eternal life; they shall never perish, and no one will snatch them out of my hand. My Father who * gave me them 29 is stronger than all, and no one can snatch anything out of my Father’s hand.</text:span></text:p>
        <text:p text:style-name="P48"><text:span text:style-name="CharStyle12">Truly, truly </text:span><text:span text:style-name="CharStyle45">I </text:span><text:span text:style-name="CharStyle12">tell you, -| </text:span><text:span text:style-name="CharStyle45">A </text:span><text:span text:style-name="CharStyle12">he who does not enter the sheepfold by the gate but climbs up somewhere else, he is a thief and a robber; he who enters by 2 the gate is the shepherd of the sheep. The gatekeeper opens 3 the gate for him, and the sheep listen to his voice; he calls his sheep by name and leads them out. When he has brought all 4 his sheep outside, he goes in front of them, and the sheep follow him because they know his voice; they will not follow 5 a stranger, they will run from him, because they know not the voice of strangers.” Jesus 6 told them this allegory, but they did not understand what he was saying to them; so he said to 7 them again, “Truly, truly I tell</text:span></text:p>
        <text:p text:style-name="P41"><text:span text:style-name="CharStyle8">* Reading: 8; . . . neltjwv.</text:span></text:p>
      </text:section>
      <text:section text:style-name="Sect4" text:name="Section8">
        <text:p text:style-name="P232"><text:span text:style-name="CharStyle12">you, I am the shepherd * of the</text:span></text:p>
        <text:list xml:id="list7178959263928022028" text:style-name="L18">
          <text:list-item>
            <text:p text:style-name="P259"><text:span text:style-name="CharStyle12"><text:tab/>sheep; all who ever came before me have been thieves and rob­bers—but the sheep would</text:span></text:p>
          </text:list-item>
          <text:list-item>
            <text:p text:style-name="P259"><text:span text:style-name="CharStyle12"><text:tab/>not listen to them, (I am the Gate; whoever enters by me will be saved, he will go in and out</text:span></text:p>
          </text:list-item>
          <text:list-item>
            <text:p text:style-name="P201"><text:span text:style-name="CharStyle12"><text:tab/>and find pasture.) The thief only comes to steal, to slay, and to destroy: I have come that they may have life and have it</text:span></text:p>
          </text:list-item>
          <text:list-item>
            <text:p text:style-name="P201"><text:span text:style-name="CharStyle12"><text:tab/>to the full. I am the good shepherd; a good shepherd lays down his own life for the sheep.</text:span></text:p>
          </text:list-item>
          <text:list-item>
            <text:p text:style-name="P209"><text:span text:style-name="CharStyle12"><text:tab/>The hired man, who is not the shepherd and does not own the sheep, deserts them when he sees the wolf coming; he runs away, leaving the wolf to tear and</text:span></text:p>
          </text:list-item>
          <text:list-item>
            <text:p text:style-name="P209"><text:span text:style-name="CharStyle12"><text:tab/>scatter them, just because he is a hired man, who has no interest</text:span></text:p>
          </text:list-item>
          <text:list-item>
            <text:p text:style-name="P209"><text:span text:style-name="CharStyle12"><text:tab/>in the sheep. I am the good shepherd, I know my sheep and</text:span></text:p>
          </text:list-item>
          <text:list-item>
            <text:p text:style-name="P209"><text:span text:style-name="CharStyle12"><text:tab/>my sheep know me (just as the Father knows me and I know the Father), and I lay down my</text:span></text:p>
          </text:list-item>
          <text:list-item>
            <text:p text:style-name="P209"><text:span text:style-name="CharStyle12"><text:tab/>life for the sheep. I have other sheep, too, which do not belong to this fold; I must bring them also, and they will listen to my voice; so it will be one flock, one</text:span></text:p>
          </text:list-item>
          <text:list-item>
            <text:p text:style-name="P209"><text:span text:style-name="CharStyle12"><text:tab/>shepherd. This is why my Father loves me, because I lay down my life to take it up again.</text:span></text:p>
          </text:list-item>
          <text:list-item>
            <text:p text:style-name="P209"><text:span text:style-name="CharStyle12"><text:tab/>No one takes it from me, I lay it down of my own accord: I have power to lay it down and also power to take it up again; I have my Father’s orders for</text:span></text:p>
          </text:list-item>
        </text:list>
        <text:list xml:id="list7463459633787167282" text:style-name="L19">
          <text:list-item>
            <text:p text:style-name="P213"><text:span text:style-name="CharStyle12"><text:tab/>this. I and my Father are one—.</text:span></text:p>
          </text:list-item>
          <text:list-item>
            <text:p text:style-name="P231"><text:span text:style-name="CharStyle12"><text:tab/>The Jews again caught up</text:span></text:p>
          </text:list-item>
          <text:list-item>
            <text:p text:style-name="P202"><text:span text:style-name="CharStyle12"><text:tab/>stones to stone him. Jesus re­plied, “I have let you see many a good deed of the Father; for winch of them do you mean to</text:span></text:p>
          </text:list-item>
          <text:list-item>
            <text:p text:style-name="P202"><text:span text:style-name="CharStyle12"><text:tab/>stone me?” The Jews retorted, “We mean to stone you, not for</text:span></text:p>
          </text:list-item>
        </text:list>
        <text:p text:style-name="P24"><text:span text:style-name="CharStyle8">* 6 </text:span><text:span text:style-name="CharStyle19">Trot/jr/ir</text:span><text:span text:style-name="CharStyle8"> mast be read here instead</text:span></text:p>
        <text:p text:style-name="P23"><text:span text:style-name="CharStyle8">of </text:span><text:span text:style-name="CharStyle19">i\</text:span><text:span text:style-name="CharStyle8"> dupa, for the sake of the sense, al­though it seems to have </text:span><text:span text:style-name="CharStyle34">been preserved</text:span></text:p>
        <text:p text:style-name="P23"><text:span text:style-name="CharStyle8">by tlie Sahidic version alone.</text:span></text:p>
        <text:p text:style-name="P19"><text:span text:style-name="CharStyle12">a good deed, but for blasphemy, because you, a mere man, make yourself God.” Jesus answered, 34 “Is it not written in your Law,</text:span></text:p>
        <text:p text:style-name="P19"><text:span text:style-name="CharStyle17">‘I said, you are gods’?</text:span><text:span text:style-name="CharStyle12"> If the </text:span><text:span text:style-name="CharStyle13">35 </text:span><text:span text:style-name="CharStyle12">Law said that they were gods, to whom the word of God came —and scripture cannot be broken—do you mean to tell 36 me, whom the Father conse­crated and sent into the world, ‘You are blaspheming,’ because I said, ‘I am God’s Son’? If I </text:span><text:span text:style-name="CharStyle13">37 </text:span><text:span text:style-name="CharStyle12">am not doing the deeds of my Father, do not believe me; but 38 if I am, then believe the deeds, though you will not believe me —that you may learn and under­stand that the Father is in me and I am in the Father.”</text:span></text:p>
        <text:p text:style-name="P37"><text:span text:style-name="CharStyle12">Once more they tried to arrest 39 him, but he escaped them and 40 went across the Jordan, back to the spot where John had bap­tized at first. There he stayed; and many came to him, saying, 41 “John did not perform any Sign, but all he ever said about this man was true.” And many 42 believed in him there.</text:span></text:p>
        <text:p text:style-name="P37"><text:span text:style-name="CharStyle12">Now there was a man ill, T "l Lazarus of Bethany—the J- -*• village of Mary and her sister Martha. (The Mary whose 2 brother Lazarus was ill was the Mary who anointed the Lord with perfume and wiped hi</text:span><text:span text:style-name="CharStyle13">3 </text:span><text:span text:style-name="CharStyle12">feet with her hair.) Jesus loved </text:span><text:span text:style-name="CharStyle13">5 </text:span><text:span text:style-name="CharStyle12">Martha and her sister and Lazarus;* so the sisters sent to 3 him, saying, “Lord, he whom you love is ill.” When Jesus 4 heard it, he said, “This illness is not to end in death; the end of it is the glory of God, that the Son of God may be glorified there­by.” So, when he heard of the </text:span><text:span text:style-name="CharStyle13">6 </text:span><text:span text:style-name="CharStyle12">illness, he stayed where he was for two days; then, after that, </text:span><text:span text:style-name="CharStyle13">7</text:span></text:p>
        <text:p text:style-name="P44"><text:span text:style-name="CharStyle25">* I restore ver. 5 to its original posi­tion between vers. 2 and 8.</text:span></text:p>
        <text:p text:style-name="P224"><text:span text:style-name="CharStyle12">he said to the disciples, “Let us</text:span></text:p>
        <text:list xml:id="list1585782680780790177" text:style-name="L20">
          <text:list-item>
            <text:p text:style-name="P180"><text:span text:style-name="CharStyle12"><text:tab/>go back to Judsea.” “Rabbi,” said the disciples, “the Jews were trying to stone you only the other day; are you going</text:span></text:p>
          </text:list-item>
          <text:list-item>
            <text:p text:style-name="P180"><text:span text:style-name="CharStyle12"><text:tab/>back there?” Jesus replied, “Are there not twelve hours in the day?</text:span></text:p>
          </text:list-item>
        </text:list>
        <text:p text:style-name="P77"><text:span text:style-name="CharStyle12">If one walks during the day he does not stumble, for he sees the light of this world:</text:span></text:p>
        <text:list xml:id="list164924355439380" text:continue-numbering="true" text:style-name="L20">
          <text:list-item>
            <text:p text:style-name="P181"><text:span text:style-name="CharStyle12"><text:tab/>but if one walks during the</text:span></text:p>
          </text:list-item>
        </text:list>
        <text:p text:style-name="P97"><text:span text:style-name="CharStyle12">night he does stumble, for he lacks light.”</text:span></text:p>
        <text:list xml:id="list164922817397935" text:continue-numbering="true" text:style-name="L20">
          <text:list-item>
            <text:p text:style-name="P160"><text:span text:style-name="CharStyle12"><text:tab/>This he said, then added, “Our friend Lazarus has fallen asleep; I am going to waken him.”</text:span></text:p>
          </text:list-item>
          <text:list-item>
            <text:p text:style-name="P160"><text:span text:style-name="CharStyle12"><text:tab/>“Lord,” said the disciples, “if he has fallen asleep, he will get</text:span></text:p>
          </text:list-item>
          <text:list-item>
            <text:p text:style-name="P160"><text:span text:style-name="CharStyle12"><text:tab/>better.” Jesus, however, had been speaking of his death; but as they imagined he meant natu-</text:span></text:p>
          </text:list-item>
          <text:list-item>
            <text:p text:style-name="P160"><text:span text:style-name="CharStyle12"><text:tab/>ral sleep, he then told them</text:span></text:p>
          </text:list-item>
          <text:list-item>
            <text:p text:style-name="P160"><text:span text:style-name="CharStyle12"><text:tab/>plainly, “Lazarus is dead; and for your sakes I am glad i was not there, that you may believe. Come now, let us go to him.”</text:span></text:p>
          </text:list-item>
          <text:list-item>
            <text:p text:style-name="P160"><text:span text:style-name="CharStyle12"><text:tab/>Whereupon Thomas (called ‘the Twin’) said to his fellow-dis­ciples, “Let us go too, let us die along with him!”</text:span></text:p>
          </text:list-item>
          <text:list-item>
            <text:p text:style-name="P181"><text:span text:style-name="CharStyle12"><text:tab/>Now when Jesus arrived, he found that Lazarus had been</text:span></text:p>
          </text:list-item>
        </text:list>
        <text:list xml:id="list7374861084480840675" text:style-name="L21">
          <text:list-item>
            <text:p text:style-name="P168"><text:span text:style-name="CharStyle12"><text:tab/>buried for four days.* Then Martha, hearing of the arrival of Jesus, went out to meet him,</text:span></text:p>
          </text:list-item>
          <text:list-item>
            <text:p text:style-name="P168"><text:span text:style-name="CharStyle12"><text:tab/>while Mary sat at home. Said Martha to Jesus, “Had you been here, Lord, my brother -would</text:span></text:p>
          </text:list-item>
          <text:list-item>
            <text:p text:style-name="P168"><text:span text:style-name="CharStyle12"><text:tab/>not have died. But now—well, I know that, whatever you ask God for, he will grant you.”</text:span></text:p>
          </text:list-item>
          <text:list-item>
            <text:p text:style-name="P168"><text:span text:style-name="CharStyle12"><text:tab/>Jesus said to her, “Your brother</text:span></text:p>
          </text:list-item>
          <text:list-item>
            <text:p text:style-name="P176"><text:span text:style-name="CharStyle12"><text:tab/>will rise again.” “I know,” said Martha, “he will rise at the resurrection, on the last day.”</text:span></text:p>
          </text:list-item>
        </text:list>
        <text:p text:style-name="P26"><text:span text:style-name="CharStyle8">* Another case of displacement; vers.</text:span></text:p>
        <text:list xml:id="list164534280560117" text:style-name="L20">
          <text:list-item>
            <text:p text:style-name="P98"><text:span text:style-name="CharStyle25"><text:tab/>and 1# seem originally to have lain</text:span></text:p>
          </text:list-item>
        </text:list>
        <text:p text:style-name="P55"><text:span text:style-name="CharStyle8">between vers. 80 acd 31.</text:span></text:p>
        <text:p text:style-name="P19"><text:span text:style-name="CharStyle12">Jesus said to her, “I am myself 25 resurrection and life:</text:span></text:p>
        <text:p text:style-name="P95"><text:span text:style-name="CharStyle12">he who believes in me will live, even if he dies,</text:span></text:p>
        <text:p text:style-name="P96"><text:span text:style-name="CharStyle47">and no one who lives and be- 26 lieves in me will ever die.</text:span></text:p>
        <text:p text:style-name="P19"><text:span text:style-name="CharStyle12">You believe that?” “Yes, Lord,” </text:span><text:span text:style-name="CharStyle14">27 </text:span><text:span text:style-name="CharStyle12">she said, “I do believe you are the Christ, the Son of God, who was to come into the world”— and with these words she went </text:span><text:span text:style-name="CharStyle14">28 </text:span><text:span text:style-name="CharStyle12">off to call her sister Mary, tell­ing her secretly, “The Teacher is here, and he is calling for you.” On hearing this, Mary </text:span><text:span text:style-name="CharStyle14">29 </text:span><text:span text:style-name="CharStyle12">rose hurriedly and went to him. (Jesus had not entered the vil- </text:span><text:span text:style-name="CharStyle14">30 </text:span><text:span text:style-name="CharStyle12">lage yet, he was still at the spot where Martha had met him.) Now as Bethany is not far from </text:span><text:span text:style-name="CharStyle14">18 </text:span><text:span text:style-name="CharStyle12">Jerusalem, only about two miles away, a number of Jews had 19 gone to condole with Martha and Mary about their brother; so, when the Jews who were con- 31 doling with her inside the house noticed her rise hurriedly and go out, they followed her, as they imagined she was going to wail at the tomb. But when Mary 32 came to where Jesus was and saw</text:span><text:span text:style-name="CharStyle12"><text:span text:style-name="T1">r</text:span></text:span><text:span text:style-name="CharStyle12"> him, she dropped at his feet, crying, “Had you been here, Lord, my brother would not have died.” Now when Jesus </text:span><text:span text:style-name="CharStyle13">33 </text:span><text:span text:style-name="CharStyle12">saw her wailing and saw the Jews who accompanied her wail­ing, he chafed in spirit and was disquieted. “Where have you 34 laid him?” he asked. They answered, “Come and see, sir.” Jesus burst into tears. </text:span><text:span text:style-name="CharStyle13">33 </text:span><text:span text:style-name="CharStyle12">Whereupon the Jews said, “See </text:span><text:span text:style-name="CharStyle14">36 </text:span><text:span text:style-name="CharStyle12">how he loved him!”—though </text:span><text:span text:style-name="CharStyle13">37 </text:span><text:span text:style-name="CharStyle12">some of them asked, “Could he not have prevented him from dying, when he could open a blind man’s eyes?” This made </text:span><text:span text:style-name="CharStyle14">38 </text:span><text:span text:style-name="CharStyle12">Jesus chafe afresh, so he went to the tomb; it was a cave with a boulder to close it. Jesus said, 39</text:span></text:p>
      </text:section>
      <text:section text:style-name="Sect4" text:name="Section9">
        <text:p text:style-name="P255"><text:span text:style-name="CharStyle12">“Remove the boulder.” “Lord,” said Martha, the dead man’s sister, “he will be stinking by this time; he has been dead four</text:span></text:p>
        <text:list xml:id="list164533192515848" text:style-name="L13">
          <text:list-item>
            <text:p text:style-name="P212"><text:span text:style-name="CharStyle12"><text:tab/>days.” “Did I not tell you,” said Jesus, “if you will only be­lieve, you shall see the glory of</text:span></text:p>
          </text:list-item>
          <text:list-item>
            <text:p text:style-name="P212"><text:span text:style-name="CharStyle12"><text:tab/>God?” Then they removed the boulder, and Jesus, lifting his eyes to heaven, said, “Father, I thank thee for listening to me.</text:span></text:p>
          </text:list-item>
          <text:list-item>
            <text:p text:style-name="P212"><text:span text:style-name="CharStyle12"><text:tab/>(I knew thou wouldst always listen to me, but I spoke on ac­count of the crowd around, that they might believe thou hast</text:span></text:p>
          </text:list-item>
          <text:list-item>
            <text:p text:style-name="P212"><text:span text:style-name="CharStyle12"><text:tab/>sent me.)” So saying, he ex­claimed with a loud cry, “Laza-</text:span></text:p>
          </text:list-item>
          <text:list-item>
            <text:p text:style-name="P212"><text:span text:style-name="CharStyle12"><text:tab/>rus, come out!” Out came the dead man, his feet and hands swathed in bandages, and his face tied up with a towel. Jesus said, “Untie him, and let him go.”</text:span></text:p>
          </text:list-item>
          <text:list-item>
            <text:p text:style-name="P204"><text:span text:style-name="CharStyle12"><text:tab/>Now a number of the Jews who had come to visit Mary and who witnessed what he had</text:span></text:p>
          </text:list-item>
          <text:list-item>
            <text:p text:style-name="P212"><text:span text:style-name="CharStyle12"><text:tab/>done, believed in him. But some of them went off to the Phari­sees and told them what Jesus</text:span></text:p>
          </text:list-item>
          <text:list-item>
            <text:p text:style-name="P212"><text:span text:style-name="CharStyle12"><text:tab/>had done; whereupon the high priests and the Pharisees called a meeting of the Sanhedrin. “Whatever is to be done?” they said. “The fellow is performing</text:span></text:p>
          </text:list-item>
          <text:list-item>
            <text:p text:style-name="P212"><text:span text:style-name="CharStyle12"><text:tab/>many a Sign. If we let him alone, like this, everybody will believe in him, and then the Romans will come and suppress our holy Place and our nation.”</text:span></text:p>
          </text:list-item>
          <text:list-item>
            <text:p text:style-name="P212"><text:span text:style-name="CharStyle12"><text:tab/>But one of them, Caiaphas, who was high priest that year, said, “You know nothing about it—</text:span></text:p>
          </text:list-item>
          <text:list-item>
            <text:p text:style-name="P212"><text:span text:style-name="CharStyle12"><text:tab/>you do not understand it is in your own interests that one man should die for the People, in­stead of the whole nation being</text:span></text:p>
          </text:list-item>
          <text:list-item>
            <text:p text:style-name="P212"><text:span text:style-name="CharStyle12"><text:tab/>destroyed.” (He did not say this simply of his own accord; he was high priest that year, and his words were a prophecy that Jesus was to die for the nation,</text:span></text:p>
          </text:list-item>
        </text:list>
        <text:p text:style-name="P19"><text:span text:style-name="CharStyle12">and not merely for the nation 52 but to gather into one the scat­tered children of God.) So from 53 that day their plan was to kill him. Accordingly Jesus no 54 longer appeared in public among the Jews, but withdrew to the country adjoining the desert, to a town called Ephraim; there he stayed with the disciples.</text:span></text:p>
        <text:p text:style-name="P32"><text:span text:style-name="CharStyle12">Now the passover of the Jews 55 was near, and many people went up from the country to Jerusa­lem, to purify themselves before the passover. They looked out 56 for Jesus, and as they stood in the temple they said one to an­other, “What do you think? Do you think he will not come up to the festival?” (The high priests 57 and the Pharisees had given or­ders that they were to be in­formed, if anyone found out where he was, so that they might arrest him.)</text:span></text:p>
        <text:p text:style-name="P32"><text:span text:style-name="CharStyle12">Six days before the festi- i </text:span><text:span text:style-name="CharStyle17">ey </text:span><text:span text:style-name="CharStyle12">val, Jesus came to Beth- any, where Lazarus stayed (whom Jesus had raised from the dead). They gave a supper for 2 him there; Martha waited on him, and Lazarus was among those who reclined at table be­side him. Then Mary, taking 3 a pound of expensive perfume, real nard, anointed the feet of Jesus and wiped his feet with her hair, till the house was filled with the scent of the perfume. One of his disciples, Judas Is- 4 cariot (who was to betray him), said, “Why was not this perfume 5 sold for ten pounds, and the money given to the poor?” (Not 6 that he cared for the poor; he said this because he was a thief, and because he carried the money-box and pilfered what was put in.) Then said Jesus, 7 “Let her alone, let her keep what she has for the day of my</text:span></text:p>
      </text:section>
      <text:section text:style-name="Sect4" text:name="Section10">
        <text:list xml:id="list6258203722061525559" text:style-name="L22">
          <text:list-item>
            <text:p text:style-name="P190"><text:span text:style-name="CharStyle12"><text:tab/>burial. You have always the poor beside you, but you have not always me.”</text:span></text:p>
          </text:list-item>
          <text:list-item>
            <text:p text:style-name="P143"><text:span text:style-name="CharStyle12"><text:tab/>Now the great mass of the Jews learned that he was there, and they came not only on ac­count of Jesus but to see Lazarus whom he had raised from the</text:span></text:p>
          </text:list-item>
        </text:list>
        <text:p text:style-name="P51"><text:span text:style-name="CharStyle12">io<text:tab/>dead. So the high priests planned to kill Lazarus as well,</text:span></text:p>
        <text:p text:style-name="P50"><text:span text:style-name="CharStyle12">xi since it was owing to him that a number of the Jews were going and believing in Jesus.</text:span></text:p>
        <text:list xml:id="list5579845277350493523" text:style-name="L23">
          <text:list-item>
            <text:p text:style-name="P144"><text:span text:style-name="CharStyle12"><text:tab/>Next day the great mass of people who had come up for the festival heard that Jesus was</text:span></text:p>
          </text:list-item>
          <text:list-item>
            <text:p text:style-name="P145"><text:span text:style-name="CharStyle12"><text:tab/>entering Jerusalem, and taking palm-branches they went out to meet him, shouting,</text:span></text:p>
          </text:list-item>
        </text:list>
        <text:p text:style-name="P79"><text:span text:style-name="CharStyle50">“Hosanna!</text:span></text:p>
        <text:p text:style-name="P92"><text:span text:style-name="CharStyle50">Blessed be he who comes in the Lord’s name, </text:span><text:span text:style-name="CharStyle51">the king of Israel!”</text:span></text:p>
        <text:list xml:id="list164924346880525" text:continue-numbering="true" text:style-name="L23">
          <text:list-item>
            <text:p text:style-name="P145"><text:span text:style-name="CharStyle12"><text:tab/>And Jesus came across a young ass and seated himself on it; as it is written,</text:span></text:p>
          </text:list-item>
          <text:list-item>
            <text:p text:style-name="P101"><text:span text:style-name="CharStyle51"><text:tab/></text:span><text:span text:style-name="CharStyle50">Fear not, daughter of Sion; here is your Icing coming, seated on an ass’s colt.</text:span></text:p>
          </text:list-item>
          <text:list-item>
            <text:p text:style-name="P149"><text:span text:style-name="CharStyle12"><text:tab/>(His disciples did not understand this at first; but when Jesus was glorified, then they remembered how this had been written of him and had happened to him.)</text:span></text:p>
          </text:list-item>
          <text:list-item>
            <text:p text:style-name="P114"><text:span text:style-name="CharStyle12"><text:tab/>Now the people who were with him when he called Lazarus from the tomb and raised him from the dead, testified to it;</text:span></text:p>
          </text:list-item>
          <text:list-item>
            <text:p text:style-name="P114"><text:span text:style-name="CharStyle12"><text:tab/>and that was why the crowd went out to meet him, because they heard he had performed</text:span></text:p>
          </text:list-item>
          <text:list-item>
            <text:p text:style-name="P114"><text:span text:style-name="CharStyle12"><text:tab/>this Sign. Then said the Phari­sees to one another, “You see, you can do nothing! Look, the world has gone after him.”</text:span></text:p>
          </text:list-item>
          <text:list-item>
            <text:p text:style-name="P144"><text:span text:style-name="CharStyle12"><text:tab/>Now there were some Greeks among those who had come up</text:span></text:p>
          </text:list-item>
          <text:list-item>
            <text:p text:style-name="P120"><text:span text:style-name="CharStyle12"><text:tab/>to worship at the festival; they went to Philip of Bethsaida in Galilee and appealed to him, saying, “Sir, we want to see</text:span></text:p>
          </text:list-item>
        </text:list>
        <text:p text:style-name="P19"><text:span text:style-name="CharStyle12">Jesus.” Philip went and told 22 Andrew; Andrew and Philip went and told Jesus. And Jesus 23 answered, “The hour has come for the Son of man to be glori­fied. Truly, truly I tell you, un- 24 less a grain of wheat falls into the earth and dies, it remains a single grain; but if it dies, it bears rich fruit. He who loves 25 his life loses it, and he who cares not for his life in this world will preserve it for eternal life.</text:span></text:p>
        <text:p text:style-name="P60"><text:span text:style-name="CharStyle12">If anyone serves me, let him 26 follow me,</text:span></text:p>
        <text:p text:style-name="P61"><text:span text:style-name="CharStyle12">and where I am, there shall my servant also be: if anyone serves me, my Father will honour him.</text:span></text:p>
        <text:p text:style-name="P37"><text:span text:style-name="CharStyle17">My soul is now disquieted.</text:span><text:span text:style-name="CharStyle12"> 27 What am I to say? ‘Father, save me from this hour’? Nay, it is something else that has brought me to this hour: I 28 will say, ‘Father, glorify thy name.’ ” Then came a voice from heaven, “I have glorified it, and I will glorify it again.” When they heard the sound, the 29 people standing by said it had thundered; others said, “An angel spoke to him.” Jesus an- </text:span><text:span text:style-name="CharStyle13">3</text:span><text:span text:style-name="CharStyle12">° swered, “This voice did not come for my sake but for yours. Now 31 is this world to be judged; now shall the Prince of this world be expelled. But I, when I am 32 lifted up from the earth, will draw all men to myself.” (By 33 this he indicated the kind of death he was to die.)</text:span></text:p>
        <text:p text:style-name="P37"><text:span text:style-name="CharStyle12">So the people answered, “We 34 learn from the Law that the Christ is to remain for ever; What do you mean by saying that the Son of man must be lifted up? Who is this Son of man?” Then Jesus said to them, 35 “The Light will shine among you for a little longer yet; walk while you have the Light, that the</text:span></text:p>
      </text:section>
      <text:section text:style-name="Sect4" text:name="Section11">
        <text:p text:style-name="P225"><text:span text:style-name="CharStyle12">darkness may not overtake you. He who walks in the dark does not know where he is going.</text:span></text:p>
        <text:list xml:id="list5504985835537609959" text:style-name="L24">
          <text:list-item>
            <text:p text:style-name="P173"><text:span text:style-name="CharStyle12"><text:tab/>While you have the Light, be­lieve in the Light, that you may</text:span></text:p>
          </text:list-item>
        </text:list>
        <text:list xml:id="list5533268619949161771" text:style-name="L25">
          <text:list-item>
            <text:p text:style-name="P177"><text:span text:style-name="CharStyle12"><text:tab/>be sons of the Light.” * And Jesus cried aloud, “He who be­lieves in me believes not in me</text:span></text:p>
          </text:list-item>
          <text:list-item>
            <text:p text:style-name="P177"><text:span text:style-name="CharStyle12"><text:tab/>but in him who sent me, and he who beholds me beholds him</text:span></text:p>
          </text:list-item>
          <text:list-item>
            <text:p text:style-name="P177"><text:span text:style-name="CharStyle12"><text:tab/>who sent me. I have come as light into the world, that no one who believes in me may remain</text:span></text:p>
          </text:list-item>
          <text:list-item>
            <text:p text:style-name="P182"><text:span text:style-name="CharStyle12"><text:tab/>in the dark. If anyone hears my words and does not keep them, it is not I who judge him; for I have not come to judge the world but to save the world.</text:span></text:p>
          </text:list-item>
          <text:list-item>
            <text:p text:style-name="P182"><text:span text:style-name="CharStyle12"><text:tab/>He who rejects me and will not receive my words has indeed a judge: the word I have spoken will judge him on the last day,</text:span></text:p>
          </text:list-item>
          <text:list-item>
            <text:p text:style-name="P182"><text:span text:style-name="CharStyle12"><text:tab/>for I have not spoken of my own accord—the Father who sent me, he it was who ordered me what to say and what to speak.</text:span></text:p>
          </text:list-item>
          <text:list-item>
            <text:p text:style-name="P182"><text:span text:style-name="CharStyle12"><text:tab/>And I know that his orders mean eternal life. Therefore, when I speak, I speak as the Father has</text:span></text:p>
          </text:list-item>
        </text:list>
        <text:list xml:id="list8719498549025186209" text:style-name="L26">
          <text:list-item>
            <text:p text:style-name="P169"><text:span text:style-name="CharStyle12"><text:tab/>told me.” With these words Jesus went away and hid from them.</text:span></text:p>
          </text:list-item>
          <text:list-item>
            <text:p text:style-name="P163"><text:span text:style-name="CharStyle12"><text:tab/>Now for all the Signs he had performed before them, they did</text:span></text:p>
          </text:list-item>
          <text:list-item>
            <text:p text:style-name="P169"><text:span text:style-name="CharStyle12"><text:tab/>not believe in him—that the word spoken by the prophet Isaiah might be fulfilled:</text:span></text:p>
          </text:list-item>
        </text:list>
        <text:p text:style-name="P74"><text:span text:style-name="CharStyle16">Lord, who has believed what they heard from vs?</text:span></text:p>
        <text:p text:style-name="P75"><text:span text:style-name="CharStyle50">And to whom has the arm- of the Lord been revealed?</text:span></text:p>
        <text:list xml:id="list164923809299828" text:continue-numbering="true" text:style-name="L26">
          <text:list-item>
            <text:p text:style-name="P178"><text:span text:style-name="CharStyle12"><text:tab/>This was why they could not believe; for Isaiah again said,</text:span></text:p>
          </text:list-item>
          <text:list-item>
            <text:p text:style-name="P99"><text:span text:style-name="CharStyle52"><text:tab/></text:span><text:span text:style-name="CharStyle16">He has blinded their eyes</text:span></text:p>
          </text:list-item>
        </text:list>
        <text:p text:style-name="P85"><text:span text:style-name="CharStyle16">and made their hearts in­sensible,</text:span></text:p>
        <text:p text:style-name="P88"><text:span text:style-name="CharStyle19">*</text:span><text:span text:style-name="CharStyle8"> Restoring vers. 44-50 to their origi­nal position in the middle of ver. 86.</text:span></text:p>
        <text:p text:style-name="P80"><text:span text:style-name="CharStyle16">to prevent them seeing with their eyes and understand­ing with their hearts and turning for me to cure them.</text:span></text:p>
        <text:p text:style-name="P19"><text:span text:style-name="CharStyle12">(Isaiah said this because he saw 41 his glory and spoke of him.) Still, a number even of the au- 42 thorities believed in him, though they would not confess it on ac­count of the Pharisees, in case of being excommunicated; they pre- 43 ferred the approval of men to the approval of God.</text:span></text:p>
        <text:p text:style-name="P37"><text:span text:style-name="CharStyle12">Now before the passover "I Q festival Jesus knew that </text:span><text:span text:style-name="CharStyle13">-*-«5 </text:span><text:span text:style-name="CharStyle12">the time had come for him to pass from this world to the Father. He had loved his own in this world and he loved them to the end; so at supper, know- 2 ing that, though the devil had suggested to Judas Iscariot, Simon’s son, to betray him, the 3 Father had put everything into his hands—knowing that he had come from God and was going to God, he rose from table, laid 4 aside his robe and tied a towel round him, then poured water 5 into a basin and began to wash the feet of the disciples, wiping them with the towel he had tied round him. He came to Simon 6 Peter. “Lord,” said he, “you to wash my feet!” Jesus answered 7 him, “You do not understand just now what I am doing, but you will understand it later on.” Said Peter, “You will never wash 8 my feet, never!” “Unless I wash you,” Jesus replied, “you will not share my lot.” “Lord,” said 9 Simon Peter, “then wash not only my feet but my hands and head.” Jesus said, “He who has 10 bathed only needs to have his feet washed; he is clean all over. And you are clean—but not all of you” (he knew the traitor; 11 that was why he said, “You are</text:span></text:p>
        <text:list xml:id="list7553184845452313913" text:style-name="L27">
          <text:list-item>
            <text:p text:style-name="P191"><text:span text:style-name="CharStyle12"><text:tab/>not all clean”). Then, after washing their feet and putting on his robe, he lay down again. “Do you know,” he said to them, “what I have been doing</text:span></text:p>
          </text:list-item>
          <text:list-item>
            <text:p text:style-name="P146"><text:span text:style-name="CharStyle12"><text:tab/>to you? You call me Teacher and Lord, and you are right:</text:span></text:p>
          </text:list-item>
          <text:list-item>
            <text:p text:style-name="P115"><text:span text:style-name="CharStyle12"><text:tab/>that is what I am. Well, if I have washed your feet, I who am your Lord and Teacher, you are bound to wash one another’s</text:span></text:p>
          </text:list-item>
          <text:list-item>
            <text:p text:style-name="P115"><text:span text:style-name="CharStyle12"><text:tab/>feet; for I have been setting you an example, that you should do what I have done to you.</text:span></text:p>
          </text:list-item>
          <text:list-item>
            <text:p text:style-name="P115"><text:span text:style-name="CharStyle12"><text:tab/>Truly, truly I tell you, a servant is not greater than his master, nor is a messenger greater than</text:span></text:p>
          </text:list-item>
          <text:list-item>
            <text:p text:style-name="P115"><text:span text:style-name="CharStyle12"><text:tab/>he who sent him. If you know all this, blessed are you if you</text:span></text:p>
          </text:list-item>
          <text:list-item>
            <text:p text:style-name="P115"><text:span text:style-name="CharStyle12"><text:tab/>really do it. When I say ‘you,’ I do not mean you all; I know the men of my choice, and I made my choice that this scrip­ture might be fulfilled, </text:span><text:span text:style-name="CharStyle17">he who eats my bread has lifted up his</text:span></text:p>
          </text:list-item>
          <text:list-item>
            <text:p text:style-name="P115"><text:span text:style-name="CharStyle12"><text:tab/></text:span><text:span text:style-name="CharStyle17">heel against me.</text:span><text:span text:style-name="CharStyle12"> I am telling you this now, before it occurs, so that when it has occurred you</text:span></text:p>
          </text:list-item>
          <text:list-item>
            <text:p text:style-name="P150"><text:span text:style-name="CharStyle12"><text:tab/>may believe who I am. (Truly, truly I tell you,</text:span></text:p>
          </text:list-item>
        </text:list>
        <text:p text:style-name="P73"><text:span text:style-name="CharStyle12">he who receives anyone I send receives me,</text:span></text:p>
        <text:p text:style-name="P73"><text:span text:style-name="CharStyle12">and he who receives me re­ceives him who sent me.)”</text:span></text:p>
        <text:list xml:id="list164922942858255" text:continue-numbering="true" text:style-name="L27">
          <text:list-item>
            <text:p text:style-name="P139"><text:span text:style-name="CharStyle12"><text:tab/>On saying this, Jesus was dis­quieted in spirit: he testified, “Truly, truly I tell you, one of</text:span></text:p>
          </text:list-item>
          <text:list-item>
            <text:p text:style-name="P115"><text:span text:style-name="CharStyle12"><text:tab/>you will betray me.” The dis­ciples looked at each other, at a loss to know which of them he</text:span></text:p>
          </text:list-item>
          <text:list-item>
            <text:p text:style-name="P150"><text:span text:style-name="CharStyle12"><text:tab/>meant. As one of his disciples was reclining on his breast—he was the favourite of Jesus—</text:span></text:p>
          </text:list-item>
          <text:list-item>
            <text:p text:style-name="P121"><text:span text:style-name="CharStyle12"><text:tab/>Peter nodded to him, saying,</text:span></text:p>
          </text:list-item>
          <text:list-item>
            <text:p text:style-name="P121"><text:span text:style-name="CharStyle12"><text:tab/>“Tell us who he means.” The disciple just leant back on the breast of Jesus and said, “Lord,</text:span></text:p>
          </text:list-item>
          <text:list-item>
            <text:p text:style-name="P121"><text:span text:style-name="CharStyle12"><text:tab/>who is it?” Jesus answered, “The man I am going to give this piece of bread to, when I dip it in the dish.” Then he</text:span></text:p>
          </text:list-item>
        </text:list>
        <text:p text:style-name="P19"><text:span text:style-name="CharStyle12">took the piece of bread, dipped it, and gave it to Judas, the son of Simon Iscariot; and when he 27 took the bread, at that moment Satan entered him. Then Jesus told him, “Be quick with what you have to do.” (None of those 28 at table understood why he said this to him; some thought that, 29 as Judas kept the money-box, Jesus told him to buy what they needed for the festival or to give something to the poor.) So 30 Judas went out immediately after taking the bread. And it was night.</text:span></text:p>
        <text:p text:style-name="P37"><text:span text:style-name="CharStyle12">When he had gone out, Jesus 3</text:span><text:span text:style-name="CharStyle12"><text:span text:style-name="T1">1 </text:span></text:span><text:span text:style-name="CharStyle12">said,*</text:span></text:p>
        <text:p text:style-name="P46"><text:span text:style-name="CharStyle12">“I am the real Vine, and *| r* my Father is the vine- dresser; he cuts away any branch 2 on me which is not bearing fruit, and cleans every branch which does bear fruit, to make it bear richer fruit. You are already </text:span><text:span text:style-name="CharStyle13">3 </text:span><text:span text:style-name="CharStyle12">clean, by the word I have spoken to you. Remain in me, 4 as I remain in you: just as a branch cannot bear fruit by it­self, without remaining on the vine, neither can you, unless you remain in me. I am the vine, 5 you are the branches. He who remains in me, as I in him, bears rich fruit (because apart from me you can do nothing). If any- 6 one does not remain in me, he is thrown aside like a branch and he withers up; then the branches are gathered and thrown into the fire to be burned. If you remain 7 in me and my words remain in you, then ask whatever you like and you shall have it. As you 8 bear rich fruit and prove your­selves my disciples, my Father is glorified. As the Father has 9 loved me, so I have loved you;</text:span></text:p>
        <text:p text:style-name="P43"><text:span text:style-name="CharStyle8">* Chapters xv. and xvi. are restored to their original position in the middle of ver. 31.</text:span></text:p>
        <text:p text:style-name="P49"><text:span text:style-name="CharStyle12">xo remain within my love. If you keep my commands, you will re­main within my love, just as I have kept my Father’s com­mands and remain within his love.</text:span></text:p>
        <text:list xml:id="list8784196292536454558" text:style-name="L28">
          <text:list-item>
            <text:p text:style-name="P183"><text:span text:style-name="CharStyle12"><text:tab/>I have told you this, that my joy may be within you and your</text:span></text:p>
          </text:list-item>
          <text:list-item>
            <text:p text:style-name="P184"><text:soft-page-break/><text:span text:style-name="CharStyle12"><text:tab/>joy complete. This is my com­mand: you are to love one an-</text:span></text:p>
          </text:list-item>
          <text:list-item>
            <text:p text:style-name="P184"><text:span text:style-name="CharStyle12"><text:tab/>other as I have loved you. To lay life down for his friends, man has no greater love than that.</text:span></text:p>
          </text:list-item>
          <text:list-item>
            <text:p text:style-name="P161"><text:span text:style-name="CharStyle12"><text:tab/>You are my friends—if you do</text:span></text:p>
          </text:list-item>
          <text:list-item>
            <text:p text:style-name="P161"><text:span text:style-name="CharStyle12"><text:tab/>what I command you; I call you servants no longer, because a servant does not know what his master is doing: I call you friends, because I have imparted to you all that I have learned</text:span></text:p>
          </text:list-item>
          <text:list-item>
            <text:p text:style-name="P161"><text:span text:style-name="CharStyle12"><text:tab/>from my Father. You have not chosen me, it is I who have chosen you, appointing you to go and bear fruit, fruit that lasts, so that the Father may grant you whatever you ask in my</text:span></text:p>
          </text:list-item>
          <text:list-item>
            <text:p text:style-name="P161"><text:span text:style-name="CharStyle12"><text:tab/>name. This is what I command you, to love one another.</text:span></text:p>
          </text:list-item>
          <text:list-item>
            <text:p text:style-name="P183"><text:span text:style-name="CharStyle12"><text:tab/>If the world hates you, re-</text:span></text:p>
          </text:list-item>
          <text:list-item>
            <text:p text:style-name="P161"><text:span text:style-name="CharStyle12"><text:tab/>member it hated me first. If you belonged to the world, the world would love what it owned; it is because you do not belong to the world, because I have chosen you from the world, that</text:span></text:p>
          </text:list-item>
          <text:list-item>
            <text:p text:style-name="P170"><text:span text:style-name="CharStyle12"><text:tab/>the world hates you. Remem­ber what I told you, ‘A servant is not greater than his master.’</text:span></text:p>
          </text:list-item>
        </text:list>
        <text:p text:style-name="P77"><text:span text:style-name="CharStyle12">If they persecuted me, they will persecute you; if they hold to my word, they will hold to yours.</text:span></text:p>
        <text:list xml:id="list164923604848906" text:continue-numbering="true" text:style-name="L28">
          <text:list-item>
            <text:p text:style-name="P170"><text:span text:style-name="CharStyle12"><text:tab/>They will do all this to you on account of my name, because they know not him who sent</text:span></text:p>
          </text:list-item>
          <text:list-item>
            <text:p text:style-name="P170"><text:span text:style-name="CharStyle12"><text:tab/>me. They would not be guilty, if I had not come and spoken to them; but, as it is, they have</text:span></text:p>
          </text:list-item>
          <text:list-item>
            <text:p text:style-name="P170"><text:span text:style-name="CharStyle12"><text:tab/>no excuse for their sin—he who hates me hates my Father also.</text:span></text:p>
          </text:list-item>
        </text:list>
        <text:p text:style-name="P19"><text:span text:style-name="CharStyle12">They would not be guilty, if I 24 had not done deeds among them such as no one has ever done; but, as it is, they have seen—and they have hated—both me and my Father. It is that the word 25 written in their Law may be ful­filled: </text:span><text:span text:style-name="CharStyle17">they hated me for no cause.</text:span></text:p>
        <text:p text:style-name="P32"><text:span text:style-name="CharStyle12">When the Helper comes, whom 26 I will send to you from the Father, even the Spirit of truth who issues from the Father, he will bear witness to me; and you 27 too are witnesses, for you have been with me from the very be­ginning.</text:span></text:p>
        <text:list xml:id="list1446916071439741401" text:style-name="L29">
          <text:list-item>
            <text:p text:style-name="P260"><text:span text:style-name="CharStyle12"><text:tab/>have told you all this, </text:span><text:span text:style-name="CharStyle44">t </text:span><text:span text:style-name="CharStyle17">C. </text:span><text:span text:style-name="CharStyle12">to keep you from being re- AO pelled. They will exeommuni- 2 cate you; indeed the time is com­ing when anyone who kills you will imagine that he is doing God a service. This they will do 3 to you, because they have not known the Father nor me.</text:span></text:p>
          </text:list-item>
        </text:list>
        <text:list xml:id="list6113707239669267043" text:style-name="L30">
          <text:list-item>
            <text:p text:style-name="P261"><text:span text:style-name="CharStyle12"><text:tab/>have told you all this, so 4 that when the time for it arrives, you may remember what I said to you. I did not tell you about this at the beginning, because I was with you then; but now I am </text:span><text:span text:style-name="CharStyle13">5 </text:span><text:span text:style-name="CharStyle12">going to him who sent me. And yet not one of you asks, ‘Where are you going?’ No, your heart </text:span><text:span text:style-name="CharStyle13">6 </text:span><text:span text:style-name="CharStyle12">is full of sorrow at what I have told you. Yet—I am telling you </text:span><text:span text:style-name="CharStyle13">7 </text:span><text:span text:style-name="CharStyle12">the truth—my going is for your good. If I do not depart, the Helper will not come to you; whereas, if I go, I will send him to you. And when he comes, he </text:span><text:span text:style-name="CharStyle13">8 </text:span><text:span text:style-name="CharStyle12">will convict the world, con­vincing men of sin, of righteous­ness, and of judgment: of sin, 9 because they do not believe in me; of righteousness, because I 10 go to the Father and you see me no more; of judgment, be- 11 cause the Prince of this world has been judged. I have still 12</text:span></text:p>
          </text:list-item>
        </text:list>
      </text:section>
      <text:section text:style-name="Sect4" text:name="Section12">
        <text:p text:style-name="P256"><text:span text:style-name="CharStyle12">much to tell you, but you can-</text:span></text:p>
        <text:list xml:id="list1733476216754740296" text:style-name="L31">
          <text:list-item>
            <text:p text:style-name="P215"><text:span text:style-name="CharStyle12"><text:tab/>not bear it at present. How­ever, when the Spirit of truth comes, he will lead you into all the truth; for he will not speak of his own accord, he will say whatever he is told, and he will disclose to you what is to come.</text:span></text:p>
          </text:list-item>
          <text:list-item>
            <text:p text:style-name="P216"><text:span text:style-name="CharStyle12"><text:tab/>He will glorify me for he will draw upon what is mine and</text:span></text:p>
          </text:list-item>
          <text:list-item>
            <text:p text:style-name="P216"><text:span text:style-name="CharStyle12"><text:tab/>disclose it to you. All that the Father has is mine; that is why I say, ‘he will draw upon what is mine and disclose it to you.’</text:span></text:p>
          </text:list-item>
          <text:list-item>
            <text:p text:style-name="P217"><text:span text:style-name="CharStyle12"><text:tab/>In a little while, you shall be­hold me no longer; then, after</text:span></text:p>
          </text:list-item>
          <text:list-item>
            <text:p text:style-name="P216"><text:span text:style-name="CharStyle12"><text:tab/>a little, you shall see me.” So some of his disciples said to one another, “What does he mean by telling us, ‘In a little while, you shall behold me no longer; then, after a little, you shall see me,’ and, ‘I go to the Father’?”</text:span></text:p>
          </text:list-item>
          <text:list-item>
            <text:p text:style-name="P216"><text:span text:style-name="CharStyle12"><text:tab/>They said, “What is the mean­ing of ‘In a little’? We do not understand what he is saying.”</text:span></text:p>
          </text:list-item>
          <text:list-item>
            <text:p text:style-name="P216"><text:span text:style-name="CharStyle12"><text:tab/>Jesus knew that they wanted to ask him; so he said to them, “Is this what you are discussing to­gether, why I said, ‘In a little while, you will not see me: then, after a little, you shall see me’?</text:span></text:p>
          </text:list-item>
          <text:list-item>
            <text:p text:style-name="P219"><text:span text:style-name="CharStyle12"><text:tab/>Truly, truly I tell you, you will be wailing and lamenting while the world is rejoicing; you will be sorrowful, but then your sor­row will be changed to joy.</text:span></text:p>
          </text:list-item>
        </text:list>
        <text:p text:style-name="P36"><text:span text:style-name="CharStyle44">2t</text:span><text:span text:style-name="CharStyle12"> When a woman is in labour she is sorry, for her time has come; but when the child is born she remembers her anguish no longer, for joy that a human being has been born into the</text:span></text:p>
        <text:list xml:id="list164533719720533" text:style-name="L23">
          <text:list-item>
            <text:p text:style-name="P220"><text:span text:style-name="CharStyle12"><text:tab/>world. So with you. Just now you are in sorrow, but I shall see you again and your heart will rejoice—with a joy that no one can take from you.</text:span></text:p>
          </text:list-item>
          <text:list-item>
            <text:p text:style-name="P218"><text:span text:style-name="CharStyle12"><text:tab/>And on that day you will not ask me any questions. Truly,</text:span></text:p>
          </text:list-item>
        </text:list>
        <text:p text:style-name="P20"><text:span text:style-name="CharStyle12">truly I tell you, whatever you ask the Father, he will give you in my name; hitherto you have 24 asked nothing in my name; ask and you will receive, that your joy may be full. (I have told 25 you this in figures, but the time is coming when I shall speak to you in figures no longer; I shall let you know plainly about the Father.) On that day you will 26 ask in my name, and I do not say to you that I will ask the Father on your behalf; for the 27 Father loves you himself, be­cause you have loved me and believed that I came forth from God. From the Father I came 28 and I entered the world; again, I leave the world and I go to the Father.”</text:span></text:p>
        <text:p text:style-name="P39"><text:span text:style-name="CharStyle12">His disciples said, “Now, you 29 are talking plainly at last, not speaking in figures. Now w</text:span><text:span text:style-name="CharStyle12"><text:span text:style-name="T1">T</text:span></text:span><text:span text:style-name="CharStyle12">e are 30 sure that you know everything, and need no one to put questions to you. This makes us believe you have come forth from God.” Jesus replied, “You believe it, 31 at last? Behold, the time is com-32 ing, it has come already, when you will be scattered to your homes, every one of you, leaving me alone. But I am not alone, for the Father is with me. I </text:span><text:span text:style-name="CharStyle13">33 </text:span><text:span text:style-name="CharStyle12">have said all this to you that in me you may have peace; in the world you have trouble, but courage!—I have conquered the world.*</text:span></text:p>
        <text:p text:style-name="P47"><text:span text:style-name="CharStyle12">Now at last the Son of man is 31 glorified, and in him God is glori­fied: if God is glorified in him, 32 God will glorify him in Himself and glorify him at once. Dear 33 children, I am only to be with you a little longer; then you will look for me, and, as I told the</text:span></text:p>
        <text:p text:style-name="P45"><text:span text:style-name="CharStyle8">* The sequence of xiii. SI is now re­sumed (see above, note on p. 134).</text:span></text:p>
        <text:p text:style-name="P226"><draw:frame draw:style-name="fr2" draw:name="36" text:anchor-type="paragraph" svg:x="2.8839in" svg:y="2.6236in" svg:width="0.2634in" svg:height="0.0161in" draw:z-index="1"><draw:image xlink:href="Pictures/10000000000000280000001A91400F09.jpg" xlink:type="simple" xlink:show="embed" xlink:actuate="onLoad"/><draw:contour-polygon svg:width="0.263in" svg:height="0.1693in" svg:viewBox="0 0 668 430" draw:points="0,0 668,0 668,430 0,430" draw:recreate-on-edit="true"/></draw:frame><text:span text:style-name="CharStyle12">Jews I tell you now, where I go</text:span></text:p>
        <text:list xml:id="list164533614654448" text:style-name="L19">
          <text:list-item>
            <text:p text:style-name="P122"><text:span text:style-name="CharStyle12"><text:tab/>you cannot come. I give you a new command, to love one an-</text:span></text:p>
          </text:list-item>
          <text:list-item>
            <text:p text:style-name="P122"><text:span text:style-name="CharStyle12"><text:tab/>other—as I have loved you, you are to love one another; by this everyone will recognize that you are my disciples, if you have</text:span></text:p>
          </text:list-item>
          <text:list-item>
            <text:p text:style-name="P122"><text:span text:style-name="CharStyle12"><text:tab/>love one for another.” “Lord,” said Simon Peter, “where are you going?” Jesus replied, “I am going where you cannot fol­low me at present; later on you</text:span></text:p>
          </text:list-item>
          <text:list-item>
            <text:p text:style-name="P122"><text:span text:style-name="CharStyle12"><text:tab/>are to follow me.” “Lord,” said Peter, “why cannot I follow you just now? I will lay down my</text:span></text:p>
          </text:list-item>
          <text:list-item>
            <text:p text:style-name="P122"><text:span text:style-name="CharStyle12"><text:tab/>life for you.” Jesus replied, “Lay down your life for me? Truly, truly I tell you, before the cock crows, you will have disowned me thrice over.</text:span></text:p>
          </text:list-item>
        </text:list>
        <text:p text:style-name="P21"><text:span text:style-name="CharStyle12">Let not your hearts be dis­quieted; you believe—be-</text:span></text:p>
        <text:p text:style-name="P50"><text:span text:style-name="CharStyle12">a lieve in God and also in me. In my Father’s house there are many abodes; were it not so, would I have told you I was going to prepare a place for you?</text:span></text:p>
        <text:list xml:id="list1227631581844068945" text:style-name="L32">
          <text:list-item>
            <text:p text:style-name="P155"><text:span text:style-name="CharStyle12"><text:tab/>And when I go and prepare a place for you, I will come back and take you to be with me, so that you may be where I am.</text:span></text:p>
          </text:list-item>
          <text:list-item>
            <text:p text:style-name="P110"><text:span text:style-name="CharStyle12"><text:tab/>And you know the way to where I am going.”</text:span></text:p>
          </text:list-item>
          <text:list-item>
            <text:p text:style-name="P110"><text:span text:style-name="CharStyle12"><text:tab/>“Lord,” said Thomas, “we do not know where you are going, and how are we to know the</text:span></text:p>
          </text:list-item>
          <text:list-item>
            <text:p text:style-name="P155"><text:span text:style-name="CharStyle12"><text:tab/>way?” Jesus said to him, “I am the real a'nd living way: no one comes to the Father except by</text:span></text:p>
          </text:list-item>
          <text:list-item>
            <text:p text:style-name="P155"><text:span text:style-name="CharStyle12"><text:tab/>means of me. If you knew me, you would know my Father too. You know him now and you have seen him.”</text:span></text:p>
          </text:list-item>
          <text:list-item>
            <text:p text:style-name="P155"><text:span text:style-name="CharStyle12"><text:tab/>“Lord,” said Philip, “let us see the Father; that is all we want.”</text:span></text:p>
          </text:list-item>
          <text:list-item>
            <text:p text:style-name="P186"><text:span text:style-name="CharStyle12"><text:tab/>Jesus said to him, “Philip, have I been with you all this time, and yet you do not understand me? He who has seen me has seen the Father. What do you mean by saying, ‘Let us see the</text:span></text:p>
          </text:list-item>
        </text:list>
        <text:p text:style-name="P19"><text:span text:style-name="CharStyle12">Father’? Do you not believe 10 that I am in the Father and the Father is in me? The words I speak to you all I do not speak of my own accord; it is the Father who remains ever in me, who is performing his own deeds. Believe me, I am in the Father 11 and the Father is in me:—or else, believe because of the deeds themselves. Truly, truly I 12 tell you, he who believes in me will do the very deeds I do, and still greater deeds than these. For I am going to the Father, and I will do whatever you ask 13 in my name, that the Father may be glorified in the Son; I 14 will do whatever you ask me in my name. If you love me 15 you will keep my commands, and I will ask the Father to give 16 you another Helper to be with you for ever, even the Spirit of 17 truth: the world cannot receive him, because it neither sees nor knows him, but you know him, because he remains with you and will be within you. I will not 18 leave you forlorn; I am coming to you. A little while longer and 19 the world will see me no more; but you will see me, because I am living and you will be living too. You will understand, on 20 that day, that I am in my Father and you are in me and I am in you. He who possesses my 21 commands and obeys them is he who loves me, and he who loves me will be loved by my Father, and I will love him and appear to him.”</text:span></text:p>
        <text:p text:style-name="P34"><text:span text:style-name="CharStyle12">“Lord,” said Judas (not Judas 22 Iscariot), “why is it that you are to appear to us, and not to the world?” Jesus answered, “If 23 anyone loves me he will obey my word, and my Father will love him, and we will come to him and take up our abode with him.</text:span></text:p>
        <text:list xml:id="list164533277776254" text:style-name="L23">
          <text:list-item>
            <text:p text:style-name="P134"><draw:frame draw:style-name="fr3" draw:name="37" text:anchor-type="paragraph" svg:x="2.8756in" svg:y="4.1799in" svg:width="0.2634in" svg:height="0.0161in" draw:z-index="2"><draw:image xlink:href="Pictures/10000000000000280000001B125DE60D.jpg" xlink:type="simple" xlink:show="embed" xlink:actuate="onLoad"/><draw:contour-polygon svg:width="0.263in" svg:height="0.1764in" svg:viewBox="0 0 668 448" draw:points="0,0 668,0 668,448 0,448" draw:recreate-on-edit="true"/></draw:frame><text:span text:style-name="CharStyle12"><text:tab/>He who does not love me does not obey my word; and what you hear me say is not my word but the word of the Father who sent me.</text:span></text:p>
          </text:list-item>
          <text:list-item>
            <text:p text:style-name="P142"><text:span text:style-name="CharStyle12"><text:tab/>I have told you all this while</text:span></text:p>
          </text:list-item>
          <text:list-item>
            <text:p text:style-name="P151"><text:span text:style-name="CharStyle12"><text:tab/>I am still with you, but the Helper, the holy Spirit whom the Father will send in my name, will teach you everything and recall to you everything I have</text:span></text:p>
          </text:list-item>
          <text:list-item>
            <text:p text:style-name="P151"><text:span text:style-name="CharStyle12"><text:tab/>said. Peace I leave to you, my peace I give to you; I give it not as the world gives its ‘Peace!’ Let not your hearts be disquieted</text:span></text:p>
          </text:list-item>
          <text:list-item>
            <text:p text:style-name="P120"><text:span text:style-name="CharStyle12"><text:tab/>or timid. You heard me tell you I was going away and com­ing back to you; if you loved me, you would rejoice that I am going to the Father—for the Father is greater than I am.</text:span></text:p>
          </text:list-item>
          <text:list-item>
            <text:p text:style-name="P142"><text:span text:style-name="CharStyle12"><text:tab/>I tell you this now, before it occurs, so that, when it does</text:span></text:p>
          </text:list-item>
          <text:list-item>
            <text:p text:style-name="P120"><text:span text:style-name="CharStyle12"><text:tab/>occur, you may believe. I will no longer talk much with you, for the Prince of this world is coming. He has no hold on me;</text:span></text:p>
          </text:list-item>
          <text:list-item>
            <text:p text:style-name="P120"><text:span text:style-name="CharStyle12"><text:tab/>his coming will only serve to let the world see that</text:span><text:span text:style-name="CharStyle13"><text:span text:style-name="T1">7</text:span></text:span><text:span text:style-name="CharStyle12"> I love the Father and that I am acting as the Father ordered. Rise, let us be going.”</text:span></text:p>
          </text:list-item>
        </text:list>
        <text:p text:style-name="P22"><text:span text:style-name="CharStyle12">So Jesus spoke; then, lift­ing his eyes to heaven, he said: “Father, now the time has come; glorify thy Son that thy</text:span></text:p>
        <text:list xml:id="list7319103023550899568" text:style-name="L33">
          <text:list-item>
            <text:p text:style-name="P156"><text:span text:style-name="CharStyle12"><text:tab/>Son may glorify thee, since thou hast granted him power over all flesh to give eternal life to all whom thou hast given to him.</text:span></text:p>
          </text:list-item>
          <text:list-item>
            <text:p text:style-name="P107"><text:span text:style-name="CharStyle12"><text:tab/>(And this is life eternal, that they know thee, the only real God, and him whom thou hast</text:span></text:p>
          </text:list-item>
          <text:list-item>
            <text:p text:style-name="P111"><text:span text:style-name="CharStyle12"><text:tab/>sent, even Jesus Christ.) I have glorified thee on earth by ac­complishing the work thou</text:span></text:p>
          </text:list-item>
          <text:list-item>
            <text:p text:style-name="P111"><text:span text:style-name="CharStyle12"><text:tab/>gavest me to do; now, Father, glorify me in thy presence with the glory which I enjoyed in thy presence before the world</text:span></text:p>
          </text:list-item>
          <text:list-item>
            <text:p text:style-name="P187"><text:span text:style-name="CharStyle12"><text:tab/>began. I have made thy Name</text:span></text:p>
          </text:list-item>
        </text:list>
        <text:p text:style-name="P21"><text:span text:style-name="CharStyle12">known to the men whom thou hast given to me from the world (thine they were, and thou gavest them to me), and they have held to thy word. They 7 know now that whatever thou hast given me comes from thee, for I have given them the words 8 thou gavest me, and they have received them; they are now sure that I came from thee, and they believe that thou didst send me.</text:span></text:p>
        <text:p text:style-name="P37"><text:span text:style-name="CharStyle12">I pray for them—not for the 9 world but for those whom thou hast given me do I pray; for they are thine (all mine is thine 10 and thine is mine), and I am glorified in them. I am to be in n the world no longer, but they are to be in the world; I come to thee. Holy Father, keep them by the power of thy Name which thou hast given me, that they may be one as we are one. When 12 I was with them, I kept them by the power of thy Name which thou hast given me; I guarded them, and not one perished— only the son of perdition, that the scripture might be fulfilled. But now I come to thee (I speak 13 thus in the world that they may have my joy complete within them). I have given them thy 14 word, and the world has hated them because they do not belong to the world any more than I belong to the world. I pray not 15 that thou wilt take them out of the world, but that thou wilt keep them from the evil One. They do not belong to the world 16 any more than I belong to the world. Consecrate them by the 17 truth: thy word is truth. As 18 thou hast sent me into the world, so have I sent them into the world, and for their sake I con- 19 secrate myself that they may be consecrated by the truth.</text:span></text:p>
      </text:section>
      <text:section text:style-name="Sect4" text:name="Section13">
        <text:list xml:id="list6240238591764354605" text:style-name="L34">
          <text:list-item>
            <text:p text:style-name="P192"><draw:frame draw:style-name="fr4" draw:name="38" text:anchor-type="paragraph" svg:x="2.8827in" svg:y="3.9071in" svg:width="0.2665in" svg:height="0.0161in" draw:z-index="3"><draw:image xlink:href="Pictures/10000000000000280000001BF0E61219.jpg" xlink:type="simple" xlink:show="embed" xlink:actuate="onLoad"/><draw:contour-polygon svg:width="0.2665in" svg:height="0.1764in" svg:viewBox="0 0 677 448" draw:points="0,0 677,0 677,448 0,448" draw:recreate-on-edit="true"/></draw:frame><text:span text:style-name="CharStyle12"><text:tab/>Nor do </text:span><text:span text:style-name="CharStyle13">1</text:span><text:span text:style-name="CharStyle12"> pray for them alone, but for all who believe in me by</text:span></text:p>
          </text:list-item>
          <text:list-item>
            <text:p text:style-name="P135"><text:span text:style-name="CharStyle12"><text:tab/>their spoken word; may they all be one! As thou, Father, art in me and I in thee, so may they be in us—that the world may</text:span></text:p>
          </text:list-item>
          <text:list-item>
            <text:p text:style-name="P152"><text:span text:style-name="CharStyle12"><text:tab/>believe thou hast sent me. Yea, I have given them the glory thou gavest me, that they may</text:span></text:p>
          </text:list-item>
          <text:list-item>
            <text:p text:style-name="P123"><text:span text:style-name="CharStyle12"><text:tab/>be one as we are one—I in them and thou in me—that they may be made perfectly one, so that the world may recognize that thou hast sent me and hast loved them as thou hast loved</text:span></text:p>
          </text:list-item>
          <text:list-item>
            <text:p text:style-name="P123"><text:span text:style-name="CharStyle12"><text:tab/>me. Father, it is my will that these, thy gift to me, may be beside me where I am, to behold my glory which thou hast given me, because thou lovedst me before the foundation of the</text:span></text:p>
          </text:list-item>
          <text:list-item>
            <text:p text:style-name="P123"><text:span text:style-name="CharStyle12"><text:tab/>world. </text:span><text:span text:style-name="CharStyle13">0</text:span><text:span text:style-name="CharStyle12"> just Father, though the world has not known thee, I have known thee, and these have known that thou hast sent me; so have I declared, so will I declare, thy Name to them, that the love with which thou hast loved me may be in them, and I in them.”</text:span></text:p>
          </text:list-item>
        </text:list>
        <text:p text:style-name="P22"><text:span text:style-name="CharStyle12">Having said this, Jesus went out with his disciples across the Kidron ravine to an orchard, which he entered in the</text:span></text:p>
        <text:list xml:id="list5252759405084615325" text:style-name="L35">
          <text:list-item>
            <text:p text:style-name="P157"><text:span text:style-name="CharStyle12"><text:tab/>company of his disciples. Judas the traitor also knew the spot, for Jesus and his disciples often</text:span></text:p>
          </text:list-item>
          <text:list-item>
            <text:p text:style-name="P157"><text:span text:style-name="CharStyle12"><text:tab/>met there. So after procuring troops and some attendants be­longing to the high priests and the Pharisees, Judas went there with lanterns and torches and</text:span></text:p>
          </text:list-item>
          <text:list-item>
            <text:p text:style-name="P112"><text:span text:style-name="CharStyle12"><text:tab/>weapons. Then Jesus, who knew everything that was to happen to him, came forward and asked them, “Who is it you</text:span></text:p>
          </text:list-item>
          <text:list-item>
            <text:p text:style-name="P112"><text:span text:style-name="CharStyle12"><text:tab/>are looking for?” “Jesus the Nazarene,” they replied. Jesus said, “I am he.” (Judas the traitor was standing beside</text:span></text:p>
          </text:list-item>
          <text:list-item>
            <text:p text:style-name="P188"><text:span text:style-name="CharStyle12"><text:tab/>them.) When he said, “I am he,”</text:span></text:p>
          </text:list-item>
        </text:list>
        <text:p text:style-name="P19"><text:span text:style-name="CharStyle12">they fell back and dropped to the ground; so he asked them 7 once more, “Who is it you are looking for?” And when they 8 replied, “Jesus the Nazarene,” he answered, “I told you that I am he; if it is me you are look­ing for, let these men get away” (this was to fulfil his own word: 9 ‘I did not lose a single one of those whom thou didst give me’). Then Simon Peter, who 10 had a sword, drew it and struck the high priest’s servant, cutting off his right ear (the servant’s name was Malchus); whereupon u Jesus said to Peter, “Sheathe your sword. Am I not to drink the cup which the Father has handed me?”</text:span></text:p>
        <text:p text:style-name="P37"><text:span text:style-name="CharStyle12">So the troops and their com- 12 mander and the Jewish attend­ants seized Jesus, bound him, and brought him first of all to 13 Annas (for Annas was the father- in-law of Caiaphas, who was high priest that year—the Caia- 14 phas who had advised the Jews that it was for their interests that one man should die for the people).* Then the high priest 19 questioned Jesus about his dis­ciples and about his teaching. Jesus answered, “I have spoken 20 openly to the world; I have al­ways taught in synagogues and in the temple, where all Jews gather; I have said nothing in secret. Why ask me? Ask my 21 hearers what I have said to them; they know what I said.”</text:span></text:p>
        <text:p text:style-name="P31"><text:span text:style-name="CharStyle12">As he said this, one of the at- 22 tendants who stood by gave him a blow, saying, “Is that how you answer the high priest?” “If 23 I have said anything wrong,” replied Jesus, “prove it; if I said what was true, why strike me?”</text:span></text:p>
        <text:p text:style-name="P42"><text:span text:style-name="CharStyle8">* Restoring vers. 19-24 </text:span><text:span text:style-name="CharStyle34">to its position </text:span><text:span text:style-name="CharStyle8">between vers. 14 and 15.</text:span></text:p>
      </text:section>
      <text:section text:style-name="Sect4" text:name="Section14">
        <text:list xml:id="list164534478163378" text:style-name="L28">
          <text:list-item>
            <text:p text:style-name="P193"><text:span text:style-name="CharStyle12"><text:tab/>Then Annas had him bound and sent him to Caiaphas the</text:span></text:p>
          </text:list-item>
        </text:list>
        <text:list xml:id="list164533980837435" text:style-name="L2">
          <text:list-item>
            <text:p text:style-name="P147"><text:span text:style-name="CharStyle12"><text:tab/>high priest. Simon Peter fol­lowed Jesus along with another disciple; as this disciple was an acquaintance of the high priest, he passed into the courtyard of</text:span></text:p>
          </text:list-item>
          <text:list-item>
            <text:p text:style-name="P147"><text:span text:style-name="CharStyle12"><text:tab/>the high priest with Jesus, while Peter stood outside at the door. Then this other disciple, who was an acquaintance of the high priest, came out and told the woman at the door to admit</text:span></text:p>
          </text:list-item>
          <text:list-item>
            <text:p text:style-name="P113"><text:span text:style-name="CharStyle12"><text:tab/>Peter. Whereupon the maid­servant at the door said to Peter, “Are you not one of this fellow’s disciples?” He said,</text:span></text:p>
          </text:list-item>
          <text:list-item>
            <text:p text:style-name="P113"><text:span text:style-name="CharStyle12"><text:tab/>“No.” Now the servants and the attendants were standing and warming themselves at a charcoal fire which they had lit (for it was cold), and Peter also stood beside them and warmed</text:span></text:p>
          </text:list-item>
        </text:list>
        <text:list xml:id="list164533386071203" text:style-name="L28">
          <text:list-item>
            <text:p text:style-name="P124"><text:span text:style-name="CharStyle12"><text:tab/>himself. They asked him, “Are you not one of his disciples?”</text:span></text:p>
          </text:list-item>
          <text:list-item>
            <text:p text:style-name="P124"><text:span text:style-name="CharStyle12"><text:tab/>He denied it, saying, “No.” Said one of the high priest’s servants, a kinsman of the man whose ear had been cut off by Peter, “Did I not see you with him in the</text:span></text:p>
          </text:list-item>
          <text:list-item>
            <text:p text:style-name="P124"><text:span text:style-name="CharStyle12"><text:tab/>orchard?” Again Peter denied it. And at that very moment the cock crowed.</text:span></text:p>
          </text:list-item>
          <text:list-item>
            <text:p text:style-name="P140"><text:span text:style-name="CharStyle12"><text:tab/>Then from the house of Caiaphas they took Jesus to the praetorium. (It was early morn­ing.) They would not enter the praetorium themselves, in case of being ceremonially defiled, for they wanted to eat the pass-</text:span></text:p>
          </text:list-item>
          <text:list-item>
            <text:p text:style-name="P124"><text:span text:style-name="CharStyle12"><text:tab/>over; so Pilate came outside to them and asked, “What charge do you bring against this man?”</text:span></text:p>
          </text:list-item>
          <text:list-item>
            <text:p text:style-name="P124"><text:span text:style-name="CharStyle12"><text:tab/>They retorted, “If he had not been a criminal, we would not have handed him over to you.”</text:span></text:p>
          </text:list-item>
          <text:list-item>
            <text:p text:style-name="P124"><text:span text:style-name="CharStyle12"><text:tab/>Then said Pilate, “Take him yourselves, and sentence him according to your own Law.” The Jews said, “W</text:span><text:span text:style-name="CharStyle12"><text:span text:style-name="T1">7</text:span></text:span><text:span text:style-name="CharStyle12">e have no right to put anyone to death”</text:span></text:p>
          </text:list-item>
        </text:list>
        <text:p text:style-name="P19"><text:span text:style-name="CharStyle12">(that the word of Jesus might be 32 fulfilled, by which he had indi­cated the kind of death he was to die). So Pilate went back 33 inside the praetorium and called Jesus, saying, “Then you are king of the Jews?” Jesus re- 34 plied, “Are you saying this of your own accord, or did other people tell you about me?” “Am I a Jew?” said Pilate. </text:span><text:span text:style-name="CharStyle13">35 </text:span><text:span text:style-name="CharStyle12">“Your own nation and the high priests have handed you over to me. What have you done?” Jesus replied, “My realm does 36 not belong to this world; if my realm did belong to this world, my men would have fought to prevent me being handed over to the Jews. No, my realm lies elsewhere.” “So you are a </text:span><text:span text:style-name="CharStyle13">37 </text:span><text:span text:style-name="CharStyle12">king?” said Pilate. “You!” “Certainly,” said Jesus, “I am a king. This is why I was born, this is why I came into the world, to bear testimony to the truth. Everyone who belongs to the truth listens to my voice.” “Truth!” said Pilate, “what does 38 truth mean?” With these words he went out again to the Jews and told them, “I cannot find anything wrong about him. But it is your custom that I 39 should release a prisoner for you at the passover; is it your will that I release you the king of the Jews?” Again they yelled, 40 “No, not him! Bar-Abbas!” Now Bar-Abbas was a robber.</text:span></text:p>
        <text:p text:style-name="P32"><text:span text:style-name="CharStyle12">Then Pilate took Jesus "| Q and had him scourged.</text:span></text:p>
        <text:p text:style-name="P19"><text:span text:style-name="CharStyle12">And the soldiers twisted some 2 thorns into a crown and put it on his head, and arrayed him in a purple robe, marching up to 3 him and shouting, “Hail, king of the Jews!”—and striking him. Again Pilate went out and said 4 to them, “Look, I am bringing him out to you. Understand, I</text:span></text:p>
        <text:p text:style-name="P258"><text:span text:style-name="CharStyle12">cannot find anything wrong</text:span></text:p>
        <text:list xml:id="list3332689524665613181" text:style-name="L36">
          <text:list-item>
            <text:p text:style-name="P246"><text:span text:style-name="CharStyle12"><text:tab/>about him.” So out came Jesus, wearing the crown of thorns and the purple robe; and Pilate said, “Here the man is!”</text:span></text:p>
          </text:list-item>
          <text:list-item>
            <text:p text:style-name="P242"><text:span text:style-name="CharStyle12"><text:tab/>Now when the high priests and their attendants saw him, they yelled, “Crucify him, crucify him!” Pilate said, “Take him and crucify him yourselves! I find nothing wrong about him.”</text:span></text:p>
          </text:list-item>
          <text:list-item>
            <text:p text:style-name="P242"><text:span text:style-name="CharStyle12"><text:tab/>The Jews retorted, “But we have a Law, and by our Law he is bound to die, because he has made himself out to be God’s</text:span></text:p>
          </text:list-item>
          <text:list-item>
            <text:p text:style-name="P242"><text:span text:style-name="CharStyle12"><text:tab/>Son.” Now when Pilate heard that, he was still more afraid;</text:span></text:p>
          </text:list-item>
          <text:list-item>
            <text:p text:style-name="P242"><text:span text:style-name="CharStyle12"><text:tab/>he went inside the prsetorium again and asked Jesus, “Where do you come from?” Jesus made</text:span></text:p>
          </text:list-item>
          <text:list-item>
            <text:p text:style-name="P247"><text:span text:style-name="CharStyle12"><text:tab/>no reply. Then Pilate said, “You will not speak to me? Do you not know it is in my power to release you or to crucify</text:span></text:p>
          </text:list-item>
          <text:list-item>
            <text:p text:style-name="P247"><text:span text:style-name="CharStyle12"><text:tab/>you?” Jesus answered, “You would have no power over me, unless it had been granted you from above. So you are less guilty than he who betrayed me</text:span></text:p>
          </text:list-item>
          <text:list-item>
            <text:p text:style-name="P245"><text:span text:style-name="CharStyle12"><text:tab/>to you.” This made Pilate anx­ious to release him, but the Jews yelled, “If you release him, you are no friend of Caesar’s!” ‘‘Any­one who makes himself a king is against Caesar!”</text:span></text:p>
          </text:list-item>
          <text:list-item>
            <text:p text:style-name="P249"><text:span text:style-name="CharStyle12"><text:tab/>On hearing this, Pilate brought Jesus out and seated him on the tribunal at a spot called the ‘mosaic pavement’—the He-</text:span></text:p>
          </text:list-item>
          <text:list-item>
            <text:p text:style-name="P251"><text:span text:style-name="CharStyle12"><text:tab/>brew name is Gabbatha (it was the day of Preparation for the passover, about noon). “There is your king!” he said to the</text:span></text:p>
          </text:list-item>
          <text:list-item>
            <text:p text:style-name="P251"><text:span text:style-name="CharStyle12"><text:tab/>Jews. Then they yelled, “Off with him! Off with him! Cru­cify him!” “Crucify your king?” said Pilate. The high priest re­torted, “We have no king but</text:span></text:p>
          </text:list-item>
          <text:list-item>
            <text:p text:style-name="P251"><text:span text:style-name="CharStyle12"><text:tab/>Caesar!” Then Pilate handed him over to them to be cruci­fied.</text:span></text:p>
          </text:list-item>
        </text:list>
        <text:p text:style-name="P37"><text:span text:style-name="CharStyle12">So they took Jesus, and he 17 went away, carrying the cross by himself, to the spot called the ‘place of the skull’—the He­brew name is Golgotha; there 18 they crucified him, along with two others, one on each side and Jesus in the middle. Pilate had 19 written an inscription to be put on the cross; what he wrote was,</text:span></text:p>
        <text:p text:style-name="P28"><text:span text:style-name="CharStyle25">JESUS THE NAZARENE, THE KING</text:span></text:p>
        <text:p text:style-name="P20"><text:span text:style-name="CharStyle56">of the jews. </text:span><text:span text:style-name="CharStyle12">Now many of the </text:span><text:span text:style-name="CharStyle14">20 </text:span><text:span text:style-name="CharStyle12">Jews read this inscription, for the place where Jesus had been crucified was close to the city; besides, the inscription was in Hebrew, Latin, and Greek. So </text:span><text:span text:style-name="CharStyle14">21 </text:span><text:span text:style-name="CharStyle12">the Jewish high priests said to Pilate, “Do not write, </text:span><text:span text:style-name="CharStyle56">the king of the .tews; </text:span><text:span text:style-name="CharStyle12">write, </text:span><text:span text:style-name="CharStyle56">he said i am the king of the jews.” </text:span><text:span text:style-name="CharStyle12">Pilate </text:span><text:span text:style-name="CharStyle14">22 </text:span><text:span text:style-name="CharStyle12">replied, “What I have written,</text:span></text:p>
        <text:p text:style-name="P20"><text:span text:style-name="CharStyle12">I have written.”</text:span></text:p>
        <text:p text:style-name="P38"><text:span text:style-name="CharStyle12">When the soldiers crucified 23 Jesus, they took his clothes and divided them into four parts, one for each soldier. But as the tunic was seamless, woven right down in a single piece, they said 24 to themselves, “Don’t let us tear it. Let us draw lots to see who gets it” (that the scripture might be fulfilled,</text:span></text:p>
        <text:p text:style-name="P76"><text:span text:style-name="CharStyle16">they distributed my clothes among them,</text:span></text:p>
        <text:p text:style-name="P38"><text:span text:style-name="CharStyle17">and drew lots for my raiment). </text:span><text:span text:style-name="CharStyle12">This was what the soldiers did.</text:span></text:p>
        <text:p text:style-name="P38"><text:span text:style-name="CharStyle12">Now beside the cross of Jesus </text:span><text:span text:style-name="CharStyle14">25 </text:span><text:span text:style-name="CharStyle12">stood his mother and his mother’s sister, Mary the wife of Clopas, and Mary of Magdala. So when </text:span><text:span text:style-name="CharStyle14">26 </text:span><text:span text:style-name="CharStyle12">Jesus saw his mother and his favourite disciple standing near, he said to his mother, “Woman, there is your son!” Then he </text:span><text:span text:style-name="CharStyle14">27 </text:span><text:span text:style-name="CharStyle12">said to the disciple, “And there is your mother!” And from that hour the disciple took her to his home. After that, as Jesus knew 28 that everything was now fin-</text:span></text:p>
      </text:section>
      <text:section text:style-name="Sect4" text:name="Section15">
        <text:p text:style-name="P227"><text:span text:style-name="CharStyle12">ished and fulfilled, he said (to fulfil the scripture), </text:span><text:span text:style-name="CharStyle17">“I am</text:span></text:p>
        <text:list xml:id="list2077840078833995631" text:style-name="L37">
          <text:list-item>
            <text:p text:style-name="P125"><text:span text:style-name="CharStyle12"><text:tab/></text:span><text:span text:style-name="CharStyle17">thirsty "</text:span><text:span text:style-name="CharStyle12"> A jug full of vinegar was lying there; so they put a sponge full of vinegar on a spear</text:span></text:p>
          </text:list-item>
          <text:list-item>
            <text:p text:style-name="P136"><text:span text:style-name="CharStyle12"><text:tab/>and held it to his lips. And when Jesus took the vinegar, he said, “It is finished,” bowed his head, and gave up his spirit.</text:span></text:p>
          </text:list-item>
          <text:list-item>
            <text:p text:style-name="P128"><text:span text:style-name="CharStyle12"><text:tab/>As it was the day of Prepara­tion, in order to prevent the bodies remaining on the cross during the sabbath (for that sabbath-day was a great day), the Jews asked Pilate to have the legs broken and the bodies</text:span></text:p>
          </text:list-item>
          <text:list-item>
            <text:p text:style-name="P153"><text:span text:style-name="CharStyle12"><text:tab/>removed. So the soldiers went and broke the legs of the first man and of the other man who had been crucified along with</text:span></text:p>
          </text:list-item>
          <text:list-item>
            <text:p text:style-name="P153"><text:span text:style-name="CharStyle12"><text:tab/>him; but when they came to Jesus and saw he was dead al­ready, they did not break his</text:span></text:p>
          </text:list-item>
          <text:list-item>
            <text:p text:style-name="P125"><text:span text:style-name="CharStyle12"><text:tab/>legs; only, one of the soldiers pricked his side with a lance, and out came blood and water</text:span></text:p>
          </text:list-item>
          <text:list-item>
            <text:p text:style-name="P125"><text:span text:style-name="CharStyle12"><text:tab/>in a moment. He who saw it has borne witness (his witness is true; God knows he is telling the truth), that you may believe.</text:span></text:p>
          </text:list-item>
          <text:list-item>
            <text:p text:style-name="P125"><text:span text:style-name="CharStyle12"><text:tab/>For this took place that the scripture might be fulfilled.</text:span></text:p>
          </text:list-item>
        </text:list>
        <text:p text:style-name="P72"><text:span text:style-name="CharStyle16">Not a bone of him will be broken.</text:span></text:p>
        <text:list xml:id="list164923777035692" text:continue-numbering="true" text:style-name="L37">
          <text:list-item>
            <text:p text:style-name="P125"><text:span text:style-name="CharStyle12"><text:tab/>And another scripture also says,</text:span></text:p>
          </text:list-item>
        </text:list>
        <text:p text:style-name="P72"><text:span text:style-name="CharStyle16">They shall look on him whom they impaled.</text:span></text:p>
        <text:list xml:id="list164923274703098" text:continue-numbering="true" text:style-name="L37">
          <text:list-item>
            <text:p text:style-name="P128"><text:span text:style-name="CharStyle12"><text:tab/>After this, Joseph of Arima- thsea, a disciple of Jesus but a secret disciple—for fear of the Jews—asked Pilate for permis­sion to remove the body of Jesus.</text:span></text:p>
          </text:list-item>
          <text:list-item>
            <text:p text:style-name="P125"><text:span text:style-name="CharStyle12"><text:tab/>And Pilate allowed him. So he went and removed the body, accompanied by Nicodemus (he who had first come to Jesus by night) who brought a </text:span><text:span text:style-name="CharStyle57">m</text:span><text:span text:style-name="CharStyle12">ixture of myrrh and aloes, about a</text:span></text:p>
          </text:list-item>
          <text:list-item>
            <text:p text:style-name="P136"><text:span text:style-name="CharStyle12"><text:tab/>hundred pounds of it; they took and wrapped up the body of Jesus in the spices and in band­</text:span></text:p>
          </text:list-item>
        </text:list>
        <text:p text:style-name="P19"><text:span text:style-name="CharStyle12">ages, according to the Jewish custom of burial. Now at the </text:span><text:span text:style-name="CharStyle13">4</text:span><text:span text:style-name="CharStyle13"><text:span text:style-name="T1">1 </text:span></text:span><text:span text:style-name="CharStyle12">spot where he had been crucified there was an orchard, and in the orchard a new tomb where no one had yet been laid; so they </text:span><text:span text:style-name="CharStyle13">4</text:span><text:span text:style-name="CharStyle13"><text:span text:style-name="T1">2 </text:span></text:span><text:span text:style-name="CharStyle12">put Jesus there, it being the Jewish day of Preparation, since the tomb was close by.</text:span></text:p>
        <text:p text:style-name="P32"><text:span text:style-name="CharStyle12">On the first day of the week Mary of Magdala went early to the tomb, when it was still dark; but as she saw the boulder had been removed from the tomb, she ran off to 2 Simon Peter and to the other disciple, the favourite of Jesus, telling them, “They have taken the master out of the tomb, and we do not know where they have put him!” So Peter and the </text:span><text:span text:style-name="CharStyle13">3 </text:span><text:span text:style-name="CharStyle12">other disciple set out for the tomb; they both started to run, 4 but the other disciple ran ahead, faster than Peter, and got to the tomb first. He glanced in and </text:span><text:span text:style-name="CharStyle13">5 </text:span><text:span text:style-name="CharStyle12">saw the bandages lying on the ground, but he did not go inside. Then Simon Peter came </text:span><text:span text:style-name="CharStyle13">6 </text:span><text:span text:style-name="CharStyle12">after him, and went inside the tomb; he noticed not only that the bandages were lying on the ground but that the napkin </text:span><text:span text:style-name="CharStyle13">7 </text:span><text:span text:style-name="CharStyle12">which had been round his head was folded up by itself, instead of lying beside the other band­ages. Upon this the other dis- </text:span><text:span text:style-name="CharStyle13">8 </text:span><text:span text:style-name="CharStyle12">ciple, who had reached the tomb first, went inside too, and when he saw for himself he was convinced. (For as yet they did 9 not understand the Scripture that he must rise from the dead.)</text:span></text:p>
        <text:p text:style-name="P32"><text:span text:style-name="CharStyle12">Then the disciples returned 10 home; but Mary stood sobbing 11 outside the tomb. As she sobbed, she glanced inside the tomb and noticed two angels in 12 white, sitting where the body of Jesus had lain, one at the head</text:span></text:p>
        <text:list xml:id="list5803687600033249090" text:style-name="L38">
          <text:list-item>
            <text:p text:style-name="P194"><text:span text:style-name="CharStyle12"><text:tab/>and one at the feet. “Woman,” they said to her, “why are you sobbing?” She said, “Be­cause they have taken away my master, and I do not know where</text:span></text:p>
          </text:list-item>
          <text:list-item>
            <text:p text:style-name="P148"><text:span text:style-name="CharStyle12"><text:tab/>they have put him!” With these words she turned round and no­ticed Jesus standing—though she did not know it was Jesus.</text:span></text:p>
          </text:list-item>
          <text:list-item>
            <text:p text:style-name="P148"><text:span text:style-name="CharStyle12"><text:tab/>“Woman,” said Jesus, “why are you sobbing? Who are you look­ing for?” Supposing that he was the gardener, she said, “Oh, sir, if you carried him away, tell me where you put him, and I</text:span></text:p>
          </text:list-item>
          <text:list-item>
            <text:p text:style-name="P148"><text:span text:style-name="CharStyle12"><text:tab/>will remove him.” “Mary!” said Jesus. She started round and said, “Rabboni!” (a Hebrew word</text:span></text:p>
          </text:list-item>
          <text:list-item>
            <text:p text:style-name="P148"><text:span text:style-name="CharStyle12"><text:tab/>meaning ‘teacher’). Jesus said, “Cease clinging to me. I have not ascended yet to the Father, but go to my brothers and tell them, ‘I am ascending to my Father and yours, to my God</text:span></text:p>
          </text:list-item>
          <text:list-item>
            <text:p text:style-name="P148"><text:span text:style-name="CharStyle12"><text:tab/>and yours.’ ” Away went Mary of Magdala to the disciples with the news, “I have seen the Lord!”—telling them what he had said to her.</text:span></text:p>
          </text:list-item>
          <text:list-item>
            <text:p text:style-name="P158"><text:span text:style-name="CharStyle12"><text:tab/>On the evening of that same day—the first day of the week —though the disciples had gathered within closed doors for fear of the Jews, Jesus entered and stood among them, saying</text:span></text:p>
          </text:list-item>
          <text:list-item>
            <text:p text:style-name="P154"><text:span text:style-name="CharStyle12"><text:tab/>“Peace be with you!” So saying he showed them his hands and his side; and when the disciples saw the Lord, they rejoiced.</text:span></text:p>
          </text:list-item>
          <text:list-item>
            <text:p text:style-name="P154"><text:span text:style-name="CharStyle12"><text:tab/>Jesus then repeated, “Peace be with you! As the Father sent me forth, I am sending you</text:span></text:p>
          </text:list-item>
          <text:list-item>
            <text:p text:style-name="P154"><text:span text:style-name="CharStyle12"><text:tab/>forth.” And with these words he breathed on them, adding,</text:span></text:p>
          </text:list-item>
          <text:list-item>
            <text:p text:style-name="P126"><text:span text:style-name="CharStyle12"><text:tab/>“Receive the holy Spirit! If you remit the sins of any, they are remitted: if you retain them, they are retained.”</text:span></text:p>
          </text:list-item>
          <text:list-item>
            <text:p text:style-name="P158"><text:span text:style-name="CharStyle12"><text:tab/>Now Thomas, one of the twelve, who was called ‘the Twin,’ was not with them when</text:span></text:p>
          </text:list-item>
        </text:list>
        <text:p text:style-name="P21"><text:span text:style-name="CharStyle12">Jesus came; and when the rest </text:span><text:span text:style-name="CharStyle17">25 </text:span><text:span text:style-name="CharStyle12">of the disciples told him, “We have seen the Lord,” he said, “Unless I see his hands with the mark of the nails, and put my finger where the nails were, and put my hand into his side, I re­fuse to believe it.” Eight days 26 afterwards his disciples were to­gether again, and Thomas with them. Though the doors were closed, Jesus entered and stood among them, saying, “Peace be with you!” Then he said to 27 Thomas, “Look at my hands, put your finger here; and put your hand here into my side; be no more unbelieving but be­lieve.” Thomas answered him, 28 “My Lord and my God!” Jesus 29 said to him, “You believe be­cause you have seen me? Blessed be those who believe though they have never seen me.”</text:span></text:p>
        <text:p text:style-name="P32"><text:span text:style-name="CharStyle12">Many another Sign did Jesus 30 perform in presence of his dis­ciples, which is not recorded in this hook; but these Signs are 31 recorded so that you may believe that Jesus is the Christ, the Son of God, and believing may have life through his Name.</text:span></text:p>
        <text:p text:style-name="P32"><text:span text:style-name="CharStyle12">After that, Jesus dis- </text:span><text:span text:style-name="CharStyle17">ey</text:span><text:span text:style-name="CharStyle12"> "| closed himself once more to “ the disciples, at the sea of Ti­berias. It was in this way. Simon Peter, Thomas (who was 2 called ‘the Twin’), Nathanael from Cana in Galilee, the two sons of Zebedseus, and two other disciples of his, were all together. Simon Peter said to them, “I am 3 going to fish.” They said, “We are coming with you too.” Off they went and embarked in the boat, but that night they caught nothing. Now at break of day 4 Jesus was standing on the beach (though the disciples did not know it was Jesus). “Lads,” </text:span><text:span text:style-name="CharStyle13">5 </text:span><text:span text:style-name="CharStyle12">said Jesus, “have you got any-</text:span></text:p>
        <text:p text:style-name="P64"><text:span text:style-name="CharStyle12">tiling?” “No,” they answered.</text:span></text:p>
        <text:list xml:id="list8162670157590157463" text:style-name="L39">
          <text:list-item>
            <text:p text:style-name="P236"><text:span text:style-name="CharStyle12"><text:tab/>So he told them, “Throw your net on the right of the boat, and you will have a take.” At this they threw the net, and now they could not haul it in for the</text:span></text:p>
          </text:list-item>
          <text:list-item>
            <text:p text:style-name="P236"><text:span text:style-name="CharStyle12"><text:tab/>mass of fish. So the disciple who </text:span><text:soft-page-break/><text:span text:style-name="CharStyle12">was Jesus’ favourite said to Peter, “It is the Lord!” Hear­ing it was the Lord, Simon Peter threw on his blouse (he was stripped for work) and jumped</text:span></text:p>
          </text:list-item>
          <text:list-item>
            <text:p text:style-name="P236"><text:span text:style-name="CharStyle12"><text:tab/>into the water, while the rest of the disciples came ashore in the punt (they were not far from land, only about a hundred yards), dragging their netful</text:span></text:p>
          </text:list-item>
          <text:list-item>
            <text:p text:style-name="P236"><text:span text:style-name="CharStyle12"><text:tab/>of fish. When they got to land, they saw a charcoal fire burning, with fish cooking on it,</text:span></text:p>
          </text:list-item>
          <text:list-item>
            <text:p text:style-name="P252"><text:span text:style-name="CharStyle12"><text:tab/>and some bread. Jesus said to them, “Bring some of the fish</text:span></text:p>
          </text:list-item>
          <text:list-item>
            <text:p text:style-name="P252"><text:span text:style-name="CharStyle12"><text:tab/>you have just caught.” So Peter went aboard and hauled the net ashore, full of large fish, a hundred and fifty-three of them; but for all their number</text:span></text:p>
          </text:list-item>
          <text:list-item>
            <text:p text:style-name="P248"><text:span text:style-name="CharStyle12"><text:tab/>the net was not torn. Jesus said, “Come and breakfast.” (Not one of the disciples dared to ask him who he was; they</text:span></text:p>
          </text:list-item>
          <text:list-item>
            <text:p text:style-name="P248"><text:span text:style-name="CharStyle12"><text:tab/>knew it was the Lord.) Jesus went and took the bread and gave it to them, also the fish.</text:span></text:p>
          </text:list-item>
          <text:list-item>
            <text:p text:style-name="P248"><text:span text:style-name="CharStyle12"><text:tab/>This was the third time, now, that Jesus appeared to the dis­ciples after rising from the dead.</text:span></text:p>
          </text:list-item>
          <text:list-item>
            <text:p text:style-name="P250"><text:span text:style-name="CharStyle12"><text:tab/>Then after breakfast Jesus said to Simon Peter, “Simon, son of John, do you love me more than the others do?” “Why, Lord,” he said, “you know I love you.” “Then feed</text:span></text:p>
          </text:list-item>
          <text:list-item>
            <text:p text:style-name="P248"><text:span text:style-name="CharStyle12"><text:tab/>my lambs,” said Jesus. Again he asked him, for the second time, “Simon, son of John, do you love me?” “Why, Lord,” he said, “you know I love you.” </text:span><text:span text:style-name="CharStyle59">“TheD </text:span><text:span text:style-name="CharStyle12">be a shepherd to my</text:span></text:p>
          </text:list-item>
        </text:list>
        <text:p text:style-name="P21"><text:span text:style-name="CharStyle12">sheep,” said Jesus. For the third 17 time he asked him, “Simon, son of John, do you love me?” Now Peter was vexed at being asked a third time, “Do you love me?” “Lord,” he said, “you know everything, you can see that I love you.” Jesus said, “Then feed my sheep. Truly, truly I 18 tell you, you put on your own girdle and went wherever you chose, when you were young; but when you grow old, you will stretch out your hands for some­one to gird you, and you will be taken where you have no wish to go” (he said this to indicate the </text:span><text:span text:style-name="CharStyle36">19 </text:span><text:span text:style-name="CharStyle12">kind of death by which Peter •would glorify God); then he added, “Follow me.” Peter 20 turned round and saw that the favourite disciple of Jesus was following, the disciple who had leant on his breast at supper and put the question, “Lord, who is to betray you?” So, on catch- 21 ing sight of him, Peter said to Jesus, “And what about him, Lord?” Jesus replied, “If I 22 choose that he should survive till I come back, what does that matter to you? Follow me your­self.” This started the report 23 among the brotherhood that the said disciple was not to die. Jesus, however, did not say he was not to die; what he said was,</text:span></text:p>
        <text:p text:style-name="P81"><text:span text:style-name="CharStyle12">“If I choose that he should sur­vive till I come back, what does that matter to you?”</text:span></text:p>
        <text:p text:style-name="P32"><text:span text:style-name="CharStyle12">This was the disciple who 24 bears witness to these facts and who wrote them down; his wit­ness, we know, is true.</text:span></text:p>
        <text:p text:style-name="P32"><text:span text:style-name="CharStyle12">But there is much else that 25 Jesus did—so much, that if it were written down in detail, I do not suppose the world itself could hold the written record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style:graphic-properties draw:fill="solid" draw:fill-color="#ffffff" draw:opacity="100%"/>
      <style:paragraph-properties fo:margin-left="0in" fo:margin-right="0in" fo:line-height="0.0866in" fo:text-indent="0.1807in" style:auto-text-indent="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margin-top="0in" fo:margin-bottom="0.0835in" loext:contextual-spacing="false" fo:line-height="0in" fo:text-align="center" style:justify-single-word="false" fo:text-indent="-0.1945in" style:auto-text-indent="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36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5pt" fo:letter-spacing="normal"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0866in" fo:text-align="justify" style:justify-single-word="false" fo:text-indent="-0.1945in" style:auto-text-indent="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0866in" fo:text-align="justify" style:justify-single-word="false" fo:text-indent="-0.1945in" style:auto-text-indent="false" style:page-number="auto" fo:background-color="#ffffff"/>
      <style:text-properties style:text-line-through-style="none" style:text-line-through-type="none" style:font-name="Georgia" fo:font-family="Georgia" fo:font-size="5.5pt" fo:font-style="normal" style:text-underline-style="none" fo:font-weight="normal" style:font-name-asian="Georgia" style:font-family-asian="Georgia" style:font-size-asian="5.5pt" style:font-style-asian="normal" style:font-weight-asian="normal" style:font-name-complex="Georgia" style:font-family-complex="Georgia" style:font-size-complex="5.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1272in" fo:text-indent="-0.305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902in"/>
        </style:tab-stops>
        <style:drop-cap style:lines="2" style:distance="0.0035in" style:style-name="DropCap1"/>
      </style:paragraph-properties>
    </style:style>
    <style:style style:name="Body_20_text_20__28_6_29__20__2b__20_DropCap2" style:display-name="Body text (6) + DropCap2" style:family="paragraph" style:parent-style-name="Body_20_text_20__28_6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035in" style:style-name="DropCap4"/>
      </style:paragraph-properties>
    </style:style>
    <style:style style:name="Body_20_text_20__28_6_29__20__2b__20_DropCap4" style:display-name="Body text (6) + DropCap4" style:family="paragraph" style:parent-style-name="Body_20_text_20__28_6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3339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5" style:family="text" style:parent-style-name="CharStyle4">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6" style:family="text" style:parent-style-name="CharStyle4">
      <style:text-properties fo:color="#000000" style:text-position="0% 100%" style:font-name="Georgia" fo:font-family="Georgia" fo:font-size="7.5pt" fo:letter-spacing="normal" fo:language="en" fo:country="US" style:font-name-asian="Georgia" style:font-family-asian="Georgia" style:font-size-asian="7.5pt" style:language-asian="en" style:country-asian="US" style:font-name-complex="Georgia" style:font-family-complex="Georgia" style:font-size-complex="7.5pt" style:language-complex="en" style:country-complex="US" style:text-scale="100%"/>
    </style:style>
    <style:style style:name="CharStyle8"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10"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14"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7"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CharStyle12">
      <style:text-properties fo:color="#000000" style:text-position="0% 100%" fo:font-size="5.5pt" fo:letter-spacing="-0.0071in" fo:language="en" fo:country="US" fo:font-weight="bold" style:font-size-asian="5.5pt" style:language-asian="en" style:country-asian="US" style:font-weight-asian="bold" style:font-size-complex="5.5pt" style:language-complex="en" style:country-complex="US" style:font-weight-complex="bold" style:text-scale="100%"/>
    </style:style>
    <style:style style:name="CharStyle19" style:family="text" style:parent-style-name="CharStyle8">
      <style:text-properties fo:color="#000000" style:text-position="0% 100%" style:font-name="Georgia" fo:font-family="Georgia" fo:font-size="7pt" fo:letter-spacing="normal" fo:language="en" fo:country="US" fo:font-style="italic" fo:font-weight="normal" style:font-name-asian="Georgia" style:font-family-asian="Georgia" style:font-size-asian="7pt" style:language-asian="en" style:country-asian="US" style:font-style-asian="italic" style:font-weight-asian="normal" style:font-name-complex="Georgia" style:font-family-complex="Georgia" style:font-size-complex="7pt" style:language-complex="en" style:country-complex="US" style:font-style-complex="italic" style:font-weight-complex="normal" style:text-scale="100%"/>
    </style:style>
    <style:style style:name="CharStyle21" style:family="text" style:parent-style-name="DefaultFontStyle">
      <style:text-properties style:text-line-through-style="none" style:text-line-through-type="none" style:font-name="David" fo:font-family="David" fo:font-size="10.5pt" fo:letter-spacing="normal"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CharStyle22" style:family="text" style:parent-style-name="CharStyle21">
      <style:text-properties fo:color="#000000" style:text-position="0% 100%" fo:language="en" fo:country="US" style:language-asian="en" style:country-asian="US" style:language-complex="en" style:country-complex="US" style:text-scale="100%"/>
    </style:style>
    <style:style style:name="CharStyle23" style:family="text" style:parent-style-name="CharStyle12">
      <style:text-properties fo:color="#000000" style:text-position="0% 100%" fo:font-size="7.5pt" fo:letter-spacing="-0.0071in"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CharStyle25"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26" style:family="text" style:parent-style-name="CharStyle25">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CharStyle27" style:family="text" style:parent-style-name="CharStyle2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DropCap1" style:family="text">
      <style:text-properties fo:color="#000000" style:text-line-through-style="none" style:text-line-through-type="none" style:text-position="53%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8%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32" style:family="text" style:parent-style-name="CharStyle30">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33" style:family="text" style:parent-style-name="CharStyle12">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CharStyle34" style:family="text" style:parent-style-name="CharStyle8">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DropCap3" style:family="text">
      <style:text-properties fo:color="#000000" style:text-line-through-style="none" style:text-line-through-type="none" style:text-position="42%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CharStyle36" style:family="text" style:parent-style-name="CharStyle12">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37" style:family="text" style:parent-style-name="CharStyle21">
      <style:text-properties fo:color="#000000" style:text-position="0% 100%" fo:letter-spacing="normal" fo:language="en" fo:country="US" style:language-asian="en" style:country-asian="US" style:language-complex="en" style:country-complex="US" style:text-scale="100%"/>
    </style:style>
    <style:style style:name="CharStyle38" style:family="text" style:parent-style-name="CharStyle25">
      <style:text-properties fo:font-variant="small-cap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CharStyle40" style:family="text" style:parent-style-name="DefaultFontStyle">
      <style:text-properties style:text-line-through-style="none" style:text-line-through-type="none" style:font-name="Georgia" fo:font-family="Georgia" fo:font-size="5.5pt" fo:font-style="normal" style:text-underline-style="none" fo:font-weight="normal" style:font-name-asian="Georgia" style:font-family-asian="Georgia" style:font-size-asian="5.5pt" style:font-style-asian="normal" style:font-weight-asian="normal" style:font-name-complex="Georgia" style:font-family-complex="Georgia" style:font-size-complex="5.5pt" style:font-style-complex="normal" style:font-weight-complex="normal"/>
    </style:style>
    <style:style style:name="CharStyle41" style:family="text" style:parent-style-name="CharStyle40">
      <style:text-properties fo:font-variant="small-caps" fo:color="#000000" style:text-position="0% 100%" fo:letter-spacing="normal" fo:language="en" fo:country="US" style:language-asian="en" style:country-asian="US" style:language-complex="en" style:country-complex="US" style:text-scale="100%"/>
    </style:style>
    <style:style style:name="CharStyle42" style:family="text" style:parent-style-name="CharStyle21">
      <style:text-properties fo:color="#000000" style:text-position="0% 100%" style:font-name="Georgia" fo:font-family="Georgia" fo:font-size="12pt" fo:letter-spacing="normal" fo:language="en" fo:country="US" style:font-name-asian="Georgia" style:font-family-asian="Georgia" style:font-size-asian="12pt" style:language-asian="en" style:country-asian="US" style:font-name-complex="Georgia" style:font-family-complex="Georgia" style:font-size-complex="12pt" style:language-complex="en" style:country-complex="US" style:text-scale="100%"/>
    </style:style>
    <style:style style:name="DropCap4" style:family="text">
      <style:text-properties fo:color="#000000" style:text-line-through-style="none" style:text-line-through-type="none" style:text-position="21%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CharStyle44" style:family="text" style:parent-style-name="CharStyle12">
      <style:text-properties fo:font-variant="small-caps" fo:color="#000000" style:text-position="0% 100%" fo:letter-spacing="normal" fo:language="en" fo:country="US" style:language-asian="en" style:country-asian="US" style:language-complex="en" style:country-complex="US" style:text-scale="100%"/>
    </style:style>
    <style:style style:name="CharStyle45" style:family="text" style:parent-style-name="CharStyle12">
      <style:text-properties fo:color="#000000" style:text-position="0% 100%" fo:font-size="6.5pt" fo:letter-spacing="normal" fo:language="en" fo:country="US" style:font-size-asian="6.5pt" style:language-asian="en" style:country-asian="US" style:font-size-complex="6.5pt" style:language-complex="en" style:country-complex="US" style:text-scale="200%"/>
    </style:style>
    <style:style style:name="CharStyle47"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48" style:family="text" style:parent-style-name="CharStyle21">
      <style:text-properties fo:color="#000000" style:text-position="0% 100%" fo:letter-spacing="normal" fo:language="en" fo:country="US" fo:font-style="italic" fo:font-weight="normal" style:language-asian="en" style:country-asian="US" style:font-style-asian="italic" style:font-weight-asian="normal" style:language-complex="en" style:country-complex="US" style:font-style-complex="italic" style:font-weight-complex="normal" style:text-scale="100%"/>
    </style:style>
    <style:style style:name="CharStyle50"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51" style:family="text" style:parent-style-name="CharStyle50">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52" style:family="text" style:parent-style-name="CharStyle1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53" style:family="text" style:parent-style-name="CharStyle21">
      <style:text-properties fo:color="#000000" style:text-position="0% 100%" fo:font-size="6.5pt" fo:letter-spacing="normal" fo:language="en" fo:country="US" fo:font-style="italic" fo:font-weight="bold" style:font-size-asian="6.5pt" style:language-asian="en" style:country-asian="US" style:font-style-asian="italic" style:font-weight-asian="bold" style:font-size-complex="6.5pt" style:language-complex="en" style:country-complex="US" style:font-style-complex="italic" style:font-weight-complex="bold" style:text-scale="100%"/>
    </style:style>
    <style:style style:name="CharStyle54" style:family="text" style:parent-style-name="CharStyle21">
      <style:text-properties fo:color="#000000" style:text-position="0% 100%" style:font-name="Georgia" fo:font-family="Georgia" fo:font-size="11.5pt" fo:letter-spacing="normal" fo:language="en" fo:country="US" fo:font-style="italic" fo:font-weight="bold" style:font-name-asian="Georgia" style:font-family-asian="Georgia" style:font-size-asian="11.5pt" style:language-asian="en" style:country-asian="US" style:font-style-asian="italic" style:font-weight-asian="bold" style:font-name-complex="Georgia" style:font-family-complex="Georgia" style:font-size-complex="11.5pt" style:language-complex="en" style:country-complex="US" style:font-style-complex="italic" style:font-weight-complex="bold" style:text-scale="60%"/>
    </style:style>
    <style:style style:name="CharStyle55" style:family="text" style:parent-style-name="CharStyle21">
      <style:text-properties fo:color="#000000" style:text-position="0% 100%" fo:font-size="12pt" fo:letter-spacing="normal" fo:language="en" fo:country="US" fo:font-style="italic" style:font-size-asian="12pt" style:language-asian="en" style:country-asian="US" style:font-style-asian="italic" style:font-size-complex="12pt" style:language-complex="en" style:country-complex="US" style:font-style-complex="italic" style:text-scale="100%"/>
    </style:style>
    <style:style style:name="CharStyle56" style:family="text" style:parent-style-name="CharStyle12">
      <style:text-properties fo:font-variant="small-cap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57" style:family="text" style:parent-style-name="CharStyle12">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58" style:family="text" style:parent-style-name="CharStyle12">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59" style:family="text" style:parent-style-name="CharStyle12">
      <style:text-properties fo:color="#000000" style:text-position="0% 100%" fo:font-size="8.5pt" fo:letter-spacing="normal" fo:language="en" fo:country="US" fo:font-weight="bold" style:font-size-asian="8.5pt" style:language-asian="en" style:country-asian="US" style:font-weight-asian="bold" style:font-size-complex="8.5pt" style:language-complex="en" style:country-complex="US" style:font-weight-complex="bold" style:text-scale="100%"/>
    </style:style>
    <style:style style:name="FootnoteNumberInBody" style:family="text" style:parent-style-name="DefaultFontStyle">
      <style:text-properties fo:color="#000000" style:text-line-through-style="none" style:text-line-through-type="none" style:text-position="0% 100%" style:font-name="David" fo:font-family="David" fo:font-size="8pt" fo:letter-spacing="normal" fo:language="en" fo:country="US" fo:font-style="normal" style:text-underline-style="none" fo:font-weight="normal" style:font-name-asian="David" style:font-family-asian="David" style:font-size-asian="8pt" style:language-asian="en" style:country-asian="US" style:font-style-asian="normal" style:font-weight-asian="normal" style:font-name-complex="David" style:font-family-complex="David" style:font-size-complex="8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NumberInBody"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2.5854in" fo:margin-right="1.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965in" fo:margin-left="0in" fo:margin-right="0in" fo:margin-bottom="0in"/>
      </style:header-style>
      <style:footer-style>
        <style:header-footer-properties fo:min-height="3.5228in" fo:margin-left="0in" fo:margin-right="0in" fo:margin-top="3.5228in"/>
      </style:footer-style>
    </style:page-layout>
    <style:page-layout style:name="Mpm3" style:page-usage="mirrored">
      <style:page-layout-properties fo:page-width="8.5in" fo:page-height="11in" style:num-format="1" style:print-orientation="portrait" fo:margin-top="0in" fo:margin-bottom="0in" fo:margin-left="2.6744in" fo:margin-right="1.6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89in" fo:margin-left="0in" fo:margin-right="0in" fo:margin-bottom="0in"/>
      </style:header-style>
      <style:footer-style>
        <style:header-footer-properties fo:min-height="3.5709in" fo:margin-left="0in" fo:margin-right="0in" fo:margin-top="3.5709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4.398in" svg:y="0.572in" draw:z-index="7"><draw:text-box fo:min-height="0.1134in" fo:min-width="2.4in"><text:p text:style-name="MP3"><text:span text:style-name="CharStyle22">S. JOHN </text:span><text:span text:style-name="CharStyle27">2<text:tab/></text:span><text:page-number text:select-page="current">117</text:page-number></text:p></draw:text-box></draw:frame></text:p>
      </style:header>
      <style:header-left>
        <text:p text:style-name="MP1"><draw:frame draw:style-name="Mfr1" draw:name="1" text:anchor-type="paragraph" svg:x="1.6791in" svg:y="0.5661in" draw:z-index="5"><draw:text-box fo:min-height="0.1165in" fo:min-width="2.3799in"><text:p text:style-name="MP4"><text:page-number text:select-page="current">118</text:page-number><text:span text:style-name="CharStyle22"><text:tab/>S. JOHN 3</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1.6984in" svg:y="0.5957in" draw:z-index="0"><draw:text-box fo:min-height="0.1098in" fo:min-width="2.3736in"><text:p text:style-name="MP5"><text:page-number text:select-page="current">119</text:page-number><text:span text:style-name="CharStyle22"><text:tab/>S. JOHN 4</text:span></text:p></draw:text-box></draw:frame></text:p>
      </style:header>
      <style:header-left>
        <text:p text:style-name="MP1"><draw:frame draw:style-name="Mfr1" draw:name="3" text:anchor-type="paragraph" svg:x="1.6984in" svg:y="0.5957in" draw:z-index="8"><draw:text-box fo:min-height="0.1098in" fo:min-width="2.3736in"><text:p text:style-name="MP5"><text:page-number text:select-page="current">118</text:page-number><text:span text:style-name="CharStyle22"><text:tab/>S. JOHN 4</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4.4161in" svg:y="0.5756in" draw:z-index="9"><draw:text-box fo:min-height="0.1071in" fo:min-width="2.3598in"><text:p text:style-name="MP6"><text:span text:style-name="CharStyle22">S. JOHN 5<text:tab/></text:span><text:page-number text:select-page="current">121</text:page-number></text:p></draw:text-box></draw:frame></text:p>
      </style:header>
      <style:header-left>
        <text:p text:style-name="MP1"><draw:frame draw:style-name="Mfr1" draw:name="5" text:anchor-type="paragraph" svg:x="1.722in" svg:y="0.5992in" draw:z-index="0"><draw:text-box fo:min-height="0.1071in" fo:min-width="2.3764in"><text:p text:style-name="MP7"><text:page-number text:select-page="current">120</text:page-number><text:span text:style-name="CharStyle22"><text:tab/>S. JOHN 5</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4.4228in" svg:y="0.572in" draw:z-index="10"><draw:text-box fo:min-height="0.1098in" fo:min-width="2.3701in"><text:p text:style-name="MP8"><text:span text:style-name="CharStyle22">S. JOHN 6<text:tab/></text:span><text:page-number text:select-page="current">121</text:page-number></text:p></draw:text-box></draw:frame></text:p>
      </style:header>
      <style:header-left>
        <text:p text:style-name="MP1"><draw:frame draw:style-name="Mfr1" draw:name="7" text:anchor-type="paragraph" svg:x="4.4228in" svg:y="0.572in" draw:z-index="0"><draw:text-box fo:min-height="0.1098in" fo:min-width="2.3701in"><text:p text:style-name="MP8"><text:span text:style-name="CharStyle22">S. JOHN 6<text:tab/></text:span><text:page-number text:select-page="current">122</text:page-number></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8" text:anchor-type="paragraph" svg:x="4.4398in" svg:y="0.5791in" draw:z-index="12"><draw:text-box fo:min-height="0.1035in" fo:min-width="2.3571in"><text:p text:style-name="MP9"><text:span text:style-name="CharStyle22">S. JOHN 7<text:tab/></text:span><text:page-number text:select-page="current">123</text:page-number></text:p></draw:text-box></draw:frame></text:p>
      </style:header>
      <style:header-left>
        <text:p text:style-name="MP1"><draw:frame draw:style-name="Mfr1" draw:name="9" text:anchor-type="paragraph" svg:x="1.6957in" svg:y="0.5791in" draw:z-index="11"><draw:text-box fo:min-height="0.1035in" fo:min-width="2.3634in"><text:p text:style-name="MP10"><text:page-number text:select-page="current">122</text:page-number><text:span text:style-name="CharStyle37"><text:tab/></text:span><text:span text:style-name="CharStyle22">S. JOHN 6</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10" text:anchor-type="paragraph" svg:x="1.6957in" svg:y="0.5756in" draw:z-index="13"><draw:text-box fo:min-height="0.1071in" fo:min-width="2.3736in"><text:p text:style-name="MP5"><text:span text:style-name="CharStyle42">m<text:tab/></text:span><text:span text:style-name="CharStyle22">S. JOHN 8</text:span></text:p></draw:text-box></draw:frame></text:p>
      </style:header>
      <style:footer>
        <text:p text:style-name="MP2"/>
      </style:footer>
    </style:master-page>
    <style:master-page style:name="PageStyle7" style:page-layout-name="Mpm3">
      <style:header>
        <text:p text:style-name="MP1"><draw:frame draw:style-name="Mfr1" draw:name="11" text:anchor-type="paragraph" svg:x="4.4311in" svg:y="0.5854in" draw:z-index="14"><draw:text-box fo:min-height="0.1134in" fo:min-width="2.3665in"><text:p text:style-name="MP11"><text:span text:style-name="CharStyle22">S. JOHN 8<text:tab/></text:span><text:page-number text:select-page="current">125</text:page-number></text:p></draw:text-box></draw:frame></text:p>
      </style:header>
      <style:header-left>
        <text:p text:style-name="MP1"><draw:frame draw:style-name="Mfr1" draw:name="12" text:anchor-type="paragraph" svg:x="4.4311in" svg:y="0.5854in" draw:z-index="0"><draw:text-box fo:min-height="0.1134in" fo:min-width="2.3665in"><text:p text:style-name="MP11"><text:span text:style-name="CharStyle22">S. JOHN 8<text:tab/></text:span><text:page-number text:select-page="current">126</text:page-number></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3" text:anchor-type="paragraph" svg:x="4.4209in" svg:y="0.572in" draw:z-index="17"><draw:text-box fo:min-height="0.1098in" fo:min-width="2.3665in"><text:p text:style-name="MP11"><text:span text:style-name="CharStyle37">S. </text:span><text:span text:style-name="CharStyle22">JOHN 9<text:tab/></text:span><text:page-number text:select-page="current">129</text:page-number></text:p></draw:text-box></draw:frame></text:p>
      </style:header>
      <style:header-left>
        <text:p text:style-name="MP1"><draw:frame draw:style-name="Mfr1" draw:name="14" text:anchor-type="paragraph" svg:x="1.6972in" svg:y="0.5756in" draw:z-index="16"><draw:text-box fo:min-height="0.1071in" fo:min-width="2.4134in"><text:p text:style-name="MP12"><text:page-number text:select-page="current">128</text:page-number><text:span text:style-name="CharStyle22"><text:tab/>S. JOHN 10</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5" text:anchor-type="paragraph" svg:x="4.428in" svg:y="0.5661in" draw:z-index="18"><draw:text-box fo:min-height="0.1165in" fo:min-width="2.3929in"><text:p text:style-name="MP13"><text:span text:style-name="CharStyle22">S. JOHN 11<text:tab/></text:span><text:span text:style-name="CharStyle27">139</text:span></text:p></draw:text-box></draw:frame></text:p>
      </style:header>
      <style:header-left>
        <text:p text:style-name="MP1"><draw:frame draw:style-name="Mfr1" draw:name="16" text:anchor-type="paragraph" svg:x="4.428in" svg:y="0.5661in" draw:z-index="0"><draw:text-box fo:min-height="0.1165in" fo:min-width="2.3929in"><text:p text:style-name="MP13"><text:span text:style-name="CharStyle22">S. JOHN 11<text:tab/></text:span><text:span text:style-name="CharStyle27">139</text:span></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7" text:anchor-type="paragraph" svg:x="1.7008in" svg:y="0.5791in" draw:z-index="19"><draw:text-box fo:min-height="0.1035in" fo:min-width="2.3965in"><text:p text:style-name="MP14"><text:span text:style-name="CharStyle22">180<text:tab/>S. JOHN 11</text:span></text:p></draw:text-box></draw:frame></text:p>
      </style:header>
      <style:footer>
        <text:p text:style-name="MP2"/>
      </style:footer>
    </style:master-page>
    <style:master-page style:name="PageStyle11" style:page-layout-name="Mpm3">
      <style:header>
        <text:p text:style-name="MP1"><draw:frame draw:style-name="Mfr1" draw:name="18" text:anchor-type="paragraph" svg:x="4.4126in" svg:y="0.572in" draw:z-index="20"><draw:text-box fo:min-height="0.1201in" fo:min-width="2.3929in"><text:p text:style-name="MP13"><text:span text:style-name="CharStyle37">S. </text:span><text:span text:style-name="CharStyle48">JOHN 12<text:tab/></text:span><text:page-number text:select-page="current">131</text:page-number></text:p></draw:text-box></draw:frame></text:p>
      </style:header>
      <style:footer>
        <text:p text:style-name="MP2"/>
      </style:footer>
    </style:master-page>
    <style:master-page style:name="PageStyle12" style:page-layout-name="Mpm3">
      <style:header>
        <text:p text:style-name="MP1"><draw:frame draw:style-name="Mfr1" draw:name="19" text:anchor-type="paragraph" svg:x="1.6756in" svg:y="0.572in" draw:z-index="21"><draw:text-box fo:min-height="0.1098in" fo:min-width="2.4134in"><text:p text:style-name="MP12"><text:span text:style-name="CharStyle22">182<text:tab/>S. JOHN 12</text:span></text:p></draw:text-box></draw:frame></text:p>
      </style:header>
      <style:footer>
        <text:p text:style-name="MP2"/>
      </style:footer>
    </style:master-page>
    <style:master-page style:name="PageStyle13" style:page-layout-name="Mpm3">
      <style:header>
        <text:p text:style-name="MP1"><draw:frame draw:style-name="Mfr1" draw:name="20" text:anchor-type="paragraph" svg:x="4.4193in" svg:y="0.572in" draw:z-index="22"><draw:text-box fo:min-height="0.1098in" fo:min-width="2.3929in"><text:p text:style-name="MP13"><text:span text:style-name="CharStyle22">S. JOHN 13<text:tab/></text:span><text:page-number text:select-page="current">133</text:page-number></text:p></draw:text-box></draw:frame></text:p>
      </style:header>
      <style:header-left>
        <text:p text:style-name="MP1"><draw:frame draw:style-name="Mfr1" draw:name="21" text:anchor-type="paragraph" svg:x="4.4193in" svg:y="0.572in" draw:z-index="0"><draw:text-box fo:min-height="0.1098in" fo:min-width="2.3929in"><text:p text:style-name="MP13"><text:span text:style-name="CharStyle22">S. JOHN 13<text:tab/></text:span><text:page-number text:select-page="current">134</text:page-number></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2" text:anchor-type="paragraph" svg:x="4.4126in" svg:y="0.572in" draw:z-index="24"><draw:text-box fo:min-height="0.1201in" fo:min-width="2.3929in"><text:p text:style-name="MP13"><text:span text:style-name="CharStyle37">S. </text:span><text:span text:style-name="CharStyle48">JOHN 12<text:tab/></text:span><text:page-number text:select-page="current">135</text:page-number></text:p></draw:text-box></draw:frame></text:p>
      </style:header>
      <style:header-left>
        <text:p text:style-name="MP1"><draw:frame draw:style-name="Mfr1" draw:name="23" text:anchor-type="paragraph" svg:x="1.7126in" svg:y="0.5689in" draw:z-index="23"><draw:text-box fo:min-height="0.1134in" fo:min-width="2.4035in"><text:p text:style-name="MP15"><text:page-number text:select-page="current">136</text:page-number><text:span text:style-name="CharStyle22"><text:tab/>S. JOHN 15</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4" text:anchor-type="paragraph" svg:x="1.7043in" svg:y="0.5661in" draw:z-index="0"><draw:text-box fo:min-height="0.1165in" fo:min-width="2.4098in"><text:p text:style-name="MP16"><text:page-number text:select-page="current">137</text:page-number><text:span text:style-name="CharStyle22"><text:tab/>S. JOHN 16</text:span></text:p></draw:text-box></draw:frame></text:p>
      </style:header>
      <style:header-left>
        <text:p text:style-name="MP1"><draw:frame draw:style-name="Mfr1" draw:name="25" text:anchor-type="paragraph" svg:x="1.7043in" svg:y="0.5661in" draw:z-index="25"><draw:text-box fo:min-height="0.1165in" fo:min-width="2.4098in"><text:p text:style-name="MP16"><text:page-number text:select-page="current">136</text:page-number><text:span text:style-name="CharStyle22"><text:tab/>S. JOHN 16</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6" text:anchor-type="paragraph" svg:x="4.4016in" svg:y="0.5591in" draw:z-index="26"><draw:text-box fo:min-height="0.1236in" fo:min-width="2.4in"><text:p text:style-name="MP3"><text:span text:style-name="CharStyle27">8</text:span><text:span text:style-name="CharStyle53">.</text:span><text:span text:style-name="CharStyle22"> JOHN 14<text:tab/></text:span><text:page-number text:select-page="current">139</text:page-number></text:p></draw:text-box></draw:frame></text:p>
      </style:header>
      <style:header-left>
        <text:p text:style-name="MP1"><draw:frame draw:style-name="Mfr1" draw:name="27" text:anchor-type="paragraph" svg:x="1.7043in" svg:y="0.572in" draw:z-index="27"><draw:text-box fo:min-height="0.1098in" fo:min-width="2.4098in"><text:p text:style-name="MP16"><text:page-number text:select-page="current">138</text:page-number><text:span text:style-name="CharStyle22"><text:tab/>S. JOHN 19</text:span></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28" text:anchor-type="paragraph" svg:x="4.4098in" svg:y="0.5689in" draw:z-index="28"><draw:text-box fo:min-height="0.1134in" fo:min-width="2.4071in"><text:p text:style-name="MP17"><text:span text:style-name="CharStyle22">S. JOHN 18<text:tab/>189</text:span></text:p></draw:text-box></draw:frame></text:p>
      </style:header>
      <style:footer>
        <text:p text:style-name="MP2"/>
      </style:footer>
    </style:master-page>
    <style:master-page style:name="PageStyle18" style:page-layout-name="Mpm3">
      <style:header>
        <text:p text:style-name="MP1"><draw:frame draw:style-name="Mfr1" draw:name="29" text:anchor-type="paragraph" svg:x="1.7043in" svg:y="0.572in" draw:z-index="0"><draw:text-box fo:min-height="0.1098in" fo:min-width="2.4098in"><text:p text:style-name="MP16"><text:page-number text:select-page="current">141</text:page-number><text:span text:style-name="CharStyle22"><text:tab/>S. JOHN 19</text:span></text:p></draw:text-box></draw:frame></text:p>
      </style:header>
      <style:header-left>
        <text:p text:style-name="MP1"><draw:frame draw:style-name="Mfr1" draw:name="30" text:anchor-type="paragraph" svg:x="1.7043in" svg:y="0.572in" draw:z-index="29"><draw:text-box fo:min-height="0.1098in" fo:min-width="2.4098in"><text:p text:style-name="MP16"><text:page-number text:select-page="current">140</text:page-number><text:span text:style-name="CharStyle22"><text:tab/>S. JOHN 19</text:span></text:p></draw:text-box></draw:frame></text:p>
      </style:header-left>
      <style:footer>
        <text:p text:style-name="MP2"/>
      </style:footer>
      <style:footer-left>
        <text:p text:style-name="MP2"/>
      </style:footer-left>
    </style:master-page>
    <style:master-page style:name="PageStyle19" style:page-layout-name="Mpm3">
      <style:header>
        <text:p text:style-name="MP1"><draw:frame draw:style-name="Mfr1" draw:name="31" text:anchor-type="paragraph" svg:x="4.398in" svg:y="0.5591in" draw:z-index="30"><draw:text-box fo:min-height="0.1299in" fo:min-width="2.4098in"><text:p text:style-name="MP16"><text:span text:style-name="CharStyle54">S. </text:span><text:span text:style-name="CharStyle55">JOHN 19<text:tab/></text:span><text:page-number text:select-page="current">141</text:page-number></text:p></draw:text-box></draw:frame></text:p>
      </style:header>
      <style:footer>
        <text:p text:style-name="MP2"/>
      </style:footer>
    </style:master-page>
    <style:master-page style:name="PageStyle20" style:page-layout-name="Mpm3">
      <style:header>
        <text:p text:style-name="MP1"><draw:frame draw:style-name="Mfr1" draw:name="32" text:anchor-type="paragraph" svg:x="1.6902in" svg:y="0.5591in" draw:z-index="0"><draw:text-box fo:min-height="0.1236in" fo:min-width="2.4165in"><text:p text:style-name="MP18"><text:page-number text:select-page="current">143</text:page-number><text:span text:style-name="CharStyle22"><text:tab/></text:span><text:span text:style-name="CharStyle37">S. JOHN 20</text:span></text:p></draw:text-box></draw:frame></text:p>
      </style:header>
      <style:header-left>
        <text:p text:style-name="MP1"><draw:frame draw:style-name="Mfr1" draw:name="33" text:anchor-type="paragraph" svg:x="1.6902in" svg:y="0.5591in" draw:z-index="31"><draw:text-box fo:min-height="0.1236in" fo:min-width="2.4165in"><text:p text:style-name="MP18"><text:page-number text:select-page="current">142</text:page-number><text:span text:style-name="CharStyle22"><text:tab/></text:span><text:span text:style-name="CharStyle37">S. JOHN 20</text:span></text:p></draw:text-box></draw:frame></text:p>
      </style:header-left>
      <style:footer>
        <text:p text:style-name="MP2"/>
      </style:footer>
      <style:footer-left>
        <text:p text:style-name="MP2"/>
      </style:footer-left>
    </style:master-page>
    <style:master-page style:name="PageStyle21" style:page-layout-name="Mpm3">
      <style:header>
        <text:p text:style-name="MP1"><draw:frame draw:style-name="Mfr1" draw:name="34" text:anchor-type="paragraph" svg:x="4.398in" svg:y="0.5591in" draw:z-index="32"><draw:text-box fo:min-height="0.1299in" fo:min-width="2.4098in"><text:p text:style-name="MP16"><text:span text:style-name="CharStyle54">S. </text:span><text:span text:style-name="CharStyle55">JOHN 19<text:tab/></text:span><text:page-number text:select-page="current">145</text:page-number></text:p></draw:text-box></draw:frame></text:p>
      </style:header>
      <style:header-left>
        <text:p text:style-name="MP1"><draw:frame draw:style-name="Mfr1" draw:name="35" text:anchor-type="paragraph" svg:x="1.7055in" svg:y="0.5791in" draw:z-index="33"><draw:text-box fo:min-height="0.1035in" fo:min-width="2.4035in"><text:p text:style-name="MP15"><text:page-number text:select-page="current">144</text:page-number><text:span text:style-name="CharStyle22"><text:tab/>S. JOHN 21</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3" meta:object-count="0" meta:page-count="32" meta:paragraph-count="615" meta:word-count="20022" meta:character-count="99325" meta:non-whitespace-character-count="79982"/>
    <meta:generator>LibreOffice/4.4.5.2$Windows_x86 LibreOffice_project/a22f674fd25a3b6f45bdebf25400ed2adff0ff99</meta:generator>
  </office:meta>
</office:document-meta>
</file>